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layout-cache" manifest:media-type="application/binary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settings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6a5a4" style:font-size-asian="14pt" style:font-weight-asian="normal" style:font-size-complex="14pt" style:font-weight-complex="normal"/>
    </style:style>
    <style:style style:name="P2" style:family="paragraph" style:parent-style-name="Standard">
      <style:paragraph-properties>
        <style:tab-stops>
          <style:tab-stop style:position="0.9cm"/>
          <style:tab-stop style:position="5.048cm"/>
        </style:tab-stops>
      </style:paragraph-properties>
      <style:text-properties officeooo:rsid="0045d824" officeooo:paragraph-rsid="00efad52"/>
    </style:style>
    <style:style style:name="P3" style:family="paragraph" style:parent-style-name="Standard">
      <style:paragraph-properties>
        <style:tab-stops>
          <style:tab-stop style:position="5.048cm"/>
        </style:tab-stops>
      </style:paragraph-properties>
      <style:text-properties officeooo:paragraph-rsid="00ed7ec4"/>
    </style:style>
    <style:style style:name="P4" style:family="paragraph" style:parent-style-name="Standard">
      <style:paragraph-properties>
        <style:tab-stops>
          <style:tab-stop style:position="1.995cm"/>
        </style:tab-stops>
      </style:paragraph-properties>
      <style:text-properties officeooo:rsid="00c94bbb" officeooo:paragraph-rsid="00e5c374"/>
    </style:style>
    <style:style style:name="P5" style:family="paragraph" style:parent-style-name="Standard">
      <style:paragraph-properties>
        <style:tab-stops>
          <style:tab-stop style:position="13.107cm"/>
        </style:tab-stops>
      </style:paragraph-properties>
      <style:text-properties officeooo:rsid="00c94bbb" officeooo:paragraph-rsid="00e5c374"/>
    </style:style>
    <style:style style:name="P6" style:family="paragraph" style:parent-style-name="Standard">
      <style:paragraph-properties>
        <style:tab-stops>
          <style:tab-stop style:position="13.107cm"/>
        </style:tab-stops>
      </style:paragraph-properties>
      <style:text-properties officeooo:rsid="00c94bbb" officeooo:paragraph-rsid="011462cc"/>
    </style:style>
    <style:style style:name="P7" style:family="paragraph" style:parent-style-name="Standard">
      <style:paragraph-properties>
        <style:tab-stops>
          <style:tab-stop style:position="1.995cm"/>
          <style:tab-stop style:position="10.502cm"/>
        </style:tab-stops>
      </style:paragraph-properties>
      <style:text-properties officeooo:rsid="00c94bbb" officeooo:paragraph-rsid="00e5c374"/>
    </style:style>
    <style:style style:name="P8" style:family="paragraph" style:parent-style-name="Standard">
      <style:paragraph-properties>
        <style:tab-stops>
          <style:tab-stop style:position="1.995cm"/>
          <style:tab-stop style:position="10.502cm"/>
        </style:tab-stops>
      </style:paragraph-properties>
      <style:text-properties officeooo:rsid="00c94bbb" officeooo:paragraph-rsid="0118bbae"/>
    </style:style>
    <style:style style:name="P9" style:family="paragraph" style:parent-style-name="Standard">
      <style:paragraph-properties>
        <style:tab-stops>
          <style:tab-stop style:position="1.995cm"/>
        </style:tab-stops>
      </style:paragraph-properties>
      <style:text-properties officeooo:rsid="0110fcb5" officeooo:paragraph-rsid="0110fcb5"/>
    </style:style>
    <style:style style:name="P10" style:family="paragraph" style:parent-style-name="Standard">
      <style:paragraph-properties>
        <style:tab-stops>
          <style:tab-stop style:position="1.995cm"/>
        </style:tab-stops>
      </style:paragraph-properties>
      <style:text-properties officeooo:rsid="01129a7c" officeooo:paragraph-rsid="01129a7c"/>
    </style:style>
    <style:style style:name="P11" style:family="paragraph" style:parent-style-name="Standard">
      <style:paragraph-properties>
        <style:tab-stops>
          <style:tab-stop style:position="1.995cm"/>
        </style:tab-stops>
      </style:paragraph-properties>
      <style:text-properties officeooo:rsid="0113067b" officeooo:paragraph-rsid="0113067b"/>
    </style:style>
    <style:style style:name="P12" style:family="paragraph" style:parent-style-name="Standard">
      <style:paragraph-properties>
        <style:tab-stops>
          <style:tab-stop style:position="1.995cm"/>
          <style:tab-stop style:position="12.009cm"/>
        </style:tab-stops>
      </style:paragraph-properties>
      <style:text-properties officeooo:rsid="0113f056" officeooo:paragraph-rsid="0113f056"/>
    </style:style>
    <style:style style:name="P13" style:family="paragraph" style:parent-style-name="Standard">
      <style:paragraph-properties>
        <style:tab-stops>
          <style:tab-stop style:position="1.995cm"/>
        </style:tab-stops>
      </style:paragraph-properties>
      <style:text-properties officeooo:rsid="011462cc" officeooo:paragraph-rsid="011462cc"/>
    </style:style>
    <style:style style:name="P14" style:family="paragraph" style:parent-style-name="Standard">
      <style:paragraph-properties>
        <style:tab-stops>
          <style:tab-stop style:position="1.995cm"/>
        </style:tab-stops>
      </style:paragraph-properties>
      <style:text-properties officeooo:rsid="0118bbae" officeooo:paragraph-rsid="0118bbae"/>
    </style:style>
    <style:style style:name="P15" style:family="paragraph" style:parent-style-name="Standard">
      <style:paragraph-properties fo:break-before="page">
        <style:tab-stops>
          <style:tab-stop style:position="0.9cm"/>
          <style:tab-stop style:position="5.108cm"/>
        </style:tab-stops>
      </style:paragraph-properties>
      <style:text-properties style:font-name="Arial" fo:font-size="12pt" officeooo:rsid="00108231" officeooo:paragraph-rsid="0110fcb5" style:font-size-asian="12pt"/>
    </style:style>
    <style:style style:name="P16" style:family="paragraph" style:parent-style-name="Standard">
      <loext:graphic-properties draw:fill="none"/>
      <style:paragraph-properties fo:margin-left="0.9cm" fo:margin-right="0cm" fo:text-indent="-0.9cm" style:auto-text-indent="false" fo:background-color="transparent">
        <style:tab-stops>
          <style:tab-stop style:position="11.091cm"/>
        </style:tab-stops>
      </style:paragraph-properties>
      <style:text-properties officeooo:rsid="00fc1088" officeooo:paragraph-rsid="00fc1088"/>
    </style:style>
    <style:style style:name="P17" style:family="paragraph" style:parent-style-name="Standard">
      <loext:graphic-properties draw:fill="none"/>
      <style:paragraph-properties fo:margin-left="0.9cm" fo:margin-right="0cm" fo:text-indent="-0.9cm" style:auto-text-indent="false" fo:background-color="transparent">
        <style:tab-stops>
          <style:tab-stop style:position="11.091cm"/>
        </style:tab-stops>
      </style:paragraph-properties>
      <style:text-properties officeooo:rsid="00fc1088" officeooo:paragraph-rsid="00feb870"/>
    </style:style>
    <style:style style:name="P18" style:family="paragraph" style:parent-style-name="Standard">
      <loext:graphic-properties draw:fill="none"/>
      <style:paragraph-properties fo:margin-left="0.9cm" fo:margin-right="0cm" fo:text-indent="-0.9cm" style:auto-text-indent="false" fo:background-color="transparent">
        <style:tab-stops>
          <style:tab-stop style:position="11.091cm"/>
        </style:tab-stops>
      </style:paragraph-properties>
      <style:text-properties officeooo:rsid="00fc1088" officeooo:paragraph-rsid="00fee847"/>
    </style:style>
    <style:style style:name="P19" style:family="paragraph" style:parent-style-name="Standard">
      <loext:graphic-properties draw:fill="none"/>
      <style:paragraph-properties fo:margin-left="0.9cm" fo:margin-right="0cm" fo:text-indent="-0.9cm" style:auto-text-indent="false" fo:background-color="transparent"/>
      <style:text-properties officeooo:rsid="00fc1088" officeooo:paragraph-rsid="00fee847"/>
    </style:style>
    <style:style style:name="P20" style:family="paragraph" style:parent-style-name="Table_20_Contents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style:text-underline-style="none" fo:font-weight="normal" officeooo:rsid="00e52a42" officeooo:paragraph-rsid="00e52a42" style:font-weight-asian="normal" style:font-weight-complex="normal"/>
    </style:style>
    <style:style style:name="P21" style:family="paragraph" style:parent-style-name="Table_20_Contents">
      <style:paragraph-properties>
        <style:tab-stops>
          <style:tab-stop style:position="10.705cm"/>
        </style:tab-stops>
      </style:paragraph-properties>
      <style:text-properties style:text-underline-style="none" fo:font-weight="normal" officeooo:rsid="00e52a42" officeooo:paragraph-rsid="00e52a42" style:font-weight-asian="normal" style:font-weight-complex="normal"/>
    </style:style>
    <style:style style:name="P22" style:family="paragraph" style:parent-style-name="Table_20_Contents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style:text-underline-style="none" fo:font-weight="normal" officeooo:rsid="0100710a" officeooo:paragraph-rsid="0100710a" style:font-weight-asian="normal" style:font-weight-complex="normal"/>
    </style:style>
    <style:style style:name="P23" style:family="paragraph" style:parent-style-name="Table_20_Contents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  <style:tab-stop style:position="11.072cm"/>
        </style:tab-stops>
      </style:paragraph-properties>
      <style:text-properties style:text-underline-style="none" fo:font-weight="normal" officeooo:rsid="0100710a" officeooo:paragraph-rsid="0100710a" style:font-weight-asian="normal" style:font-weight-complex="normal"/>
    </style:style>
    <style:style style:name="P24" style:family="paragraph" style:parent-style-name="Table_20_Contents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  <style:tab-stop style:position="11.072cm"/>
        </style:tab-stops>
      </style:paragraph-properties>
      <style:text-properties style:text-underline-style="none" fo:font-weight="normal" officeooo:rsid="0100710a" officeooo:paragraph-rsid="0102035f" style:font-weight-asian="normal" style:font-weight-complex="normal"/>
    </style:style>
    <style:style style:name="P25" style:family="paragraph" style:parent-style-name="Table_20_Contents">
      <style:paragraph-properties>
        <style:tab-stops/>
      </style:paragraph-properties>
      <style:text-properties style:text-underline-style="none" fo:font-weight="normal" officeooo:rsid="0100710a" officeooo:paragraph-rsid="0100710a" style:font-weight-asian="normal" style:font-weight-complex="normal"/>
    </style:style>
    <style:style style:name="P26" style:family="paragraph" style:parent-style-name="Table_20_Contents">
      <style:paragraph-properties>
        <style:tab-stops/>
      </style:paragraph-properties>
      <style:text-properties style:text-underline-style="none" fo:font-weight="normal" officeooo:rsid="0100710a" officeooo:paragraph-rsid="010afc7b" style:font-weight-asian="normal" style:font-weight-complex="normal"/>
    </style:style>
    <style:style style:name="P27" style:family="paragraph" style:parent-style-name="Table_20_Contents">
      <style:paragraph-properties>
        <style:tab-stops>
          <style:tab-stop style:position="2.096cm"/>
        </style:tab-stops>
      </style:paragraph-properties>
      <style:text-properties style:text-underline-style="none" fo:font-weight="normal" officeooo:rsid="0100710a" officeooo:paragraph-rsid="0110fcb5" style:font-weight-asian="normal" style:font-weight-complex="normal"/>
    </style:style>
    <style:style style:name="P28" style:family="paragraph" style:parent-style-name="Table_20_Contents">
      <style:paragraph-properties>
        <style:tab-stops>
          <style:tab-stop style:position="8.691cm"/>
        </style:tab-stops>
      </style:paragraph-properties>
      <style:text-properties style:text-underline-style="none" fo:font-weight="normal" officeooo:rsid="0102d7aa" officeooo:paragraph-rsid="0102d7aa" style:font-weight-asian="normal" style:font-weight-complex="normal"/>
    </style:style>
    <style:style style:name="P29" style:family="paragraph" style:parent-style-name="Table_20_Contents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style:text-underline-style="none" fo:font-weight="normal" officeooo:rsid="010d9e86" officeooo:paragraph-rsid="010d9e86" style:font-weight-asian="normal" style:font-weight-complex="normal"/>
    </style:style>
    <style:style style:name="P30" style:family="paragraph" style:parent-style-name="Table_20_Contents">
      <style:paragraph-properties>
        <style:tab-stops>
          <style:tab-stop style:position="2.096cm"/>
        </style:tab-stops>
      </style:paragraph-properties>
      <style:text-properties style:text-underline-style="none" fo:font-weight="normal" officeooo:rsid="0113067b" officeooo:paragraph-rsid="0113f056" style:font-weight-asian="normal" style:font-weight-complex="normal"/>
    </style:style>
    <style:style style:name="P31" style:family="paragraph" style:parent-style-name="Table_20_Contents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fo:font-size="11pt" style:text-underline-style="none" fo:font-weight="normal" officeooo:rsid="010e287c" officeooo:paragraph-rsid="010e287c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>
        <style:tab-stops>
          <style:tab-stop style:position="2.096cm"/>
        </style:tab-stops>
      </style:paragraph-properties>
      <style:text-properties fo:color="#808080" style:text-underline-style="none" fo:font-weight="normal" officeooo:rsid="0100710a" officeooo:paragraph-rsid="0113f056" style:font-weight-asian="normal" style:font-weight-complex="normal"/>
    </style:style>
    <style:style style:name="P33" style:family="paragraph" style:parent-style-name="Standard">
      <style:text-properties style:font-name="Arial" fo:font-size="12pt" officeooo:rsid="00f5e765" officeooo:paragraph-rsid="00e6e326" style:font-size-asian="12pt"/>
    </style:style>
    <style:style style:name="P34" style:family="paragraph" style:parent-style-name="Standard">
      <style:text-properties style:font-name="Arial" fo:font-size="12pt" officeooo:rsid="011b89f4" officeooo:paragraph-rsid="011b89f4" style:font-size-asian="12pt"/>
    </style:style>
    <style:style style:name="P35" style:family="paragraph" style:parent-style-name="Standard">
      <style:paragraph-properties>
        <style:tab-stops>
          <style:tab-stop style:position="1.974cm"/>
        </style:tab-stops>
      </style:paragraph-properties>
      <style:text-properties style:font-name="Arial" fo:font-size="12pt" officeooo:rsid="011b89f4" officeooo:paragraph-rsid="011b89f4" style:font-size-asian="12pt"/>
    </style:style>
    <style:style style:name="P36" style:family="paragraph" style:parent-style-name="Standard">
      <style:paragraph-properties>
        <style:tab-stops>
          <style:tab-stop style:position="16.566cm" style:type="right"/>
        </style:tab-stops>
      </style:paragraph-properties>
      <style:text-properties style:font-name="Arial" fo:font-size="12pt" officeooo:rsid="011b89f4" officeooo:paragraph-rsid="011c929d" style:font-size-asian="12pt"/>
    </style:style>
    <style:style style:name="P37" style:family="paragraph" style:parent-style-name="Standard">
      <style:paragraph-properties>
        <style:tab-stops>
          <style:tab-stop style:position="16.607cm" style:type="right"/>
        </style:tab-stops>
      </style:paragraph-properties>
      <style:text-properties style:font-name="Arial" fo:font-size="12pt" officeooo:rsid="011b89f4" officeooo:paragraph-rsid="011c929d" style:font-size-asian="12pt"/>
    </style:style>
    <style:style style:name="P38" style:family="paragraph" style:parent-style-name="Standard">
      <style:paragraph-properties>
        <style:tab-stops>
          <style:tab-stop style:position="16.709cm" style:type="right"/>
        </style:tab-stops>
      </style:paragraph-properties>
      <style:text-properties style:font-name="Arial" fo:font-size="12pt" officeooo:rsid="011b89f4" officeooo:paragraph-rsid="011c929d" style:font-size-asian="12pt"/>
    </style:style>
    <style:style style:name="P39" style:family="paragraph" style:parent-style-name="Standard">
      <style:text-properties style:font-name="Arial" fo:font-size="12pt" officeooo:rsid="011c929d" officeooo:paragraph-rsid="011c929d" style:font-size-asian="12pt"/>
    </style:style>
    <style:style style:name="P40" style:family="paragraph" style:parent-style-name="Standard">
      <style:paragraph-properties>
        <style:tab-stops>
          <style:tab-stop style:position="0.9cm"/>
          <style:tab-stop style:position="5.108cm"/>
        </style:tab-stops>
      </style:paragraph-properties>
      <style:text-properties style:font-name="Arial" fo:font-size="12pt" officeooo:rsid="00108231" officeooo:paragraph-rsid="00ec08d7" style:font-size-asian="12pt"/>
    </style:style>
    <style:style style:name="P41" style:family="paragraph" style:parent-style-name="Standard">
      <style:paragraph-properties>
        <style:tab-stops>
          <style:tab-stop style:position="1.995cm"/>
        </style:tab-stops>
      </style:paragraph-properties>
      <style:text-properties style:text-position="0% 100%" style:font-name="Liberation Serif" fo:font-size="14pt" style:text-underline-style="none" fo:font-weight="normal" officeooo:rsid="00e52a42" officeooo:paragraph-rsid="00e5c374" style:font-name-asian="SimSun" style:font-size-asian="14pt" style:font-weight-asian="normal" style:font-name-complex="Arial2" style:font-size-complex="14pt" style:font-weight-complex="normal"/>
    </style:style>
    <style:style style:name="P42" style:family="paragraph" style:parent-style-name="Standard">
      <style:text-properties fo:color="#808080" style:font-name="Arial" fo:font-size="10pt" officeooo:rsid="011b89f4" officeooo:paragraph-rsid="011c929d" style:font-size-asian="10pt" style:font-size-complex="10pt"/>
    </style:style>
    <style:style style:name="P43" style:family="paragraph" style:parent-style-name="Standard">
      <style:text-properties fo:color="#808080" style:font-name="Arial" fo:font-size="10pt" officeooo:rsid="011b89f4" officeooo:paragraph-rsid="011e16fe" style:font-size-asian="10pt" style:font-size-complex="10pt"/>
    </style:style>
    <style:style style:name="P44" style:family="paragraph" style:parent-style-name="Standard">
      <style:text-properties fo:color="#808080" style:font-name="Arial" fo:font-size="10pt" officeooo:rsid="011b89f4" officeooo:paragraph-rsid="01206f6e" style:font-size-asian="10pt" style:font-size-complex="10pt"/>
    </style:style>
    <style:style style:name="P45" style:family="paragraph" style:parent-style-name="Standard">
      <style:text-properties fo:color="#000000" style:font-name="Arial" fo:font-size="12pt" officeooo:rsid="011e16fe" officeooo:paragraph-rsid="011e16fe" style:font-size-asian="10.5pt" style:font-size-complex="12pt"/>
    </style:style>
    <style:style style:name="P46" style:family="paragraph" style:parent-style-name="Standard">
      <style:text-properties fo:color="#000000" style:font-name="Arial" fo:font-size="12pt" officeooo:rsid="01218e2e" officeooo:paragraph-rsid="01218e2e" style:font-size-asian="10.5pt" style:font-size-complex="12pt"/>
    </style:style>
    <style:style style:name="P47" style:family="paragraph" style:parent-style-name="Standard">
      <style:text-properties fo:color="#000000" style:font-name="Arial" fo:font-size="12pt" officeooo:rsid="0121f920" officeooo:paragraph-rsid="0121f920" style:font-size-asian="10.5pt" style:font-size-complex="12pt"/>
    </style:style>
    <style:style style:name="P48" style:family="paragraph" style:parent-style-name="Standard">
      <style:text-properties fo:color="#000000" style:font-name="Arial" fo:font-size="12pt" officeooo:rsid="011b89f4" officeooo:paragraph-rsid="01218e2e" style:font-size-asian="12pt" style:font-size-complex="12pt"/>
    </style:style>
    <style:style style:name="P49" style:family="paragraph" style:parent-style-name="Standard">
      <style:text-properties fo:color="#009933" style:font-name="Arial" fo:font-size="10pt" officeooo:rsid="011c929d" officeooo:paragraph-rsid="011c929d" style:font-size-asian="10pt" style:font-size-complex="10pt"/>
    </style:style>
    <style:style style:name="P50" style:family="paragraph" style:parent-style-name="Standard">
      <style:paragraph-properties>
        <style:tab-stops>
          <style:tab-stop style:position="16.607cm" style:type="right"/>
        </style:tab-stops>
      </style:paragraph-properties>
      <style:text-properties fo:color="#009933" style:font-name="Arial" fo:font-size="10pt" officeooo:rsid="011c929d" officeooo:paragraph-rsid="011e98eb" style:font-size-asian="10pt" style:font-size-complex="10pt"/>
    </style:style>
    <style:style style:name="P51" style:family="paragraph" style:parent-style-name="Standard">
      <style:paragraph-properties>
        <style:tab-stops>
          <style:tab-stop style:position="16.607cm" style:type="right"/>
        </style:tab-stops>
      </style:paragraph-properties>
      <style:text-properties fo:color="#009933" style:font-name="Arial" fo:font-size="10pt" officeooo:rsid="011c929d" officeooo:paragraph-rsid="01206f6e" style:font-size-asian="10pt" style:font-size-complex="10pt"/>
    </style:style>
    <style:style style:name="P52" style:family="paragraph" style:parent-style-name="Standard">
      <loext:graphic-properties draw:fill="none"/>
      <style:paragraph-properties fo:margin-left="0.9cm" fo:margin-right="0cm" fo:text-indent="-0.9cm" style:auto-text-indent="false" fo:background-color="transparent"/>
      <style:text-properties style:font-name="Arial" officeooo:rsid="00e515f2" officeooo:paragraph-rsid="00e47839" style:font-name-asian="Symbol" style:font-name-complex="Symbol"/>
    </style:style>
    <style:style style:name="P53" style:family="paragraph" style:parent-style-name="Standard">
      <loext:graphic-properties draw:fill="none"/>
      <style:paragraph-properties fo:margin-left="0.9cm" fo:margin-right="0cm" fo:text-indent="-0.9cm" style:auto-text-indent="false" fo:background-color="transparent"/>
      <style:text-properties style:font-name="Arial" officeooo:rsid="00fc1088" officeooo:paragraph-rsid="00fc1088" style:font-name-asian="Symbol" style:font-name-complex="Symbol"/>
    </style:style>
    <style:style style:name="P54" style:family="paragraph" style:parent-style-name="Standard">
      <style:paragraph-properties fo:break-before="page">
        <style:tab-stops>
          <style:tab-stop style:position="0.9cm"/>
          <style:tab-stop style:position="5.108cm"/>
        </style:tab-stops>
      </style:paragraph-properties>
      <style:text-properties style:font-name="Arial" fo:font-size="12pt" officeooo:rsid="00108231" officeooo:paragraph-rsid="00ec08d7" style:font-size-asian="12pt"/>
    </style:style>
    <style:style style:name="P55" style:family="paragraph" style:parent-style-name="Table_20_Contents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style:text-position="0% 100%" style:font-name="Liberation Serif1" fo:font-size="14pt" style:text-underline-style="none" fo:font-weight="normal" officeooo:rsid="0006a5a4" officeooo:paragraph-rsid="00e52a42" style:font-name-asian="SimSun" style:font-size-asian="14pt" style:font-weight-asian="normal" style:font-name-complex="Arial2" style:font-size-complex="14pt" style:font-weight-complex="normal"/>
    </style:style>
    <style:style style:name="P56" style:family="paragraph" style:parent-style-name="Table_20_Contents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  <style:tab-stop style:position="11.072cm"/>
        </style:tab-stops>
      </style:paragraph-properties>
      <style:text-properties style:text-position="0% 100%" style:font-name="Liberation Serif1" fo:font-size="14pt" style:text-underline-style="none" fo:font-weight="normal" officeooo:rsid="0100710a" officeooo:paragraph-rsid="0100710a" style:font-name-asian="SimSun" style:font-size-asian="14pt" style:font-weight-asian="normal" style:font-name-complex="Arial2" style:font-size-complex="14pt" style:font-weight-complex="normal"/>
    </style:style>
    <style:style style:name="P57" style:family="paragraph" style:parent-style-name="Table_20_Contents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  <style:tab-stop style:position="11.072cm"/>
        </style:tab-stops>
      </style:paragraph-properties>
      <style:text-properties style:text-position="0% 100%" style:font-name="Liberation Serif1" fo:font-size="14pt" style:text-underline-style="none" fo:font-weight="normal" officeooo:rsid="0102d7aa" officeooo:paragraph-rsid="0102d7aa" style:font-name-asian="SimSun" style:font-size-asian="14pt" style:font-weight-asian="normal" style:font-name-complex="Arial2" style:font-size-complex="14pt" style:font-weight-complex="normal"/>
    </style:style>
    <style:style style:name="P58" style:family="paragraph" style:parent-style-name="Table_20_Contents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style:text-position="0% 100%" style:font-name="Liberation Serif1" fo:font-size="14pt" style:text-underline-style="none" fo:font-weight="normal" officeooo:rsid="010afc7b" officeooo:paragraph-rsid="010afc7b" style:font-name-asian="SimSun" style:font-size-asian="14pt" style:font-weight-asian="normal" style:font-name-complex="Arial2" style:font-size-complex="14pt" style:font-weight-complex="normal"/>
    </style:style>
    <style:style style:name="P59" style:family="paragraph" style:parent-style-name="Table_20_Contents">
      <style:paragraph-properties>
        <style:tab-stops>
          <style:tab-stop style:position="2.096cm"/>
        </style:tab-stops>
      </style:paragraph-properties>
      <style:text-properties style:text-position="0% 100%" style:font-name="Liberation Serif1" fo:font-size="14pt" style:text-underline-style="none" fo:font-weight="normal" officeooo:rsid="0110fcb5" officeooo:paragraph-rsid="0113f056" style:font-name-asian="SimSun" style:font-size-asian="14pt" style:font-weight-asian="normal" style:font-name-complex="Arial2" style:font-size-complex="14pt" style:font-weight-complex="normal"/>
    </style:style>
    <style:style style:name="P60" style:family="paragraph" style:parent-style-name="Table_20_Contents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  <style:tab-stop style:position="11.072cm"/>
        </style:tab-stops>
      </style:paragraph-properties>
      <style:text-properties style:text-position="0% 100%" style:font-name="Liberation Serif1" fo:font-size="11pt" style:text-underline-style="none" fo:font-weight="normal" officeooo:rsid="010e287c" officeooo:paragraph-rsid="010e287c" style:font-name-asian="SimSun" style:font-size-asian="11pt" style:font-weight-asian="normal" style:font-name-complex="Arial2" style:font-size-complex="11pt" style:font-weight-complex="normal"/>
    </style:style>
    <style:style style:name="T1" style:family="text">
      <style:text-properties officeooo:rsid="00de972b"/>
    </style:style>
    <style:style style:name="T2" style:family="text">
      <style:text-properties style:text-position="0% 100%" style:font-name="Arial" fo:font-size="14pt" style:text-underline-style="solid" style:text-underline-width="auto" style:text-underline-color="font-color" fo:font-weight="bold" style:font-name-asian="SimSun" style:font-size-asian="14pt" style:font-weight-asian="bold" style:font-name-complex="Arial2" style:font-size-complex="14pt" style:font-weight-complex="bold"/>
    </style:style>
    <style:style style:name="T3" style:family="text">
      <style:text-properties style:text-position="0% 100%" style:font-name="Arial" fo:font-size="14pt" style:text-underline-style="solid" style:text-underline-width="auto" style:text-underline-color="font-color" fo:font-weight="bold" officeooo:rsid="00108231" style:font-name-asian="SimSun" style:font-size-asian="14pt" style:font-weight-asian="bold" style:font-name-complex="Arial2" style:font-size-complex="14pt" style:font-weight-complex="bold"/>
    </style:style>
    <style:style style:name="T4" style:family="text">
      <style:text-properties style:text-position="0% 100%" style:font-name="Arial" fo:font-size="14pt" style:text-underline-style="solid" style:text-underline-width="auto" style:text-underline-color="font-color" fo:font-weight="bold" officeooo:rsid="0006a5a4" style:font-name-asian="SimSun" style:font-size-asian="14pt" style:font-weight-asian="bold" style:font-name-complex="Arial2" style:font-size-complex="14pt" style:font-weight-complex="bold"/>
    </style:style>
    <style:style style:name="T5" style:family="text">
      <style:text-properties style:text-position="0% 100%" style:font-name="Arial" fo:font-size="14pt" style:text-underline-style="solid" style:text-underline-width="auto" style:text-underline-color="font-color" fo:font-weight="bold" officeooo:rsid="00a07d8e" style:font-name-asian="SimSun" style:font-size-asian="14pt" style:font-weight-asian="bold" style:font-name-complex="Arial2" style:font-size-complex="14pt" style:font-weight-complex="bold"/>
    </style:style>
    <style:style style:name="T6" style:family="text">
      <style:text-properties style:text-position="0% 100%" style:font-name="Arial" fo:font-size="12pt" style:text-underline-style="none" fo:font-weight="normal" style:font-name-asian="SimSun" style:font-size-asian="10.5pt" style:font-weight-asian="normal" style:font-name-complex="Arial2" style:font-size-complex="12pt" style:font-weight-complex="normal"/>
    </style:style>
    <style:style style:name="T7" style:family="text">
      <style:text-properties style:text-position="0% 100%" style:font-name="Arial" fo:font-size="12pt" style:text-underline-style="none" fo:font-weight="normal" officeooo:rsid="0006a5a4" style:font-name-asian="SimSun" style:font-size-asian="10.5pt" style:font-weight-asian="normal" style:font-name-complex="Arial2" style:font-size-complex="12pt" style:font-weight-complex="normal"/>
    </style:style>
    <style:style style:name="T8" style:family="text">
      <style:text-properties style:text-position="0% 100%" style:font-name="Arial" fo:font-size="12pt" style:text-underline-style="none" fo:font-weight="normal" officeooo:rsid="00e5c374" style:font-name-asian="SimSun" style:font-size-asian="10.5pt" style:font-weight-asian="normal" style:font-name-complex="Arial2" style:font-size-complex="12pt" style:font-weight-complex="normal"/>
    </style:style>
    <style:style style:name="T9" style:family="text">
      <style:text-properties style:text-position="0% 100%" style:font-name="Arial" fo:font-size="10pt" style:text-underline-style="none" fo:font-weight="normal" officeooo:rsid="0006a5a4" style:font-name-asian="SimSun" style:font-size-asian="10pt" style:font-weight-asian="normal" style:font-name-complex="Arial2" style:font-size-complex="10pt" style:font-weight-complex="normal"/>
    </style:style>
    <style:style style:name="T10" style:family="text">
      <style:text-properties style:text-position="0% 100%" style:font-name="Liberation Serif1" fo:font-size="14pt" style:font-name-asian="SimSun" style:font-size-asian="14pt" style:font-name-complex="Arial2" style:font-size-complex="14pt"/>
    </style:style>
    <style:style style:name="T11" style:family="text">
      <style:text-properties style:text-position="0% 100%" style:font-name="Liberation Serif1" fo:font-size="14pt" officeooo:rsid="0006a5a4" style:font-name-asian="SimSun" style:font-size-asian="14pt" style:font-name-complex="Arial2" style:font-size-complex="14pt"/>
    </style:style>
    <style:style style:name="T12" style:family="text">
      <style:text-properties style:text-position="0% 100%" style:font-name="Liberation Serif1" fo:font-size="14pt" officeooo:rsid="010afc7b" style:font-name-asian="SimSun" style:font-size-asian="14pt" style:font-name-complex="Arial2" style:font-size-complex="14pt"/>
    </style:style>
    <style:style style:name="T13" style:family="text">
      <style:text-properties style:text-position="0% 100%" style:font-name="Liberation Serif1" fo:font-size="14pt" officeooo:rsid="010c54ad" style:font-name-asian="SimSun" style:font-size-asian="14pt" style:font-name-complex="Arial2" style:font-size-complex="14pt"/>
    </style:style>
    <style:style style:name="T14" style:family="text">
      <style:text-properties style:text-position="0% 100%" style:font-name="Liberation Serif1" fo:font-size="14pt" officeooo:rsid="0110fcb5" style:font-name-asian="SimSun" style:font-size-asian="14pt" style:font-name-complex="Arial2" style:font-size-complex="14pt"/>
    </style:style>
    <style:style style:name="T15" style:family="text">
      <style:text-properties style:text-position="0% 100%" style:font-name="Liberation Serif1" fo:font-size="14pt" officeooo:rsid="0113067b" style:font-name-asian="SimSun" style:font-size-asian="14pt" style:font-name-complex="Arial2" style:font-size-complex="14pt"/>
    </style:style>
    <style:style style:name="T16" style:family="text">
      <style:text-properties style:text-position="0% 100%" style:font-name="Liberation Serif1" fo:font-size="14pt" officeooo:rsid="011348e9" style:font-name-asian="SimSun" style:font-size-asian="14pt" style:font-name-complex="Arial2" style:font-size-complex="14pt"/>
    </style:style>
    <style:style style:name="T17" style:family="text">
      <style:text-properties style:text-position="0% 100%" style:font-name="Liberation Serif1" fo:font-size="14pt" officeooo:rsid="0113f056" style:font-name-asian="SimSun" style:font-size-asian="14pt" style:font-name-complex="Arial2" style:font-size-complex="14pt"/>
    </style:style>
    <style:style style:name="T18" style:family="text">
      <style:text-properties style:text-position="0% 100%" style:font-name="Liberation Serif1" fo:font-size="14pt" style:text-underline-style="solid" style:text-underline-width="auto" style:text-underline-color="font-color" fo:font-weight="bold" officeooo:rsid="0113067b" style:font-name-asian="SimSun" style:font-size-asian="14pt" style:font-weight-asian="bold" style:font-name-complex="Arial2" style:font-size-complex="14pt" style:font-weight-complex="bold"/>
    </style:style>
    <style:style style:name="T19" style:family="text">
      <style:text-properties style:text-position="0% 100%" style:font-name="Liberation Serif1" style:font-name-asian="SimSun" style:font-name-complex="Arial2"/>
    </style:style>
    <style:style style:name="T20" style:family="text">
      <style:text-properties style:text-position="0% 100%" style:font-name="Liberation Serif1" officeooo:rsid="0006a5a4" style:font-name-asian="SimSun" style:font-name-complex="Arial2"/>
    </style:style>
    <style:style style:name="T21" style:family="text">
      <style:text-properties style:text-position="0% 100%" fo:font-size="14pt" style:text-underline-style="solid" style:text-underline-width="auto" style:text-underline-color="font-color" fo:font-weight="bold" style:font-name-asian="SimSun" style:font-size-asian="14pt" style:font-weight-asian="bold" style:font-name-complex="Arial2" style:font-size-complex="14pt" style:font-weight-complex="bold"/>
    </style:style>
    <style:style style:name="T22" style:family="text">
      <style:text-properties style:text-position="0% 100%" fo:font-size="14pt" style:text-underline-style="solid" style:text-underline-width="auto" style:text-underline-color="font-color" fo:font-weight="bold" officeooo:rsid="001930a9" style:font-name-asian="SimSun" style:font-size-asian="14pt" style:font-weight-asian="bold" style:font-name-complex="Arial2" style:font-size-complex="14pt" style:font-weight-complex="bold"/>
    </style:style>
    <style:style style:name="T23" style:family="text">
      <style:text-properties style:text-position="0% 100%" fo:font-size="14pt" style:text-underline-style="solid" style:text-underline-width="auto" style:text-underline-color="font-color" fo:font-weight="bold" officeooo:rsid="00e6e326" style:font-name-asian="SimSun" style:font-size-asian="14pt" style:font-weight-asian="bold" style:font-name-complex="Arial2" style:font-size-complex="14pt" style:font-weight-complex="bold"/>
    </style:style>
    <style:style style:name="T24" style:family="text">
      <style:text-properties style:text-position="0% 100%" fo:font-size="14pt" style:text-underline-style="solid" style:text-underline-width="auto" style:text-underline-color="font-color" fo:font-weight="bold" officeooo:rsid="0110fcb5" style:font-name-asian="SimSun" style:font-size-asian="14pt" style:font-weight-asian="bold" style:font-name-complex="Arial2" style:font-size-complex="14pt" style:font-weight-complex="bold"/>
    </style:style>
    <style:style style:name="T25" style:family="text">
      <style:text-properties style:text-position="0% 100%" style:text-underline-style="none" fo:font-weight="normal" officeooo:rsid="00e6e326" style:font-name-asian="SimSun" style:font-size-asian="10.5pt" style:font-weight-asian="normal" style:font-name-complex="Arial2" style:font-size-complex="12pt" style:font-weight-complex="normal"/>
    </style:style>
    <style:style style:name="T26" style:family="text">
      <style:text-properties style:text-position="0% 100%" style:text-underline-style="none" fo:font-weight="normal" officeooo:rsid="00e5c374" style:font-name-asian="SimSun" style:font-size-asian="10.5pt" style:font-weight-asian="normal" style:font-name-complex="Arial2" style:font-size-complex="12pt" style:font-weight-complex="normal"/>
    </style:style>
    <style:style style:name="T27" style:family="text">
      <style:text-properties style:text-position="0% 100%" officeooo:rsid="011e98eb"/>
    </style:style>
    <style:style style:name="T28" style:family="text">
      <style:text-properties style:text-position="sub 58%" style:font-name="Liberation Serif1" fo:font-size="14pt" style:font-name-asian="SimSun" style:font-size-asian="14pt" style:font-name-complex="Arial2" style:font-size-complex="14pt"/>
    </style:style>
    <style:style style:name="T29" style:family="text">
      <style:text-properties style:text-position="sub 58%" style:font-name="Liberation Serif1" fo:font-size="14pt" officeooo:rsid="0006a5a4" style:font-name-asian="SimSun" style:font-size-asian="14pt" style:font-name-complex="Arial2" style:font-size-complex="14pt"/>
    </style:style>
    <style:style style:name="T30" style:family="text">
      <style:text-properties style:text-position="sub 58%" style:font-name="Liberation Serif1" fo:font-size="14pt" officeooo:rsid="010afc7b" style:font-name-asian="SimSun" style:font-size-asian="14pt" style:font-name-complex="Arial2" style:font-size-complex="14pt"/>
    </style:style>
    <style:style style:name="T31" style:family="text">
      <style:text-properties style:text-position="sub 58%" style:font-name="Liberation Serif1" fo:font-size="14pt" officeooo:rsid="010c54ad" style:font-name-asian="SimSun" style:font-size-asian="14pt" style:font-name-complex="Arial2" style:font-size-complex="14pt"/>
    </style:style>
    <style:style style:name="T32" style:family="text">
      <style:text-properties style:text-position="sub 58%" officeooo:rsid="011e16fe"/>
    </style:style>
    <style:style style:name="T33" style:family="text">
      <style:text-properties style:text-position="sub 58%" officeooo:rsid="011e98eb"/>
    </style:style>
    <style:style style:name="T34" style:family="text">
      <style:text-properties style:font-name="Arial" style:font-name-asian="Symbol" style:font-name-complex="Symbol"/>
    </style:style>
    <style:style style:name="T35" style:family="text">
      <style:text-properties style:font-name="Arial" officeooo:rsid="00fdd652" style:font-name-asian="Symbol" style:font-name-complex="Symbol"/>
    </style:style>
    <style:style style:name="T36" style:family="text">
      <style:text-properties style:font-name="Arial" officeooo:rsid="00feb870" style:font-name-asian="Symbol" style:font-name-complex="Symbol"/>
    </style:style>
    <style:style style:name="T37" style:family="text">
      <style:text-properties style:font-name="Arial" officeooo:rsid="00fee847" style:font-name-asian="Symbol" style:font-name-complex="Symbol"/>
    </style:style>
    <style:style style:name="T38" style:family="text">
      <style:text-properties fo:color="#808080"/>
    </style:style>
    <style:style style:name="T39" style:family="text">
      <style:text-properties fo:color="#808080" style:text-position="0% 100%" style:font-name="Arial" fo:font-size="10pt" style:text-underline-style="none" fo:font-weight="normal" officeooo:rsid="00c94bbb" style:font-name-asian="SimSun" style:font-size-asian="10pt" style:font-weight-asian="normal" style:font-name-complex="Arial2" style:font-size-complex="10pt" style:font-weight-complex="normal"/>
    </style:style>
    <style:style style:name="T40" style:family="text">
      <style:text-properties fo:color="#808080" style:text-position="0% 100%" style:font-name="Arial" fo:font-size="10pt" style:text-underline-style="none" fo:font-weight="normal" officeooo:rsid="00e5c374" style:font-name-asian="SimSun" style:font-size-asian="10pt" style:font-weight-asian="normal" style:font-name-complex="Arial2" style:font-size-complex="10pt" style:font-weight-complex="normal"/>
    </style:style>
    <style:style style:name="T41" style:family="text">
      <style:text-properties fo:color="#808080" style:text-position="0% 100%" style:font-name="Arial" fo:font-size="10pt" style:text-underline-style="none" fo:font-weight="normal" officeooo:rsid="00fc1088" style:font-name-asian="SimSun" style:font-size-asian="10pt" style:font-weight-asian="normal" style:font-name-complex="Arial2" style:font-size-complex="10pt" style:font-weight-complex="normal"/>
    </style:style>
    <style:style style:name="T42" style:family="text">
      <style:text-properties fo:color="#808080" style:text-position="0% 100%" style:font-name="Arial" fo:font-size="10pt" style:text-underline-style="none" fo:font-weight="normal" officeooo:rsid="00feeff6" style:font-name-asian="SimSun" style:font-size-asian="10pt" style:font-weight-asian="normal" style:font-name-complex="Arial2" style:font-size-complex="10pt" style:font-weight-complex="normal"/>
    </style:style>
    <style:style style:name="T43" style:family="text">
      <style:text-properties fo:color="#808080" style:text-position="0% 100%" style:font-name="Arial" fo:font-size="14pt" officeooo:rsid="01092319" style:font-name-asian="OpenSymbol1" style:font-size-asian="14pt" style:font-name-complex="OpenSymbol1" style:font-size-complex="14pt"/>
    </style:style>
    <style:style style:name="T44" style:family="text">
      <style:text-properties fo:color="#808080" style:text-position="0% 100%" fo:font-size="10pt" style:text-underline-style="none" fo:font-weight="normal" officeooo:rsid="00c94bbb" style:font-name-asian="SimSun" style:font-size-asian="10pt" style:font-weight-asian="normal" style:font-name-complex="Arial2" style:font-size-complex="10pt" style:font-weight-complex="normal"/>
    </style:style>
    <style:style style:name="T45" style:family="text">
      <style:text-properties fo:color="#808080" style:text-position="0% 100%" fo:font-size="10pt" style:text-underline-style="none" fo:font-weight="normal" officeooo:rsid="00e5c374" style:font-name-asian="SimSun" style:font-size-asian="10pt" style:font-weight-asian="normal" style:font-name-complex="Arial2" style:font-size-complex="10pt" style:font-weight-complex="normal"/>
    </style:style>
    <style:style style:name="T46" style:family="text">
      <style:text-properties fo:color="#808080" style:text-position="0% 100%" fo:font-size="10pt" style:text-underline-style="none" fo:font-weight="normal" officeooo:rsid="0110fcb5" style:font-name-asian="SimSun" style:font-size-asian="10pt" style:font-weight-asian="normal" style:font-name-complex="Arial2" style:font-size-complex="10pt" style:font-weight-complex="normal"/>
    </style:style>
    <style:style style:name="T47" style:family="text">
      <style:text-properties fo:color="#808080" style:text-position="0% 100%" fo:font-size="10pt" style:text-underline-style="none" fo:font-weight="normal" officeooo:rsid="01194a5a" style:font-name-asian="SimSun" style:font-size-asian="10pt" style:font-weight-asian="normal" style:font-name-complex="Arial2" style:font-size-complex="10pt" style:font-weight-complex="normal"/>
    </style:style>
    <style:style style:name="T48" style:family="text">
      <style:text-properties fo:color="#808080" style:text-position="0% 100%" style:font-name="Liberation Serif1" fo:font-size="14pt" style:font-name-asian="SimSun" style:font-size-asian="14pt" style:font-name-complex="Arial2" style:font-size-complex="14pt"/>
    </style:style>
    <style:style style:name="T49" style:family="text">
      <style:text-properties fo:color="#808080" style:text-position="0% 100%" style:font-name="Liberation Serif1" fo:font-size="14pt" officeooo:rsid="010ce4fa" style:font-name-asian="SimSun" style:font-size-asian="14pt" style:font-name-complex="Arial2" style:font-size-complex="14pt"/>
    </style:style>
    <style:style style:name="T50" style:family="text">
      <style:text-properties fo:color="#808080" style:text-position="0% 100%" style:font-name="Liberation Serif1" fo:font-size="11pt" style:font-name-asian="SimSun" style:font-size-asian="11pt" style:font-name-complex="Arial2" style:font-size-complex="11pt"/>
    </style:style>
    <style:style style:name="T51" style:family="text">
      <style:text-properties fo:color="#808080" style:text-position="0% 100%" style:font-name="Liberation Serif1" fo:font-size="11pt" officeooo:rsid="0102d7aa" style:font-name-asian="SimSun" style:font-size-asian="11pt" style:font-name-complex="Arial2" style:font-size-complex="11pt"/>
    </style:style>
    <style:style style:name="T52" style:family="text">
      <style:text-properties fo:color="#808080" style:text-position="0% 100%" style:font-name="Liberation Serif1" fo:font-size="11pt" officeooo:rsid="0006a5a4" style:font-name-asian="SimSun" style:font-size-asian="11pt" style:font-name-complex="Arial2" style:font-size-complex="11pt"/>
    </style:style>
    <style:style style:name="T53" style:family="text">
      <style:text-properties fo:color="#808080" style:text-position="0% 100%" style:font-name="Liberation Serif1" fo:font-size="11pt" officeooo:rsid="010ce4fa" style:font-name-asian="SimSun" style:font-size-asian="11pt" style:font-name-complex="Arial2" style:font-size-complex="11pt"/>
    </style:style>
    <style:style style:name="T54" style:family="text">
      <style:text-properties fo:color="#808080" style:text-position="0% 100%" style:font-name="Liberation Serif1" fo:font-size="11pt" officeooo:rsid="010d9e86" style:font-name-asian="SimSun" style:font-size-asian="11pt" style:font-name-complex="Arial2" style:font-size-complex="11pt"/>
    </style:style>
    <style:style style:name="T55" style:family="text">
      <style:text-properties fo:color="#808080" style:text-position="0% 100%" style:font-name="Liberation Serif1" fo:font-size="11pt" officeooo:rsid="0110fcb5" style:font-name-asian="SimSun" style:font-size-asian="11pt" style:font-name-complex="Arial2" style:font-size-complex="11pt"/>
    </style:style>
    <style:style style:name="T56" style:family="text">
      <style:text-properties fo:color="#808080" style:text-position="0% 100%" style:font-name="OpenSymbol1" fo:font-size="14pt" officeooo:rsid="01092319" style:font-name-asian="OpenSymbol1" style:font-size-asian="14pt" style:font-name-complex="OpenSymbol1" style:font-size-complex="14pt"/>
    </style:style>
    <style:style style:name="T57" style:family="text">
      <style:text-properties fo:color="#808080" fo:font-size="10pt" style:font-size-asian="10pt" style:font-size-complex="10pt"/>
    </style:style>
    <style:style style:name="T58" style:family="text">
      <style:text-properties fo:color="#808080" fo:font-size="10pt" officeooo:rsid="01164495" style:font-size-asian="10pt" style:font-size-complex="10pt"/>
    </style:style>
    <style:style style:name="T59" style:family="text">
      <style:text-properties fo:color="#808080" fo:font-size="10pt" officeooo:rsid="0117ef46" style:font-size-asian="10pt" style:font-size-complex="10pt"/>
    </style:style>
    <style:style style:name="T60" style:family="text">
      <style:text-properties fo:color="#808080" fo:font-size="10pt" officeooo:rsid="0118bbae" style:font-size-asian="10pt" style:font-size-complex="10pt"/>
    </style:style>
    <style:style style:name="T61" style:family="text">
      <style:text-properties fo:color="#808080" fo:font-size="10pt" officeooo:rsid="011cf810" style:font-size-asian="10pt" style:font-size-complex="10pt"/>
    </style:style>
    <style:style style:name="T62" style:family="text">
      <style:text-properties fo:color="#808080" style:font-name="Arial" style:font-name-asian="Symbol" style:font-name-complex="Symbol"/>
    </style:style>
    <style:style style:name="T63" style:family="text">
      <style:text-properties fo:color="#808080" style:font-name="Arial" officeooo:rsid="00feb870" style:font-name-asian="Symbol" style:font-name-complex="Symbol"/>
    </style:style>
    <style:style style:name="T64" style:family="text">
      <style:text-properties fo:color="#808080" style:font-name="Arial" officeooo:rsid="00fee847" style:font-name-asian="Symbol" style:font-name-complex="Symbol"/>
    </style:style>
    <style:style style:name="T65" style:family="text">
      <style:text-properties fo:color="#808080" style:font-name="Symbol" officeooo:rsid="00feb870" style:font-name-asian="Symbol" style:font-name-complex="Symbol"/>
    </style:style>
    <style:style style:name="T66" style:family="text">
      <style:text-properties fo:color="#808080" style:text-position="sub 58%" style:font-name="Liberation Serif1" fo:font-size="11pt" officeooo:rsid="010d9e86" style:font-name-asian="SimSun" style:font-size-asian="11pt" style:font-name-complex="Arial2" style:font-size-complex="11pt"/>
    </style:style>
    <style:style style:name="T67" style:family="text">
      <style:text-properties fo:color="#808080" style:text-position="sub 58%" fo:font-size="11pt" officeooo:rsid="011462cc" style:font-size-asian="11pt" style:font-size-complex="11pt"/>
    </style:style>
    <style:style style:name="T68" style:family="text">
      <style:text-properties fo:color="#808080" style:text-position="sub 58%" fo:font-size="10pt" officeooo:rsid="0117ef46" style:font-size-asian="10pt" style:font-size-complex="10pt"/>
    </style:style>
    <style:style style:name="T69" style:family="text">
      <style:text-properties fo:color="#808080" fo:font-size="11pt" style:font-size-asian="11pt" style:font-size-complex="11pt"/>
    </style:style>
    <style:style style:name="T70" style:family="text">
      <style:text-properties fo:color="#808080" fo:font-size="11pt" officeooo:rsid="011462cc" style:font-size-asian="11pt" style:font-size-complex="11pt"/>
    </style:style>
    <style:style style:name="T71" style:family="text">
      <style:text-properties fo:color="#808080" fo:font-size="11pt" officeooo:rsid="0113067b" style:font-size-asian="11pt" style:font-size-complex="11pt"/>
    </style:style>
    <style:style style:name="T72" style:family="text">
      <style:text-properties fo:color="#808080" fo:font-size="11pt" officeooo:rsid="0117ef46" style:font-size-asian="11pt" style:font-size-complex="11pt"/>
    </style:style>
    <style:style style:name="T73" style:family="text">
      <style:text-properties fo:color="#808080" fo:font-size="11pt" officeooo:rsid="0118bbae" style:font-size-asian="11pt" style:font-size-complex="11pt"/>
    </style:style>
    <style:style style:name="T74" style:family="text">
      <style:text-properties fo:color="#808080" fo:font-size="11pt" officeooo:rsid="01194a5a" style:font-size-asian="11pt" style:font-size-complex="11pt"/>
    </style:style>
    <style:style style:name="T75" style:family="text">
      <style:text-properties fo:color="#808080" officeooo:rsid="0118bbae"/>
    </style:style>
    <style:style style:name="T76" style:family="text">
      <style:text-properties fo:color="#808080" officeooo:rsid="01218e2e"/>
    </style:style>
    <style:style style:name="T77" style:family="text">
      <style:text-properties officeooo:rsid="011cf810"/>
    </style:style>
    <style:style style:name="T78" style:family="text">
      <style:text-properties officeooo:rsid="011e16fe"/>
    </style:style>
    <style:style style:name="T79" style:family="text">
      <style:text-properties style:font-name="Symbol" officeooo:rsid="011e16fe" style:font-name-asian="Symbol" style:font-name-complex="Symbol"/>
    </style:style>
    <style:style style:name="T80" style:family="text">
      <style:text-properties officeooo:rsid="011e16fe" style:font-name-asian="SimSun" style:font-name-complex="Arial2"/>
    </style:style>
    <style:style style:name="T81" style:family="text">
      <style:text-properties officeooo:rsid="01206f6e" style:font-name-asian="SimSun" style:font-name-complex="Arial2"/>
    </style:style>
    <style:style style:name="T82" style:family="text">
      <style:text-properties style:font-name="Arial1" officeooo:rsid="011e16fe" style:font-name-asian="SimSun" style:font-name-complex="Arial2"/>
    </style:style>
    <style:style style:name="T83" style:family="text">
      <style:text-properties style:font-name="Arial1" officeooo:rsid="011e16fe" style:font-name-asian="Arial1" style:font-name-complex="Arial1"/>
    </style:style>
    <style:style style:name="T84" style:family="text">
      <style:text-properties officeooo:rsid="011e98eb"/>
    </style:style>
    <style:style style:name="T85" style:family="text">
      <style:text-properties style:font-name="OpenSymbol1" officeooo:rsid="011e16fe" style:font-name-asian="OpenSymbol1" style:font-name-complex="OpenSymbol1"/>
    </style:style>
    <style:style style:name="T86" style:family="text">
      <style:text-properties style:font-name="OpenSymbol1" fo:font-size="10pt" officeooo:rsid="011e16fe" style:font-name-asian="OpenSymbol1" style:font-size-asian="10pt" style:font-name-complex="OpenSymbol1" style:font-size-complex="10pt"/>
    </style:style>
    <style:style style:name="T87" style:family="text">
      <style:text-properties fo:color="#009933" style:font-name="OpenSymbol1" fo:font-size="10pt" officeooo:rsid="011e16fe" style:font-name-asian="OpenSymbol1" style:font-size-asian="10pt" style:font-name-complex="OpenSymbol1" style:font-size-complex="10pt"/>
    </style:style>
    <style:style style:name="T88" style:family="text">
      <style:text-properties style:font-name="Liberation Serif1" officeooo:rsid="011e16fe" style:font-name-asian="Liberation Serif1" style:font-name-complex="Liberation Serif1"/>
    </style:style>
    <style:style style:name="T89" style:family="text">
      <style:text-properties officeooo:rsid="01218e2e"/>
    </style:style>
    <style:style style:name="fr1" style:family="graphic" style:parent-style-name="Formula">
      <style:graphic-properties fo:margin-left="0.019cm" fo:margin-right="0.019cm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ufgabe 1</text:span><text:span text:style-name="T6"><text:tab/></text:span><text:span text:style-name="T9"><text:tab/></text:span><text:span text:style-name="T39">//</text:span><text:span text:style-name="T41">Mehrband-Turing-Maschine, Verdopplungstransformation</text:span><text:span text:style-name="T40">?</text:span><text:span text:style-name="T8"> </text:span></text:p>
      <text:p text:style-name="P52"/>
      <text:p text:style-name="P19"><text:span text:style-name="T35">Zwei</text:span><text:span text:style-name="T34">band-Turing-Maschine </text:span><text:span text:style-name="T34"><draw:frame draw:style-name="fr1" draw:name="Objekt2" text:anchor-type="as-char" svg:y="-0.386cm" svg:width="4.447cm" svg:height="0.54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34"><text:s/></text:span></text:p>
      <text:p text:style-name="P19"><text:span text:style-name="T34">mit </text:span><text:span text:style-name="T36">Ausgabeband = Eingabeband </text:span><text:span text:style-name="T37">als Band 1 und Arbeitsspeicherband als Band 2</text:span></text:p>
      <text:p text:style-name="P53"/>
      <text:p text:style-name="P53"><draw:frame draw:style-name="fr1" draw:name="Objekt12" text:anchor-type="as-char" svg:y="-0.377cm" svg:width="11.626cm" svg:height="0.531cm" draw:z-index="9"><draw:object xlink:href="./Object 12" xlink:type="simple" xlink:show="embed" xlink:actuate="onLoad"/><draw:image xlink:href="./ObjectReplacements/Object 12" xlink:type="simple" xlink:show="embed" xlink:actuate="onLoad"/><svg:desc>Formel</svg:desc></draw:frame></text:p>
      <text:p text:style-name="P53"><draw:frame draw:style-name="fr1" draw:name="Objekt3" text:anchor-type="as-char" svg:y="-0.437cm" svg:width="7.685cm" svg:height="0.591cm" draw:z-index="0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6"><text:span text:style-name="T34"><draw:frame draw:style-name="fr1" draw:name="Objekt4" text:anchor-type="as-char" svg:y="-0.386cm" svg:width="9.888cm" svg:height="0.54cm" draw:z-index="1"><draw:object xlink:href="./Object 4" xlink:type="simple" xlink:show="embed" xlink:actuate="onLoad"/><draw:image xlink:href="./ObjectReplacements/Object 4" xlink:type="simple" xlink:show="embed" xlink:actuate="onLoad"/><svg:desc>Formel</svg:desc></draw:frame></text:span><text:span text:style-name="T34"><text:tab/></text:span><text:span text:style-name="T62">//</text:span><text:span text:style-name="T63">Band1 </text:span><text:span text:style-name="T65"></text:span><text:span text:style-name="T63"> Band2 kopieren</text:span><text:span text:style-name="T36"> </text:span></text:p>
      <text:p text:style-name="P17"><text:span text:style-name="T34"><draw:frame draw:style-name="fr1" draw:name="Objekt5" text:anchor-type="as-char" svg:y="-0.386cm" svg:width="10.225cm" svg:height="0.54cm" draw:z-index="2"><draw:object xlink:href="./Object 5" xlink:type="simple" xlink:show="embed" xlink:actuate="onLoad"/><draw:image xlink:href="./ObjectReplacements/Object 5" xlink:type="simple" xlink:show="embed" xlink:actuate="onLoad"/><svg:desc>Formel</svg:desc></draw:frame></text:span><text:span text:style-name="T34"><text:tab/></text:span><text:span text:style-name="T62">//</text:span><text:span text:style-name="T63">fertig kopiert</text:span><text:span text:style-name="T36"> </text:span></text:p>
      <text:p text:style-name="P17"><text:span text:style-name="T36"><draw:frame draw:style-name="fr1" draw:name="Objekt8" text:anchor-type="as-char" svg:y="-0.386cm" svg:width="9.82cm" svg:height="0.54cm" draw:z-index="7"><draw:object xlink:href="./Object 8" xlink:type="simple" xlink:show="embed" xlink:actuate="onLoad"/><draw:image xlink:href="./ObjectReplacements/Object 8" xlink:type="simple" xlink:show="embed" xlink:actuate="onLoad"/><svg:desc>Formel</svg:desc></draw:frame></text:span><text:span text:style-name="T34"><text:tab/></text:span><text:span text:style-name="T62">//</text:span><text:span text:style-name="T63">Bänder zurückspulen</text:span><text:span text:style-name="T36"> </text:span></text:p>
      <text:p text:style-name="P17"><text:span text:style-name="T34"><draw:frame draw:style-name="fr1" draw:name="Objekt6" text:anchor-type="as-char" svg:y="-0.386cm" svg:width="10.291cm" svg:height="0.54cm" draw:z-index="3"><draw:object xlink:href="./Object 6" xlink:type="simple" xlink:show="embed" xlink:actuate="onLoad"/><draw:image xlink:href="./ObjectReplacements/Object 6" xlink:type="simple" xlink:show="embed" xlink:actuate="onLoad"/><svg:desc>Formel</svg:desc></draw:frame></text:span><text:span text:style-name="T34"><text:tab/></text:span><text:span text:style-name="T62">//</text:span><text:span text:style-name="T63">fertig zurückgespult</text:span><text:span text:style-name="T36"> </text:span></text:p>
      <text:p text:style-name="P18"><text:span text:style-name="T34"><draw:frame draw:style-name="fr1" draw:name="Objekt9" text:anchor-type="as-char" svg:y="-0.386cm" svg:width="9.846cm" svg:height="0.54cm" draw:z-index="5"><draw:object xlink:href="./Object 9" xlink:type="simple" xlink:show="embed" xlink:actuate="onLoad"/><draw:image xlink:href="./ObjectReplacements/Object 9" xlink:type="simple" xlink:show="embed" xlink:actuate="onLoad"/><svg:desc>Formel</svg:desc></draw:frame></text:span><text:span text:style-name="T34"><text:tab/></text:span><text:span text:style-name="T62">//</text:span><text:span text:style-name="T64">schreibe ersten Paar-Teil</text:span><text:span text:style-name="T36"> </text:span></text:p>
      <text:p text:style-name="P18"><text:span text:style-name="T34"><draw:frame draw:style-name="fr1" draw:name="Objekt11" text:anchor-type="as-char" svg:y="-0.386cm" svg:width="10.407cm" svg:height="0.54cm" draw:z-index="8"><draw:object xlink:href="./Object 11" xlink:type="simple" xlink:show="embed" xlink:actuate="onLoad"/><draw:image xlink:href="./ObjectReplacements/Object 11" xlink:type="simple" xlink:show="embed" xlink:actuate="onLoad"/><svg:desc>Formel</svg:desc></draw:frame></text:span><text:span text:style-name="T34"><text:tab/></text:span><text:span text:style-name="T62">//</text:span><text:span text:style-name="T64">beende Programm</text:span><text:span text:style-name="T36"> </text:span></text:p>
      <text:p text:style-name="P18"><text:span text:style-name="T34"><draw:frame draw:style-name="fr1" draw:name="Objekt10" text:anchor-type="as-char" svg:y="-0.386cm" svg:width="9.97cm" svg:height="0.54cm" draw:z-index="6"><draw:object xlink:href="./Object 10" xlink:type="simple" xlink:show="embed" xlink:actuate="onLoad"/><draw:image xlink:href="./ObjectReplacements/Object 10" xlink:type="simple" xlink:show="embed" xlink:actuate="onLoad"/><svg:desc>Formel</svg:desc></draw:frame></text:span><text:span text:style-name="T34"><text:tab/></text:span><text:span text:style-name="T62">//</text:span><text:span text:style-name="T64">schreibe zweiten Paar-Teil</text:span><text:span text:style-name="T36"> </text:span></text:p>
      <text:p text:style-name="P53"/>
      <text:p text:style-name="P53"/>
      <text:p text:style-name="P53"/>
      <text:p text:style-name="P53"/>
      <text:p text:style-name="P3"><text:span text:style-name="T5">A</text:span><text:span text:style-name="T3">ufgabe </text:span><text:span text:style-name="T4">2</text:span><text:span text:style-name="T7"><text:tab/></text:span><text:span text:style-name="T39">//</text:span><text:span text:style-name="T42">Radó - Turingmaschine</text:span><text:span text:style-name="T40">?</text:span><text:span text:style-name="T8"> </text:span></text:p>
      <text:p text:style-name="P55"><draw:frame draw:style-name="fr1" draw:name="Objekt13" text:anchor-type="as-char" svg:y="-0.379cm" svg:width="16.73cm" svg:height="0.534cm" draw:z-index="10"><draw:object xlink:href="./Object 13" xlink:type="simple" xlink:show="embed" xlink:actuate="onLoad"/><draw:image xlink:href="./ObjectReplacements/Object 13" xlink:type="simple" xlink:show="embed" xlink:actuate="onLoad"/><svg:desc>Formel</svg:desc></draw:frame></text:p>
      <text:p text:style-name="P55"><draw:frame draw:style-name="fr1" draw:name="Objekt16" text:anchor-type="as-char" svg:y="-0.386cm" svg:width="8.662cm" svg:height="0.54cm" draw:z-index="12"><draw:object xlink:href="./Object 16" xlink:type="simple" xlink:show="embed" xlink:actuate="onLoad"/><draw:image xlink:href="./ObjectReplacements/Object 16" xlink:type="simple" xlink:show="embed" xlink:actuate="onLoad"/><svg:desc>Formel</svg:desc></draw:frame></text:p>
      <text:p text:style-name="P55"/>
      <text:p text:style-name="P55"/>
      <text:p text:style-name="P22"><text:span text:style-name="T11">2.</text:span><text:span text:style-name="T10">1: Q</text:span><text:span text:style-name="T28">1</text:span><text:span text:style-name="T10"> = {q</text:span><text:span text:style-name="T28">0</text:span><text:span text:style-name="T10">, q</text:span><text:span text:style-name="T28">F</text:span><text:span text:style-name="T10">} </text:span></text:p>
      <text:p text:style-name="P23"><text:span text:style-name="T10"><draw:frame draw:style-name="fr1" draw:name="Objekt15" text:anchor-type="as-char" svg:y="-0.386cm" svg:width="5.913cm" svg:height="0.54cm" draw:z-index="11"><draw:object xlink:href="./Object 15" xlink:type="simple" xlink:show="embed" xlink:actuate="onLoad"/><draw:image xlink:href="./ObjectReplacements/Object 15" xlink:type="simple" xlink:show="embed" xlink:actuate="onLoad"/><svg:desc>Formel</svg:desc></draw:frame></text:span><text:span text:style-name="T10"><text:s/><text:tab/></text:span><text:span text:style-name="T48">//schreiben und fertig</text:span><text:span text:style-name="T10"> </text:span></text:p>
      <text:p text:style-name="P56"/>
      <text:p text:style-name="P25"><text:span text:style-name="T10">2.2: Q</text:span><text:span text:style-name="T28">2</text:span><text:span text:style-name="T10"> = {q</text:span><text:span text:style-name="T28">0</text:span><text:span text:style-name="T10">, q</text:span><text:span text:style-name="T28">1</text:span><text:span text:style-name="T10">, q</text:span><text:span text:style-name="T28">F</text:span><text:span text:style-name="T10">}<text:tab/></text:span><text:span text:style-name="T50">//</text:span><text:span text:style-name="T51">Die Indizes der 1 dient nur der Lesbarkeit der Ableitungssequenz</text:span></text:p>
      <text:p text:style-name="P60">Strategie: Immer 1 setzen, ansonsten alles abwechseln und schauen was rauskommt...</text:p>
      <text:p text:style-name="P24"><text:span text:style-name="T10"><draw:frame draw:style-name="fr1" draw:name="Objekt17" text:anchor-type="as-char" svg:y="-0.386cm" svg:width="10.83cm" svg:height="0.54cm" draw:z-index="13"><draw:object xlink:href="./Object 17" xlink:type="simple" xlink:show="embed" xlink:actuate="onLoad"/><draw:image xlink:href="./ObjectReplacements/Object 17" xlink:type="simple" xlink:show="embed" xlink:actuate="onLoad"/><svg:desc>Formel</svg:desc></draw:frame></text:span><text:span text:style-name="T10"><text:s text:c="2"/></text:span><text:span text:style-name="T10"><draw:frame draw:style-name="fr1" draw:name="Objekt31" text:anchor-type="as-char" svg:y="-0.386cm" svg:width="9.996cm" svg:height="0.54cm" draw:z-index="14"><draw:object xlink:href="./Object 31" xlink:type="simple" xlink:show="embed" xlink:actuate="onLoad"/><draw:image xlink:href="./ObjectReplacements/Object 31" xlink:type="simple" xlink:show="embed" xlink:actuate="onLoad"/><svg:desc>Formel</svg:desc></draw:frame></text:span><text:span text:style-name="T10"><text:s/><text:tab/></text:span></text:p>
      <text:p text:style-name="P56"/>
      <text:p text:style-name="P28"><text:span text:style-name="T10">Ableitungssequenz: <text:tab/></text:span><text:span text:style-name="T48">// </text:span><text:span text:style-name="T56">☒ </text:span><text:span text:style-name="T43">=</text:span><text:span text:style-name="T56"> □</text:span><text:span text:style-name="T43">, „Zeiger-Highlighting“</text:span></text:p>
      <text:p text:style-name="P57"><draw:frame draw:style-name="fr1" draw:name="Objekt32" text:anchor-type="as-char" svg:y="-0.383cm" svg:width="13.143cm" svg:height="0.538cm" draw:z-index="15"><draw:object xlink:href="./Object 32" xlink:type="simple" xlink:show="embed" xlink:actuate="onLoad"/><draw:image xlink:href="./ObjectReplacements/Object 32" xlink:type="simple" xlink:show="embed" xlink:actuate="onLoad"/><svg:desc>Formel</svg:desc></draw:frame></text:p>
      <text:p text:style-name="P56"><draw:frame draw:style-name="fr1" draw:name="Objekt33" text:anchor-type="as-char" svg:y="-0.383cm" svg:width="9.811cm" svg:height="0.538cm" draw:z-index="16"><draw:object xlink:href="./Object 33" xlink:type="simple" xlink:show="embed" xlink:actuate="onLoad"/><draw:image xlink:href="./ObjectReplacements/Object 33" xlink:type="simple" xlink:show="embed" xlink:actuate="onLoad"/><svg:desc>Formel</svg:desc></draw:frame></text:p>
      <text:p text:style-name="P58"/>
      <text:p text:style-name="P26"><text:span text:style-name="T11">2.</text:span><text:span text:style-name="T13">3</text:span><text:span text:style-name="T11">: Q</text:span><text:span text:style-name="T31">3</text:span><text:span text:style-name="T11"> = {q</text:span><text:span text:style-name="T29">0</text:span><text:span text:style-name="T11">, q</text:span><text:span text:style-name="T29">1</text:span><text:span text:style-name="T11">, </text:span><text:span text:style-name="T12">q</text:span><text:span text:style-name="T30">2</text:span><text:span text:style-name="T12">, </text:span><text:span text:style-name="T11">q</text:span><text:span text:style-name="T29">F</text:span><text:span text:style-name="T11">}<text:tab/></text:span></text:p>
      <text:p text:style-name="P31"><text:span text:style-name="T20">S</text:span><text:span text:style-name="T19">trategie: versuchen, bei obigem Ergebnis rechts und links noch eine Eins dranzubekommen. </text:span></text:p>
      <text:p text:style-name="P55"><draw:frame draw:style-name="fr1" draw:name="Objekt14" text:anchor-type="as-char" svg:y="-0.386cm" svg:width="10.832cm" svg:height="0.54cm" draw:z-index="17"><draw:object xlink:href="./Object 14" xlink:type="simple" xlink:show="embed" xlink:actuate="onLoad"/><draw:image xlink:href="./ObjectReplacements/Object 14" xlink:type="simple" xlink:show="embed" xlink:actuate="onLoad"/><svg:desc>Formel</svg:desc></draw:frame></text:p>
      <text:p text:style-name="P55"><draw:frame draw:style-name="fr1" draw:name="Objekt34" text:anchor-type="as-char" svg:y="-0.386cm" svg:width="9.94cm" svg:height="0.54cm" draw:z-index="18"><draw:object xlink:href="./Object 34" xlink:type="simple" xlink:show="embed" xlink:actuate="onLoad"/><draw:image xlink:href="./ObjectReplacements/Object 34" xlink:type="simple" xlink:show="embed" xlink:actuate="onLoad"/><svg:desc>Formel</svg:desc></draw:frame></text:p>
      <text:p text:style-name="P55"><draw:frame draw:style-name="fr1" draw:name="Objekt35" text:anchor-type="as-char" svg:y="-0.386cm" svg:width="10.059cm" svg:height="0.54cm" draw:z-index="19"><draw:object xlink:href="./Object 35" xlink:type="simple" xlink:show="embed" xlink:actuate="onLoad"/><draw:image xlink:href="./ObjectReplacements/Object 35" xlink:type="simple" xlink:show="embed" xlink:actuate="onLoad"/><svg:desc>Formel</svg:desc></draw:frame></text:p>
      <text:p text:style-name="P55"/>
      <text:p text:style-name="P29"><text:span text:style-name="T11">A</text:span><text:span text:style-name="T10">bleitungssequenz: </text:span></text:p>
      <text:p text:style-name="P55"><draw:frame draw:style-name="fr1" draw:name="Objekt39" text:anchor-type="as-char" svg:y="-0.383cm" svg:width="16.256cm" svg:height="0.538cm" draw:z-index="20"><draw:object xlink:href="./Object 39" xlink:type="simple" xlink:show="embed" xlink:actuate="onLoad"/><draw:image xlink:href="./ObjectReplacements/Object 39" xlink:type="simple" xlink:show="embed" xlink:actuate="onLoad"/><svg:desc>Formel</svg:desc></draw:frame></text:p>
      <text:p text:style-name="P20"><text:span text:style-name="T11"><draw:frame draw:style-name="fr1" draw:name="Objekt40" text:anchor-type="as-char" svg:y="-0.383cm" svg:width="12.705cm" svg:height="0.536cm" draw:z-index="21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11"><text:s/></text:span><text:span text:style-name="T52">//</text:span><text:span text:style-name="T54">ähnlich</text:span><text:span text:style-name="T53"> wie oben</text:span></text:p>
      <text:p text:style-name="P21"><text:span text:style-name="T49"><draw:frame draw:style-name="fr1" draw:name="Objekt36" text:anchor-type="as-char" svg:y="-0.383cm" svg:width="9.555cm" svg:height="0.536cm" draw:z-index="22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49"><text:tab/></text:span><text:span text:style-name="T53">// </text:span><text:span text:style-name="T54">q</text:span><text:span text:style-name="T66">1</text:span><text:span text:style-name="T54"> geht komplett nach rechts durch</text:span></text:p>
      <text:p text:style-name="P20"><draw:frame draw:style-name="fr1" draw:name="Objekt37" text:anchor-type="as-char" svg:y="-0.383cm" svg:width="8.611cm" svg:height="0.536cm" draw:z-index="23"><draw:object xlink:href="./Object 36" xlink:type="simple" xlink:show="embed" xlink:actuate="onLoad"/><draw:image xlink:href="./ObjectReplacements/Object 36" xlink:type="simple" xlink:show="embed" xlink:actuate="onLoad"/><svg:desc>Formel</svg:desc></draw:frame></text:p>
      <text:p text:style-name="P55"/>
      <text:p text:style-name="P41"/>
      <text:p text:style-name="P15"><text:span text:style-name="T22">A</text:span><text:span text:style-name="T21">ufgabe </text:span><text:span text:style-name="T24">3</text:span><text:span text:style-name="T25"><text:tab/></text:span><text:span text:style-name="T44">//</text:span><text:span text:style-name="T46">verschiedene Turingmaschinen bauen</text:span><text:span text:style-name="T45">?</text:span><text:span text:style-name="T26"> </text:span></text:p>
      <text:p text:style-name="P27"><text:span text:style-name="T14">3.1</text:span><text:span text:style-name="T10">: <text:tab/></text:span><text:span text:style-name="T50">//</text:span><text:span text:style-name="T55">Turingmaschine für reguläre Sprache „gerade Anzahl 1en“</text:span></text:p>
      <text:p text:style-name="P10">Interpretation: Das leere Wort soll nicht enthalten sein, weil ja mindestens das Paritätsbit enthalten sein soll. Das Paritätsbit des leeren Wortes ist 0, daher bekommt das Wort 0 grünes Licht. </text:p>
      <text:p text:style-name="P59"/>
      <text:p text:style-name="P30"><text:span text:style-name="T14">D</text:span><text:span text:style-name="T10">efiniere </text:span><text:span text:style-name="T10"><draw:frame draw:style-name="fr1" draw:name="Objekt44" text:anchor-type="as-char" svg:y="-0.386cm" svg:width="14.212cm" svg:height="0.506cm" draw:z-index="28"><draw:object xlink:href="./Object 44" xlink:type="simple" xlink:show="embed" xlink:actuate="onLoad"/><draw:image xlink:href="./ObjectReplacements/Object 44" xlink:type="simple" xlink:show="embed" xlink:actuate="onLoad"/><svg:desc>Formel</svg:desc></draw:frame></text:span></text:p>
      <text:p text:style-name="P32"><text:span text:style-name="T14">//</text:span><text:span text:style-name="T17">a steht für </text:span><text:span text:style-name="T15">der </text:span><text:span text:style-name="T18">a</text:span><text:span text:style-name="T15">ndere Index, </text:span><text:span text:style-name="T16">a² ist dann der gleiche Index, aber in {1, 2}</text:span></text:p>
      <text:p text:style-name="P59"/>
      <text:p text:style-name="P10">Um das leere Wort auszuschließen, benötigen wir einen separaten Startzustand. </text:p>
      <text:p text:style-name="P9"><draw:frame draw:style-name="fr1" draw:name="Objekt38" text:anchor-type="as-char" svg:y="-0.386cm" svg:width="11.666cm" svg:height="0.593cm" draw:z-index="24"><draw:object xlink:href="./Object 38" xlink:type="simple" xlink:show="embed" xlink:actuate="onLoad"/><draw:image xlink:href="./ObjectReplacements/Object 38" xlink:type="simple" xlink:show="embed" xlink:actuate="onLoad"/><svg:desc>Formel</svg:desc></draw:frame></text:p>
      <text:p text:style-name="P4"><draw:frame draw:style-name="fr1" draw:name="Objekt41" text:anchor-type="as-char" svg:y="-0.386cm" svg:width="10.539cm" svg:height="0.54cm" draw:z-index="25"><draw:object xlink:href="./Object 41" xlink:type="simple" xlink:show="embed" xlink:actuate="onLoad"/><draw:image xlink:href="./ObjectReplacements/Object 41" xlink:type="simple" xlink:show="embed" xlink:actuate="onLoad"/><svg:desc>Formel</svg:desc></draw:frame></text:p>
      <text:p text:style-name="P4"/>
      <text:p text:style-name="P4"/>
      <text:p text:style-name="P11">3.2: <text:tab/><text:span text:style-name="T38">//Inkrement mit Turingmaschine </text:span></text:p>
      <text:p text:style-name="P12">Definiere <draw:frame draw:style-name="fr1" draw:name="Objekt45" text:anchor-type="as-char" svg:y="-0.377cm" svg:width="0.446cm" svg:height="0.531cm" draw:z-index="29"><draw:object xlink:href="./Object 45" xlink:type="simple" xlink:show="embed" xlink:actuate="onLoad"/><draw:image xlink:href="./ObjectReplacements/Object 45" xlink:type="simple" xlink:show="embed" xlink:actuate="onLoad"/><svg:desc>Formel</svg:desc></draw:frame><text:s/>als die binäre Addition <draw:frame draw:style-name="fr1" draw:name="Objekt46" text:anchor-type="as-char" svg:y="-0.377cm" svg:width="1.439cm" svg:height="0.531cm" draw:z-index="30"><draw:object xlink:href="./Object 46" xlink:type="simple" xlink:show="embed" xlink:actuate="onLoad"/><draw:image xlink:href="./ObjectReplacements/Object 46" xlink:type="simple" xlink:show="embed" xlink:actuate="onLoad"/><svg:desc>Formel</svg:desc></draw:frame></text:p>
      <text:p text:style-name="P5"><draw:frame draw:style-name="fr1" draw:name="Objekt42" text:anchor-type="as-char" svg:y="-0.386cm" svg:width="10.439cm" svg:height="0.54cm" draw:z-index="26"><draw:object xlink:href="./Object 42" xlink:type="simple" xlink:show="embed" xlink:actuate="onLoad"/><draw:image xlink:href="./ObjectReplacements/Object 42" xlink:type="simple" xlink:show="embed" xlink:actuate="onLoad"/><svg:desc>Formel</svg:desc></draw:frame><text:tab/><text:span text:style-name="T69">//</text:span><text:span text:style-name="T70">q</text:span><text:span text:style-name="T67">0</text:span><text:span text:style-name="T70">: </text:span><text:span text:style-name="T71">nach rechts fahren</text:span></text:p>
      <text:p text:style-name="P6"><draw:frame draw:style-name="fr1" draw:name="Objekt43" text:anchor-type="as-char" svg:y="-0.386cm" svg:width="13.381cm" svg:height="0.54cm" draw:z-index="27"><draw:object xlink:href="./Object 43" xlink:type="simple" xlink:show="embed" xlink:actuate="onLoad"/><draw:image xlink:href="./ObjectReplacements/Object 43" xlink:type="simple" xlink:show="embed" xlink:actuate="onLoad"/><svg:desc>Formel</svg:desc></draw:frame><text:tab/><text:span text:style-name="T69">//</text:span><text:span text:style-name="T70">q1: Übertrag </text:span></text:p>
      <text:p text:style-name="P6"><draw:frame draw:style-name="fr1" draw:name="Objekt47" text:anchor-type="as-char" svg:y="-0.386cm" svg:width="13.012cm" svg:height="0.54cm" draw:z-index="31"><draw:object xlink:href="./Object 47" xlink:type="simple" xlink:show="embed" xlink:actuate="onLoad"/><draw:image xlink:href="./ObjectReplacements/Object 47" xlink:type="simple" xlink:show="embed" xlink:actuate="onLoad"/><svg:desc>Formel</svg:desc></draw:frame><text:tab/><text:span text:style-name="T69">//</text:span><text:span text:style-name="T70">q2: kein Übertrag</text:span></text:p>
      <text:p text:style-name="P4"/>
      <text:p text:style-name="P4"/>
      <text:p text:style-name="P13">3.3: <text:tab/><text:span text:style-name="T38">//Binärzahlkopierer</text:span></text:p>
      <text:p text:style-name="P7"><draw:frame draw:style-name="fr1" draw:name="Objekt50" text:anchor-type="as-char" svg:y="-0.386cm" svg:width="8.904cm" svg:height="0.54cm" draw:z-index="34"><draw:object xlink:href="./Object 50" xlink:type="simple" xlink:show="embed" xlink:actuate="onLoad"/><draw:image xlink:href="./ObjectReplacements/Object 50" xlink:type="simple" xlink:show="embed" xlink:actuate="onLoad"/><svg:desc>Formel</svg:desc></draw:frame><text:tab/><text:span text:style-name="T69">//</text:span><text:span text:style-name="T72">erstes Zeichen ignorieren</text:span></text:p>
      <text:p text:style-name="P8"><draw:frame draw:style-name="fr1" draw:name="Objekt48" text:anchor-type="as-char" svg:y="-0.386cm" svg:width="11.262cm" svg:height="0.577cm" draw:z-index="32"><draw:object xlink:href="./Object 48" xlink:type="simple" xlink:show="embed" xlink:actuate="onLoad"/><draw:image xlink:href="./ObjectReplacements/Object 48" xlink:type="simple" xlink:show="embed" xlink:actuate="onLoad"/><svg:desc>Formel</svg:desc></draw:frame><text:s text:c="3"/><text:span text:style-name="T38">//</text:span><text:span text:style-name="T75">Schleifenbeginn</text:span></text:p>
      <text:p text:style-name="P8"><text:span text:style-name="T57">//</text:span><text:span text:style-name="T58">q</text:span><text:span text:style-name="T68">2</text:span><text:span text:style-name="T58"> kopiert 0 nach rechts, q</text:span><text:span text:style-name="T68">3</text:span><text:span text:style-name="T58"> kopiert </text:span><text:span text:style-name="T59">1</text:span><text:span text:style-name="T58"> n.r. </text:span></text:p>
      <text:p text:style-name="P8"><text:span text:style-name="T58">//</text:span><text:span text:style-name="T60">Wenn wir fertig sind, ist das nächste Zeichen das ignorierte erste Zeichen. </text:span></text:p>
      <text:p text:style-name="P4"/>
      <text:p text:style-name="P4"><draw:frame draw:style-name="fr1" draw:name="Objekt49" text:anchor-type="as-char" svg:y="-0.386cm" svg:width="12.695cm" svg:height="0.54cm" draw:z-index="33"><draw:object xlink:href="./Object 49" xlink:type="simple" xlink:show="embed" xlink:actuate="onLoad"/><draw:image xlink:href="./ObjectReplacements/Object 49" xlink:type="simple" xlink:show="embed" xlink:actuate="onLoad"/><svg:desc>Formel</svg:desc></draw:frame><text:s text:c="3"/><text:span text:style-name="T69">//</text:span><text:span text:style-name="T73">erstes blank ignorieren</text:span></text:p>
      <text:p text:style-name="P4"><draw:frame draw:style-name="fr1" draw:name="Objekt51" text:anchor-type="as-char" svg:y="-0.386cm" svg:width="13.204cm" svg:height="0.54cm" draw:z-index="35"><draw:object xlink:href="./Object 51" xlink:type="simple" xlink:show="embed" xlink:actuate="onLoad"/><draw:image xlink:href="./ObjectReplacements/Object 51" xlink:type="simple" xlink:show="embed" xlink:actuate="onLoad"/><svg:desc>Formel</svg:desc></draw:frame><text:s/><text:span text:style-name="T69">//</text:span><text:span text:style-name="T73">schreiben und zurück</text:span></text:p>
      <text:p text:style-name="P4"><draw:frame draw:style-name="fr1" draw:name="Objekt52" text:anchor-type="as-char" svg:y="-0.386cm" svg:width="13.166cm" svg:height="0.54cm" draw:z-index="36"><draw:object xlink:href="./Object 52" xlink:type="simple" xlink:show="embed" xlink:actuate="onLoad"/><draw:image xlink:href="./ObjectReplacements/Object 52" xlink:type="simple" xlink:show="embed" xlink:actuate="onLoad"/><svg:desc>Formel</svg:desc></draw:frame><text:s/><text:span text:style-name="T69">//</text:span><text:span text:style-name="T73">erstes blank ignore</text:span></text:p>
      <text:p text:style-name="P4"><draw:frame draw:style-name="fr1" draw:name="Objekt53" text:anchor-type="as-char" svg:y="-0.386cm" svg:width="12.954cm" svg:height="0.54cm" draw:z-index="37"><draw:object xlink:href="./Object 53" xlink:type="simple" xlink:show="embed" xlink:actuate="onLoad"/><draw:image xlink:href="./ObjectReplacements/Object 53" xlink:type="simple" xlink:show="embed" xlink:actuate="onLoad"/><svg:desc>Formel</svg:desc></draw:frame></text:p>
      <text:p text:style-name="P4"/>
      <text:p text:style-name="P4"><draw:frame draw:style-name="fr1" draw:name="Objekt54" text:anchor-type="as-char" svg:y="-0.386cm" svg:width="10.761cm" svg:height="0.54cm" draw:z-index="38"><draw:object xlink:href="./Object 54" xlink:type="simple" xlink:show="embed" xlink:actuate="onLoad"/><draw:image xlink:href="./ObjectReplacements/Object 54" xlink:type="simple" xlink:show="embed" xlink:actuate="onLoad"/><svg:desc>Formel</svg:desc></draw:frame><text:s/><text:span text:style-name="T69">//</text:span><text:span text:style-name="T73">jetzt wieder beim ersten Zeichen</text:span></text:p>
      <text:p text:style-name="P14"><draw:frame draw:style-name="fr1" draw:name="Objekt56" text:anchor-type="as-char" svg:y="-0.386cm" svg:width="10.015cm" svg:height="0.577cm" draw:z-index="40"><draw:object xlink:href="./Object 56" xlink:type="simple" xlink:show="embed" xlink:actuate="onLoad"/><draw:image xlink:href="./ObjectReplacements/Object 56" xlink:type="simple" xlink:show="embed" xlink:actuate="onLoad"/><svg:desc>Formel</svg:desc></draw:frame><text:s text:c="2"/><text:span text:style-name="T69">//</text:span><text:span text:style-name="T74">blank hier nicht möglich! </text:span></text:p>
      <text:p text:style-name="P14"><draw:frame draw:style-name="fr1" draw:name="Objekt55" text:anchor-type="as-char" svg:y="-0.386cm" svg:width="13.527cm" svg:height="0.54cm" draw:z-index="39"><draw:object xlink:href="./Object 55" xlink:type="simple" xlink:show="embed" xlink:actuate="onLoad"/><draw:image xlink:href="./ObjectReplacements/Object 55" xlink:type="simple" xlink:show="embed" xlink:actuate="onLoad"/><svg:desc>Formel</svg:desc></draw:frame></text:p>
      <text:p text:style-name="P4"/>
      <text:p text:style-name="P4"/>
      <text:p text:style-name="P40"><text:span text:style-name="T22"/></text:p>
      <text:p text:style-name="P54"><text:span text:style-name="T22">A</text:span><text:span text:style-name="T21">ufgabe </text:span><text:span text:style-name="T23">4</text:span><text:span text:style-name="T25"><text:tab/></text:span><text:span text:style-name="T44">//</text:span><text:span text:style-name="T47">rekursive mirror-Funktion</text:span><text:span text:style-name="T45">?</text:span><text:span text:style-name="T26"> </text:span></text:p>
      <text:p text:style-name="P33"/>
      <text:p text:style-name="P35">4.1 <text:tab/><text:span text:style-name="T38">//Beispielwort</text:span></text:p>
      <text:p text:style-name="P34">Für das Wort <draw:frame draw:style-name="fr1" draw:name="Objekt1" text:anchor-type="as-char" svg:y="-0.386cm" svg:width="5.457cm" svg:height="0.506cm" draw:z-index="41"><draw:object xlink:href="./Object 1" xlink:type="simple" xlink:show="embed" xlink:actuate="onLoad"/><draw:image xlink:href="./ObjectReplacements/Object 1" xlink:type="simple" xlink:show="embed" xlink:actuate="onLoad"/><svg:desc>Formel</svg:desc></draw:frame><text:s/>das Spiegelbild des Wortes. </text:p>
      <text:p text:style-name="P34"/>
      <text:p text:style-name="P34"/>
      <text:p text:style-name="P34">4.2 <text:tab/><text:span text:style-name="T38">//mir turing-berechenbar</text:span></text:p>
      <text:p text:style-name="P39">Definiere <text:span text:style-name="T77">bijektive</text:span> Funktion <draw:frame draw:style-name="fr1" draw:name="Objekt18" text:anchor-type="as-char" svg:y="-0.386cm" svg:width="9.22cm" svg:height="0.506cm" draw:z-index="43"><draw:object xlink:href="./Object 18" xlink:type="simple" xlink:show="embed" xlink:actuate="onLoad"/><draw:image xlink:href="./ObjectReplacements/Object 18" xlink:type="simple" xlink:show="embed" xlink:actuate="onLoad"/><svg:desc>Formel</svg:desc></draw:frame></text:p>
      <text:p text:style-name="P49">//<text:span text:style-name="T78">Beispiel: 12345 (Die Ziffern symbolisieren Indizes a</text:span><text:span text:style-name="T32">1</text:span><text:span text:style-name="T78">, a</text:span><text:span text:style-name="T32">2</text:span><text:span text:style-name="T78">, a</text:span><text:span text:style-name="T32">3</text:span><text:span text:style-name="T78">, a</text:span><text:span text:style-name="T32">4</text:span><text:span text:style-name="T78">, a</text:span><text:span text:style-name="T32">5</text:span><text:span text:style-name="T78"> mit a</text:span><text:span text:style-name="T32">i</text:span><text:span text:style-name="T78"> </text:span><text:span text:style-name="T79"></text:span><text:span text:style-name="T82">Σ)</text:span></text:p>
      <text:p text:style-name="P36"><draw:frame draw:style-name="fr1" draw:name="Objekt7" text:anchor-type="as-char" svg:y="-0.386cm" svg:width="11.051cm" svg:height="0.563cm" draw:z-index="42"><draw:object xlink:href="./Object 7" xlink:type="simple" xlink:show="embed" xlink:actuate="onLoad"/><draw:image xlink:href="./ObjectReplacements/Object 7" xlink:type="simple" xlink:show="embed" xlink:actuate="onLoad"/><svg:desc>Formel</svg:desc></draw:frame><text:span text:style-name="T57"><text:tab/>// </text:span><text:span text:style-name="T61">erstes Zeichen mitnehmen</text:span></text:p>
      <text:p text:style-name="P50">//<text:span text:style-name="T78">Beispiel: </text:span><text:span text:style-name="T85">□</text:span><text:span text:style-name="T78">2345, <text:s text:c="2"/>q ist mit 1 nach rechts unterwegs</text:span></text:p>
      <text:p text:style-name="P37"><draw:frame draw:style-name="fr1" draw:name="Objekt19" text:anchor-type="as-char" svg:y="-0.437cm" svg:width="13.608cm" svg:height="0.591cm" draw:z-index="44"><draw:object xlink:href="./Object 19" xlink:type="simple" xlink:show="embed" xlink:actuate="onLoad"/><draw:image xlink:href="./ObjectReplacements/Object 19" xlink:type="simple" xlink:show="embed" xlink:actuate="onLoad"/><svg:desc>Formel</svg:desc></draw:frame><text:tab/><text:span text:style-name="T57">// </text:span><text:span text:style-name="T61">nach rechts</text:span></text:p>
      <text:p text:style-name="P42">// <text:span text:style-name="T77">das mitgenommene erste Zeichen wird hinter dem String abgelegt (erste freie Feld) </text:span></text:p>
      <text:p text:style-name="P50">//<text:span text:style-name="T78">Beispiel: </text:span><text:span text:style-name="T85">□</text:span><text:span text:style-name="T78">234</text:span><text:span text:style-name="T85">□</text:span><text:span text:style-name="T78">1, <text:s text:c="2"/>q ist mit 5 nach links unterwegs</text:span></text:p>
      <text:p text:style-name="P38"><draw:frame draw:style-name="fr1" draw:name="Objekt20" text:anchor-type="as-char" svg:y="-0.386cm" svg:width="12.518cm" svg:height="0.563cm" draw:z-index="45"><draw:object xlink:href="./Object 20" xlink:type="simple" xlink:show="embed" xlink:actuate="onLoad"/><draw:image xlink:href="./ObjectReplacements/Object 20" xlink:type="simple" xlink:show="embed" xlink:actuate="onLoad"/><svg:desc>Formel</svg:desc></draw:frame><text:tab/></text:p>
      <text:p text:style-name="P34"><draw:frame draw:style-name="fr1" draw:name="Objekt21" text:anchor-type="as-char" svg:y="-0.437cm" svg:width="13.654cm" svg:height="0.591cm" draw:z-index="46"><draw:object xlink:href="./Object 21" xlink:type="simple" xlink:show="embed" xlink:actuate="onLoad"/><draw:image xlink:href="./ObjectReplacements/Object 21" xlink:type="simple" xlink:show="embed" xlink:actuate="onLoad"/><svg:desc>Formel</svg:desc></draw:frame></text:p>
      <text:p text:style-name="P43">// <text:span text:style-name="T77">das mitgenommene letzte Zeichen landet auf dem ersten Platz. Dann Schleife. <text:s/></text:span></text:p>
      <text:p text:style-name="P50">//<text:span text:style-name="T78">Beispiel: 5 q</text:span><text:span text:style-name="T32">0</text:span><text:span text:style-name="T78"> 234</text:span><text:span text:style-name="T85">□</text:span><text:span text:style-name="T78">1 </text:span></text:p>
      <text:p text:style-name="P50">//<text:span text:style-name="T78">Beispiel nach zweitem Durchlauf: 54 q0 3</text:span><text:span text:style-name="T85">□</text:span><text:span text:style-name="T78">21 und im <text:s/>drittem Durchlauf: 54 q0 </text:span><text:span text:style-name="T85">□</text:span><text:span text:style-name="T78">321, </text:span></text:p>
      <text:p text:style-name="P50">//<text:span text:style-name="T84">jetzt soll das </text:span><text:span text:style-name="T85">□ </text:span><text:span text:style-name="T84">nach links mitgenommen werden, also Abbruch: q</text:span><text:span text:style-name="T33">6</text:span><text:span text:style-name="T27"> <text:s/></text:span></text:p>
      <text:p text:style-name="P43"/>
      <text:p text:style-name="P44">//<text:span text:style-name="T78">Schleifenabbruchkriterium (q</text:span><text:span text:style-name="T32">6</text:span><text:span text:style-name="T78">): Ein blank-Symbol soll mitgenommen werden. </text:span></text:p>
      <text:p text:style-name="P44"><text:span text:style-name="T78">//Wir sind fast fertig, aber müssen das </text:span><text:span text:style-name="T83">□</text:span><text:span text:style-name="T80"> </text:span><text:span text:style-name="T81">noch entfernen:</text:span><text:span text:style-name="T78"> </text:span></text:p>
      <text:p text:style-name="P45"><draw:frame draw:style-name="fr1" draw:name="Objekt23" text:anchor-type="as-char" svg:y="-0.386cm" svg:width="12.818cm" svg:height="0.563cm" draw:z-index="48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45"><draw:frame draw:style-name="fr1" draw:name="Objekt22" text:anchor-type="as-char" svg:y="-0.437cm" svg:width="9.178cm" svg:height="0.591cm" draw:z-index="47"><draw:object xlink:href="./Object 22" xlink:type="simple" xlink:show="embed" xlink:actuate="onLoad"/><draw:image xlink:href="./ObjectReplacements/Object 22" xlink:type="simple" xlink:show="embed" xlink:actuate="onLoad"/><svg:desc>Formel</svg:desc></draw:frame></text:p>
      <text:p text:style-name="P51">//<text:span text:style-name="T78">Beispiel: 54</text:span><text:span text:style-name="T85">□</text:span><text:span text:style-name="T78">321 <text:s text:c="2"/></text:span><text:span text:style-name="T88">├</text:span><text:span text:style-name="T80"> <text:s/>5</text:span><text:span text:style-name="T81">43</text:span><text:span text:style-name="T85">□</text:span><text:span text:style-name="T80">21 <text:s text:c="2"/></text:span><text:span text:style-name="T88">├</text:span><text:span text:style-name="T80"> <text:s/>5</text:span><text:span text:style-name="T81">432</text:span><text:span text:style-name="T85">□</text:span><text:span text:style-name="T80">1 <text:s text:c="2"/></text:span><text:span text:style-name="T88">├</text:span><text:span text:style-name="T80"> <text:s/>5</text:span><text:span text:style-name="T81">4321</text:span><text:span text:style-name="T85">□</text:span><text:span text:style-name="T80"> <text:s text:c="2"/></text:span></text:p>
      <text:p text:style-name="P45"/>
      <text:p text:style-name="P46"/>
      <text:p text:style-name="P48">4.<text:span text:style-name="T89">3</text:span> <text:tab/><text:span text:style-name="T38">//</text:span><text:span text:style-name="T76">Band- und Zeitkomplexität</text:span></text:p>
      <text:p text:style-name="P46">An Band benötige ich genau 1 Zeichen mehr als das Wort selbst hat, sowohl für Lese- als auch für Schreibzugriff. </text:p>
      <text:p text:style-name="P46">Zur Zeitkomplexität: Zu Beginn gehen die Zeichen an allen anderen Zeichen vorbei bis auf die bereits abgearbeiteten, also Laufzeit t(n) = n + (n-1) + (n-2) +…+ 1 = n(n+1)/2 ist O(n²).</text:p>
      <text:p text:style-name="P47">Danach wird das <text:span text:style-name="T86">□</text:span> aus der Mitte entfernt, also Laufzeit t(n) = n ist O(n). </text:p>
      <text:p text:style-name="P47"/>
      <text:p text:style-name="P47">Gesamtlaufzeitkomplexität ist O(n²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6a5a4" style:font-size-asian="14pt" style:font-weight-asian="normal" style:font-size-complex="14pt" style:font-weight-complex="normal"/>
    </style:style>
    <style:style style:name="MT1" style:family="text">
      <style:text-properties officeooo:rsid="00de972b"/>
    </style:style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eoretische Informatik, Übungsblatt <text:span text:style-name="MT1">13</text:span> <text:tab/> Florian Ot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9:34:51.556000000</meta:creation-date>
    <dc:date>2018-06-18T16:40:20.337000000</dc:date>
    <meta:editing-duration>PT11H21M59S</meta:editing-duration>
    <meta:editing-cycles>135</meta:editing-cycles>
    <meta:generator>LibreOffice/6.0.3.2$Windows_X86_64 LibreOffice_project/8f48d515416608e3a835360314dac7e47fd0b821</meta:generator>
    <meta:document-statistic meta:table-count="0" meta:image-count="0" meta:object-count="49" meta:page-count="3" meta:paragraph-count="86" meta:word-count="467" meta:character-count="3190" meta:non-whitespace-character-count="2692"/>
  </office:meta>
</office:document-meta>
</file>

<file path=Object 1/content.xml><?xml version="1.0" encoding="utf-8"?>
<math xmlns="http://www.w3.org/1998/Math/MathML" display="block">
  <semantics>
    <mrow>
      <mover accent="true">
        <mi>w</mi>
        <mo stretchy="false">⃗</mo>
      </mover>
      <mspace width="0.5em"/>
      <mrow>
        <mi mathvariant="normal">:</mi>
        <mo stretchy="false">=</mo>
        <mspace width="0.5em"/>
      </mrow>
      <mi mathvariant="italic">aabbb</mi>
      <mtext> ist </mtext>
      <mi mathvariant="italic">mir</mi>
      <mrow>
        <mrow>
          <mo fence="true" stretchy="false">(</mo>
          <mrow>
            <mover accent="true">
              <mi>w</mi>
              <mo stretchy="false">⃗</mo>
            </mover>
          </mrow>
          <mo fence="true" stretchy="false">)</mo>
        </mrow>
        <mo stretchy="false">=</mo>
        <mi mathvariant="italic">bbbaa</mi>
      </mrow>
    </mrow>
    <annotation encoding="StarMath 5.0">vec { w } ` := ` aabbb 
" ist " mir ( vec { w } ) = bbbaa</annotation>
  </semantics>
</math>
</file>

<file path=Object 10/content.xml><?xml version="1.0" encoding="utf-8"?>
<math xmlns="http://www.w3.org/1998/Math/MathML" display="block">
  <semantics>
    <mrow>
      <mo stretchy="false">∀</mo>
      <mi>x</mi>
      <mrow>
        <mspace width="0.5em"/>
        <mo stretchy="false">∈</mo>
        <mspace width="0.5em"/>
      </mrow>
      <mi mathvariant="normal">Γ</mi>
      <mspace width="2em"/>
      <mo stretchy="false">∀</mo>
      <mi>y</mi>
      <mrow>
        <mspace width="0.5em"/>
        <mo stretchy="false">∈</mo>
        <mspace width="0.5em"/>
      </mrow>
      <mi mathvariant="normal">Γ</mi>
      <mi mathvariant="normal">:</mi>
      <mspace width="2em"/>
      <mi>δ</mi>
      <mrow>
        <mo fence="true" stretchy="false">(</mo>
        <mrow>
          <mrow>
            <msub>
              <mi>q</mi>
              <mn>3,</mn>
            </msub>
            <mspace width="0.5em"/>
            <mrow>
              <mo fence="true" stretchy="false">(</mo>
              <mrow>
                <mrow>
                  <mi>x</mi>
                  <mi>,</mi>
                  <mspace width="0.5em"/>
                  <mi>y</mi>
                </mrow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ub>
              <mi>q</mi>
              <mn>2,</mn>
            </msub>
            <mspace width="0.5em"/>
            <mrow>
              <mo fence="true" stretchy="false">(</mo>
              <mrow>
                <mrow>
                  <mi>y</mi>
                  <mi>,</mi>
                  <mspace width="0.5em"/>
                  <mi>R</mi>
                </mrow>
              </mrow>
              <mo fence="true" stretchy="false">)</mo>
            </mrow>
            <mi>,</mi>
            <mspace width="0.5em"/>
            <mrow>
              <mo fence="true" stretchy="false">(</mo>
              <mrow>
                <mrow>
                  <mi>y</mi>
                  <mi>,</mi>
                  <mspace width="0.5em"/>
                  <mi>R</mi>
                </mrow>
              </mrow>
              <mo fence="true" stretchy="false">)</mo>
            </mrow>
          </mrow>
        </mrow>
        <mo fence="true" stretchy="false">)</mo>
      </mrow>
    </mrow>
    <annotation encoding="StarMath 5.0">forall x ` in ` %GAMMA ~ forall y ` in ` %GAMMA: ~ %delta ( q_3, ` (x, ` y)) ~ = ~ ( q_2, ` (y, ` R), ` (y, ` R))</annotation>
  </semantics>
</math>
</file>

<file path=Object 11/content.xml><?xml version="1.0" encoding="utf-8"?>
<math xmlns="http://www.w3.org/1998/Math/MathML" display="block">
  <semantics>
    <mrow>
      <mo stretchy="false">∀</mo>
      <mi>x</mi>
      <mrow>
        <mspace width="0.5em"/>
        <mo stretchy="false">∈</mo>
        <mspace width="0.5em"/>
      </mrow>
      <mi mathvariant="normal">Γ</mi>
      <mspace width="2em"/>
      <mstyle color="gray">
        <mrow>
          <mtext>für</mtext>
          <mrow>
            <mi>y</mi>
            <mo stretchy="false">=</mo>
            <mi mathvariant="normal">□</mi>
          </mrow>
        </mrow>
      </mstyle>
      <mspace width="2em"/>
      <mi mathvariant="normal">:</mi>
      <mspace width="2em"/>
      <mi>δ</mi>
      <mrow>
        <mo fence="true" stretchy="false">(</mo>
        <mrow>
          <mrow>
            <msub>
              <mi>q</mi>
              <mn>2,</mn>
            </msub>
            <mspace width="0.5em"/>
            <mrow>
              <mo fence="true" stretchy="false">(</mo>
              <mrow>
                <mrow>
                  <mi>x</mi>
                  <mi>,</mi>
                  <mspace width="0.5em"/>
                  <mi mathvariant="normal">□</mi>
                </mrow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ub>
              <mi>q</mi>
              <mn>4,</mn>
            </msub>
            <mspace width="0.5em"/>
            <mrow>
              <mo fence="true" stretchy="false">(</mo>
              <mrow>
                <mrow>
                  <mi mathvariant="normal">□</mi>
                  <mi>,</mi>
                  <mspace width="0.5em"/>
                  <mi>L</mi>
                </mrow>
              </mrow>
              <mo fence="true" stretchy="false">)</mo>
            </mrow>
            <mi>,</mi>
            <mspace width="0.5em"/>
            <mrow>
              <mo fence="true" stretchy="false">(</mo>
              <mrow>
                <mrow>
                  <mi mathvariant="normal">□</mi>
                  <mi>,</mi>
                  <mspace width="0.5em"/>
                  <mi>L</mi>
                </mrow>
              </mrow>
              <mo fence="true" stretchy="false">)</mo>
            </mrow>
          </mrow>
        </mrow>
        <mo fence="true" stretchy="false">)</mo>
      </mrow>
    </mrow>
    <annotation encoding="StarMath 5.0">forall x ` in ` %GAMMA ~ color gray {"für" y = %Ux25A1} ~: ~ %delta ( q_2, ` (x, ` %Ux25A1)) ~ = ~ ( q_4, ` (%Ux25A1, ` L), ` (%Ux25A1, ` L))</annotation>
  </semantics>
</math>
</file>

<file path=Object 12/content.xml><?xml version="1.0" encoding="utf-8"?>
<math xmlns="http://www.w3.org/1998/Math/MathML" display="block">
  <semantics>
    <mrow>
      <mi>Q</mi>
      <mrow>
        <mspace width="2em"/>
        <mo stretchy="false">=</mo>
        <mspace width="2em"/>
      </mrow>
      <mo stretchy="false">{</mo>
      <msub>
        <mi>q</mi>
        <mn>0,</mn>
      </msub>
      <mspace width="0.5em"/>
      <msub>
        <mi>q</mi>
        <mn>1,</mn>
      </msub>
      <mspace width="0.5em"/>
      <msub>
        <mi>q</mi>
        <mn>2,</mn>
      </msub>
      <mspace width="0.5em"/>
      <msub>
        <mi>q</mi>
        <mn>3,</mn>
      </msub>
      <mspace width="0.5em"/>
      <msub>
        <mi>q</mi>
        <mn>4</mn>
      </msub>
      <mo stretchy="false">}</mo>
      <mrow>
        <mspace width="4em"/>
        <mo stretchy="false">∧</mo>
        <mspace width="4em"/>
      </mrow>
      <mi mathvariant="normal">□</mi>
      <mrow>
        <mspace width="0.5em"/>
        <mo stretchy="false">∉</mo>
        <mspace width="0.5em"/>
      </mrow>
      <mi mathvariant="normal">Σ</mi>
      <mtext> gegeben</mtext>
      <mrow>
        <mspace width="4em"/>
        <mo stretchy="false">∧</mo>
        <mspace width="4em"/>
      </mrow>
      <mi mathvariant="normal">Γ</mi>
      <mspace width="2em"/>
      <mrow>
        <mi mathvariant="normal">:</mi>
        <mo stretchy="false">=</mo>
        <mspace width="2em"/>
      </mrow>
      <mi mathvariant="normal">Σ</mi>
      <mrow>
        <mspace width="0.5em"/>
        <mo stretchy="false">∪</mo>
        <mspace width="0.5em"/>
      </mrow>
      <mo stretchy="false">{</mo>
      <mi mathvariant="normal">□</mi>
      <mo stretchy="false">}</mo>
    </mrow>
    <annotation encoding="StarMath 5.0">Q ~ = ~ \{q_0, ` q_1, ` q_2, ` q_3, ` q_4 \} ~~ and ~~ %Ux25A1 ` notin ` %SIGMA " gegeben" ~~ and ~~ %GAMMA ~ := ~ %SIGMA ` union ` \{ %Ux25A1 \} </annotation>
  </semantics>
</math>
</file>

<file path=Object 13/content.xml><?xml version="1.0" encoding="utf-8"?>
<math xmlns="http://www.w3.org/1998/Math/MathML" display="block">
  <semantics>
    <mrow>
      <mrow>
        <mo fence="true" stretchy="true">|</mo>
        <mrow>
          <mrow>
            <msub>
              <mi>Q</mi>
              <mi>n</mi>
            </msub>
            <mo stretchy="false">∖</mo>
            <mi>F</mi>
          </mrow>
        </mrow>
        <mo fence="true" stretchy="true">|</mo>
      </mrow>
      <mrow>
        <mspace width="0.5em"/>
        <mo stretchy="false">=</mo>
        <mi mathvariant="normal">:</mi>
      </mrow>
      <mspace width="0.5em"/>
      <mi>n</mi>
      <mrow>
        <mspace width="2em"/>
        <mo stretchy="false">∈</mo>
        <mspace width="0.5em"/>
      </mrow>
      <mo stretchy="false">{</mo>
      <mn>1,</mn>
      <mspace width="0.5em"/>
      <mn>2,</mn>
      <mspace width="0.5em"/>
      <mn>3</mn>
      <mo stretchy="false">}</mo>
      <mstyle color="gray">
        <mrow>
          <mrow>
            <mspace width="2em"/>
            <mo stretchy="false">∧</mo>
            <mspace width="2em"/>
          </mrow>
          <mi mathvariant="normal">Σ</mi>
          <mspace width="2em"/>
          <mrow>
            <mi mathvariant="normal">:</mi>
            <mo stretchy="false">=</mo>
            <mspace width="2em"/>
          </mrow>
          <mo stretchy="false">{</mo>
          <mn>1</mn>
          <mo stretchy="false">}</mo>
          <mrow>
            <mspace width="2em"/>
            <mo stretchy="false">∧</mo>
            <mspace width="2em"/>
          </mrow>
          <mi mathvariant="normal">Γ</mi>
          <mspace width="2em"/>
          <mrow>
            <mi mathvariant="normal">:</mi>
            <mo stretchy="false">=</mo>
            <mspace width="2em"/>
          </mrow>
          <mo stretchy="false">{</mo>
          <mn>1,</mn>
          <mspace width="0.5em"/>
          <mi mathvariant="normal">□</mi>
          <mo stretchy="false">}</mo>
          <mrow>
            <mspace width="2em"/>
            <mo stretchy="false">∧</mo>
            <mspace width="2em"/>
          </mrow>
          <mi>δ</mi>
          <mi mathvariant="normal">:</mi>
          <mspace width="2em"/>
          <msub>
            <mi>Q</mi>
            <mi>n</mi>
          </msub>
          <mrow>
            <mspace width="0.5em"/>
            <mo stretchy="false">×</mo>
            <mspace width="0.5em"/>
          </mrow>
          <mi mathvariant="normal">Γ</mi>
          <mrow>
            <mspace width="2em"/>
            <mo stretchy="false">→</mo>
            <mspace width="2em"/>
          </mrow>
          <msub>
            <mi>Q</mi>
            <mi>n</mi>
          </msub>
          <mrow>
            <mspace width="0.5em"/>
            <mo stretchy="false">×</mo>
            <mspace width="0.5em"/>
          </mrow>
          <mi mathvariant="normal">Γ</mi>
          <mrow>
            <mspace width="0.5em"/>
            <mo stretchy="false">×</mo>
            <mspace width="0.5em"/>
          </mrow>
          <mo stretchy="false">{</mo>
          <mi>L</mi>
          <mi>,</mi>
          <mi>N</mi>
          <mi>,</mi>
          <mi>R</mi>
          <mo stretchy="false">}</mo>
        </mrow>
      </mstyle>
    </mrow>
    <annotation encoding="StarMath 5.0">abs{ Q_n setminus F } ` =: ` n ~ in ` \{ 1, ` 2, ` 3 \}
color gray { ~ and ~
%SIGMA ~ := ~ \{ 1 \} ~and~ %GAMMA ~ := ~ \{ 1, ` %Ux25A1 \} ~ and ~
%delta: ~ Q_n ` times ` %GAMMA ~ toward ~ Q_n ` times ` %GAMMA ` times ` \{ L, N, R\}  
}</annotation>
  </semantics>
</math>
</file>

<file path=Object 14/content.xml><?xml version="1.0" encoding="utf-8"?>
<math xmlns="http://www.w3.org/1998/Math/MathML" display="block">
  <semantics>
    <mrow>
      <msub>
        <mi>δ</mi>
        <mn>2</mn>
      </msub>
      <mrow>
        <mo fence="true" stretchy="false">(</mo>
        <mrow>
          <mrow>
            <mstyle color="maroon">
              <msub>
                <mi>q</mi>
                <mn>0</mn>
              </msub>
            </mstyle>
            <mi>,</mi>
            <mspace width="0.5em"/>
            <mi mathvariant="normal">□</mi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tyle color="navy">
              <msub>
                <mi>q</mi>
                <mn>1</mn>
              </msub>
            </mstyle>
            <mi>,</mi>
            <mspace width="0.5em"/>
            <mstyle color="red">
              <msub>
                <mn>1</mn>
                <mn>0</mn>
              </msub>
            </mstyle>
            <mi>,</mi>
            <mspace width="0.5em"/>
            <mi>R</mi>
          </mrow>
        </mrow>
        <mo fence="true" stretchy="false">)</mo>
      </mrow>
      <mrow>
        <mspace width="6em"/>
        <mo stretchy="false">∧</mo>
        <mspace width="6em"/>
      </mrow>
      <msub>
        <mi>δ</mi>
        <mn>2</mn>
      </msub>
      <mrow>
        <mo fence="true" stretchy="false">(</mo>
        <mrow>
          <mrow>
            <mstyle color="maroon">
              <msub>
                <mi>q</mi>
                <mn>0</mn>
              </msub>
            </mstyle>
            <mi>,</mi>
            <mspace width="0.5em"/>
            <mn>1</mn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tyle color="black">
              <msub>
                <mi>q</mi>
                <mn>2</mn>
              </msub>
            </mstyle>
            <mi>,</mi>
            <mspace width="0.5em"/>
            <mstyle color="purple">
              <msub>
                <mn>1</mn>
                <mn>1</mn>
              </msub>
            </mstyle>
            <mi>,</mi>
            <mspace width="0.5em"/>
            <mi>L</mi>
          </mrow>
        </mrow>
        <mo fence="true" stretchy="false">)</mo>
      </mrow>
      <mrow>
        <mspace width="6em"/>
        <mo stretchy="false">∧</mo>
        <mspace/>
      </mrow>
    </mrow>
    <annotation encoding="StarMath 5.0">%delta_2 ( color maroon {q_0} , ` %Ux25A1 )   ~ = ~ ( color navy {q_1} , ` color red {1_0}, ` R) ~~~ and ~~~
%delta_2 ( color maroon {q_0} , ` 1 )         ~ = ~ ( color black {q_2} , ` color purple {1_1}, ` L) ~~~ and ~~~</annotation>
  </semantics>
</math>
</file>

<file path=Object 15/content.xml><?xml version="1.0" encoding="utf-8"?>
<math xmlns="http://www.w3.org/1998/Math/MathML" display="block">
  <semantics>
    <mrow>
      <mo stretchy="false">∀</mo>
      <mi>x</mi>
      <mrow>
        <mspace width="0.5em"/>
        <mo stretchy="false">∈</mo>
        <mspace width="0.5em"/>
      </mrow>
      <mi mathvariant="normal">Γ</mi>
      <mi mathvariant="normal">:</mi>
      <mspace width="2em"/>
      <msub>
        <mi>δ</mi>
        <mn>1</mn>
      </msub>
      <mrow>
        <mo fence="true" stretchy="false">(</mo>
        <mrow>
          <mrow>
            <msub>
              <mi>q</mi>
              <mn>0,</mn>
            </msub>
            <mspace width="0.5em"/>
            <mi>x</mi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ub>
              <mi>q</mi>
              <mi>F</mi>
            </msub>
            <mi>,</mi>
            <mspace width="0.5em"/>
            <mn>1,</mn>
            <mspace width="0.5em"/>
            <mi>N</mi>
          </mrow>
        </mrow>
        <mo fence="true" stretchy="false">)</mo>
      </mrow>
    </mrow>
    <annotation encoding="StarMath 5.0">forall x ` in ` %GAMMA: ~ %delta_1 ( q_0, ` x) ~ = ~ ( q_F, ` 1, ` N)</annotation>
  </semantics>
</math>
</file>

<file path=Object 16/content.xml><?xml version="1.0" encoding="utf-8"?>
<math xmlns="http://www.w3.org/1998/Math/MathML" display="block">
  <semantics>
    <mstyle color="gray">
      <mrow>
        <mtext>Turingmaschine </mtext>
        <msub>
          <mi>M</mi>
          <mi>n</mi>
        </msub>
        <mspace width="2em"/>
        <mrow>
          <mi mathvariant="normal">:</mi>
          <mo stretchy="false">=</mo>
          <mspace width="2em"/>
        </mrow>
        <mrow>
          <mo fence="true" stretchy="false">(</mo>
          <mrow>
            <mrow>
              <msub>
                <mi>Q</mi>
                <mi>n</mi>
              </msub>
              <mi>,</mi>
              <mspace width="0.5em"/>
              <mi mathvariant="normal">Σ</mi>
              <mi>,</mi>
              <mspace width="0.5em"/>
              <mi mathvariant="normal">Γ</mi>
              <mi>,</mi>
              <mspace width="0.5em"/>
              <msub>
                <mi>δ</mi>
                <mi>n</mi>
              </msub>
              <mi>,</mi>
              <mspace width="0.5em"/>
              <msub>
                <mi>q</mi>
                <mn>0,</mn>
              </msub>
              <mspace width="0.5em"/>
              <mi mathvariant="normal">□</mi>
              <mi>,</mi>
              <mspace width="0.5em"/>
              <mi>F</mi>
            </mrow>
          </mrow>
          <mo fence="true" stretchy="false">)</mo>
        </mrow>
      </mrow>
    </mstyle>
    <annotation encoding="StarMath 5.0">color gray {
"Turingmaschine " M_n ~:= ~ ( Q_{n}, ` %SIGMA, ` %GAMMA, ` %delta_{n}, ` q_0, ` %Ux25A1 , ` F )
}</annotation>
  </semantics>
</math>
</file>

<file path=Object 17/content.xml><?xml version="1.0" encoding="utf-8"?>
<math xmlns="http://www.w3.org/1998/Math/MathML" display="block">
  <semantics>
    <mrow>
      <msub>
        <mi>δ</mi>
        <mn>2</mn>
      </msub>
      <mrow>
        <mo fence="true" stretchy="false">(</mo>
        <mrow>
          <mrow>
            <mstyle color="maroon">
              <msub>
                <mi>q</mi>
                <mn>0</mn>
              </msub>
            </mstyle>
            <mi>,</mi>
            <mspace width="0.5em"/>
            <mi mathvariant="normal">□</mi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tyle color="navy">
              <msub>
                <mi>q</mi>
                <mn>1</mn>
              </msub>
            </mstyle>
            <mi>,</mi>
            <mspace width="0.5em"/>
            <mstyle color="red">
              <msub>
                <mn>1</mn>
                <mn>0</mn>
              </msub>
            </mstyle>
            <mi>,</mi>
            <mspace width="0.5em"/>
            <mi>R</mi>
          </mrow>
        </mrow>
        <mo fence="true" stretchy="false">)</mo>
      </mrow>
      <mrow>
        <mspace width="6em"/>
        <mo stretchy="false">∧</mo>
        <mspace width="6em"/>
      </mrow>
      <msub>
        <mi>δ</mi>
        <mn>2</mn>
      </msub>
      <mrow>
        <mo fence="true" stretchy="false">(</mo>
        <mrow>
          <mrow>
            <mstyle color="maroon">
              <msub>
                <mi>q</mi>
                <mn>0</mn>
              </msub>
            </mstyle>
            <mi>,</mi>
            <mspace width="0.5em"/>
            <mn>1</mn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tyle color="navy">
              <msub>
                <mi>q</mi>
                <mn>1</mn>
              </msub>
            </mstyle>
            <mi>,</mi>
            <mspace width="0.5em"/>
            <mstyle color="purple">
              <msub>
                <mn>1</mn>
                <mn>1</mn>
              </msub>
            </mstyle>
            <mi>,</mi>
            <mspace width="0.5em"/>
            <mi>L</mi>
          </mrow>
        </mrow>
        <mo fence="true" stretchy="false">)</mo>
      </mrow>
      <mrow>
        <mspace width="6em"/>
        <mo stretchy="false">∧</mo>
        <mspace/>
      </mrow>
    </mrow>
    <annotation encoding="StarMath 5.0">%delta_2 ( color maroon {q_0} , ` %Ux25A1 )   ~ = ~ ( color navy {q_1} , ` color red {1_0}, ` R) ~~~ and ~~~
%delta_2 ( color maroon {q_0} , ` 1 )         ~ = ~ ( color navy {q_1} , ` color purple {1_1}, ` L) ~~~ and ~~~</annotation>
  </semantics>
</math>
</file>

<file path=Object 18/content.xml><?xml version="1.0" encoding="utf-8"?>
<math xmlns="http://www.w3.org/1998/Math/MathML" display="block">
  <semantics>
    <mrow>
      <mi>f</mi>
      <mi mathvariant="normal">:</mi>
      <mspace width="2em"/>
      <mrow>
        <mi mathvariant="normal">Σ</mi>
        <mo stretchy="false">=</mo>
        <mo stretchy="false">{</mo>
      </mrow>
      <mi>a</mi>
      <mi>,</mi>
      <mspace width="0.5em"/>
      <mi>b</mi>
      <mo stretchy="false">}</mo>
      <mrow>
        <mspace width="2em"/>
        <mo stretchy="false">→</mo>
        <mspace width="2em"/>
      </mrow>
      <mo stretchy="false">{</mo>
      <mn>0,</mn>
      <mspace width="0.5em"/>
      <mn>1</mn>
      <mo stretchy="false">}</mo>
      <mspace width="2em"/>
      <mtext> durch </mtext>
      <mspace width="2em"/>
      <mi>f</mi>
      <mrow>
        <mrow>
          <mo fence="true" stretchy="false">(</mo>
          <mrow>
            <mi>a</mi>
          </mrow>
          <mo fence="true" stretchy="false">)</mo>
        </mrow>
        <mo stretchy="false">=</mo>
        <mn>0</mn>
      </mrow>
      <mrow>
        <mspace width="2em"/>
        <mo stretchy="false">∧</mo>
        <mspace width="2em"/>
      </mrow>
      <mi>f</mi>
      <mrow>
        <mrow>
          <mo fence="true" stretchy="false">(</mo>
          <mrow>
            <mi>b</mi>
          </mrow>
          <mo fence="true" stretchy="false">)</mo>
        </mrow>
        <mo stretchy="false">=</mo>
        <mn>1</mn>
      </mrow>
    </mrow>
    <annotation encoding="StarMath 5.0">f: ~ %SIGMA = \{ a, ` b \} ~ toward ~ \{ 0, ` 1\} ~ " durch " ~ f( a ) = 0 ~and~ f( b ) = 1</annotation>
  </semantics>
</math>
</file>

<file path=Object 19/content.xml><?xml version="1.0" encoding="utf-8"?>
<math xmlns="http://www.w3.org/1998/Math/MathML" display="block">
  <semantics>
    <mrow>
      <mo stretchy="false">∀</mo>
      <mi>i</mi>
      <mrow>
        <mspace width="0.5em"/>
        <mo stretchy="false">∈</mo>
        <mspace width="0.5em"/>
      </mrow>
      <mo stretchy="false">{</mo>
      <mn>1,</mn>
      <mspace width="0.5em"/>
      <mn>2</mn>
      <mo stretchy="false">}</mo>
      <mspace width="2em"/>
      <mo stretchy="false">∀</mo>
      <mi>x</mi>
      <mrow>
        <mspace width="0.5em"/>
        <mo stretchy="false">∈</mo>
        <mspace width="0.5em"/>
      </mrow>
      <mi mathvariant="normal">Σ</mi>
      <mi mathvariant="normal">:</mi>
      <mspace width="4em"/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>x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>x</mi>
              <mi>,</mi>
              <mspace width="0.5em"/>
              <mi>R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 mathvariant="normal">□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n>3</mn>
              </msub>
              <mi>,</mi>
              <msup>
                <mi>f</mi>
                <mrow>
                  <mo stretchy="false">−</mo>
                  <mn>1</mn>
                </mrow>
              </msup>
              <mrow>
                <mo fence="true" stretchy="false">(</mo>
                <mrow>
                  <mrow>
                    <mi>i</mi>
                    <mo stretchy="false">−</mo>
                    <mn>1</mn>
                  </mrow>
                </mrow>
                <mo fence="true" stretchy="false">)</mo>
              </mrow>
              <mi>,</mi>
              <mi>L</mi>
            </mrow>
          </mrow>
          <mo fence="true" stretchy="false">)</mo>
        </mrow>
      </mrow>
    </mrow>
    <annotation encoding="StarMath 5.0">forall i ` in ` \{1, ` 2\}~forall x ` in ` %SIGMA: ~~ 
%delta( q_{i}, ` x ) = ( q_{i}, ` x , ` R ) ~~and~~ 
%delta( q_{i}, ` %Ux25A1  ) = (q_{3}, f^{-1}(i - 1) , L)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i>Q</mi>
          <mi>,</mi>
          <mspace width="0.5em"/>
          <mi mathvariant="normal">Σ</mi>
          <mi>,</mi>
          <mspace width="0.5em"/>
          <mi mathvariant="normal">Γ</mi>
          <mi>,</mi>
          <mspace width="0.5em"/>
          <mi>δ</mi>
          <mi>,</mi>
          <mspace width="0.5em"/>
          <msub>
            <mi>q</mi>
            <mn>0,</mn>
          </msub>
          <mspace width="0.5em"/>
          <mi mathvariant="normal">□</mi>
          <mi>,</mi>
          <mspace width="0.5em"/>
          <mo stretchy="false">{</mo>
          <msub>
            <mi>q</mi>
            <mn>4</mn>
          </msub>
          <mo stretchy="false">}</mo>
        </mrow>
      </mrow>
      <mo fence="true" stretchy="false">)</mo>
    </mrow>
    <annotation encoding="StarMath 5.0">( Q, ` %SIGMA, ` %GAMMA, ` %delta, ` q_0, ` %Ux25A1, ` \{q_4\})</annotation>
  </semantics>
</math>
</file>

<file path=Object 20/content.xml><?xml version="1.0" encoding="utf-8"?>
<math xmlns="http://www.w3.org/1998/Math/MathML" display="block">
  <semantics>
    <mrow>
      <mstyle color="gray">
        <mtext>für i = 3</mtext>
      </mstyle>
      <mspace width="2em"/>
      <mo stretchy="false">∀</mo>
      <mi>x</mi>
      <mrow>
        <mspace width="0.5em"/>
        <mo stretchy="false">∈</mo>
        <mspace width="0.5em"/>
      </mrow>
      <mi mathvariant="normal">Σ</mi>
      <mi mathvariant="normal">:</mi>
      <mspace width="4em"/>
      <mi>δ</mi>
      <mrow>
        <mrow>
          <mo fence="true" stretchy="false">(</mo>
          <mrow>
            <mrow>
              <msub>
                <mi>q</mi>
                <mn>3</mn>
              </msub>
              <mi>,</mi>
              <mspace width="0.5em"/>
              <mi>x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row>
                  <mrow>
                    <mn>4</mn>
                    <mo stretchy="false">+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ub>
              <mi>,</mi>
              <mspace width="0.5em"/>
              <mi mathvariant="normal">□</mi>
              <mi>,</mi>
              <mspace width="0.5em"/>
              <mi>L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 mathvariant="normal">□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n>6,</mn>
              </msub>
              <mi mathvariant="normal">□</mi>
              <mi>,</mi>
              <mi>R</mi>
            </mrow>
          </mrow>
          <mo fence="true" stretchy="false">)</mo>
        </mrow>
      </mrow>
    </mrow>
    <annotation encoding="StarMath 5.0">color gray {"für i = 3"}~forall x ` in ` %SIGMA: ~~ 
%delta( q_{3}, ` x ) = ( q_{4+f(x)}, ` %Ux25A1  , ` L ) ~~and~~ 
%delta( q_{i}, ` %Ux25A1  ) = (q_6, %Ux25A1 , R)</annotation>
  </semantics>
</math>
</file>

<file path=Object 21/content.xml><?xml version="1.0" encoding="utf-8"?>
<math xmlns="http://www.w3.org/1998/Math/MathML" display="block">
  <semantics>
    <mrow>
      <mo stretchy="false">∀</mo>
      <mi>i</mi>
      <mrow>
        <mspace width="0.5em"/>
        <mo stretchy="false">∈</mo>
        <mspace width="0.5em"/>
      </mrow>
      <mo stretchy="false">{</mo>
      <mn>4,</mn>
      <mspace width="0.5em"/>
      <mn>5</mn>
      <mo stretchy="false">}</mo>
      <mspace width="2em"/>
      <mo stretchy="false">∀</mo>
      <mi>x</mi>
      <mrow>
        <mspace width="0.5em"/>
        <mo stretchy="false">∈</mo>
        <mspace width="0.5em"/>
      </mrow>
      <mi mathvariant="normal">Σ</mi>
      <mi mathvariant="normal">:</mi>
      <mspace width="4em"/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>x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>x</mi>
              <mi>,</mi>
              <mspace width="0.5em"/>
              <mi>L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 mathvariant="normal">□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n>0</mn>
              </msub>
              <mi>,</mi>
              <msup>
                <mi>f</mi>
                <mrow>
                  <mo stretchy="false">−</mo>
                  <mn>1</mn>
                </mrow>
              </msup>
              <mrow>
                <mo fence="true" stretchy="false">(</mo>
                <mrow>
                  <mrow>
                    <mi>i</mi>
                    <mo stretchy="false">−</mo>
                    <mn>4</mn>
                  </mrow>
                </mrow>
                <mo fence="true" stretchy="false">)</mo>
              </mrow>
              <mi>,</mi>
              <mi>R</mi>
            </mrow>
          </mrow>
          <mo fence="true" stretchy="false">)</mo>
        </mrow>
      </mrow>
    </mrow>
    <annotation encoding="StarMath 5.0">forall i ` in ` \{4, ` 5\}~forall x ` in ` %SIGMA: ~~ 
%delta( q_{i}, ` x ) = ( q_{i}, ` x , ` L ) ~~and~~ 
%delta( q_{i}, ` %Ux25A1  ) = (q_{0}, f^{-1}(i - 4) , R)</annotation>
  </semantics>
</math>
</file>

<file path=Object 22/content.xml><?xml version="1.0" encoding="utf-8"?>
<math xmlns="http://www.w3.org/1998/Math/MathML" display="block">
  <semantics>
    <mrow>
      <mo stretchy="false">∀</mo>
      <mi>i</mi>
      <mrow>
        <mspace width="0.5em"/>
        <mo stretchy="false">∈</mo>
        <mspace width="0.5em"/>
      </mrow>
      <mo stretchy="false">{</mo>
      <mn>7,</mn>
      <mspace width="0.5em"/>
      <mn>8</mn>
      <mo stretchy="false">}</mo>
      <mspace width="2em"/>
      <mo stretchy="false">∀</mo>
      <mi>x</mi>
      <mrow>
        <mspace width="0.5em"/>
        <mo stretchy="false">∈</mo>
        <mspace width="0.5em"/>
      </mrow>
      <mi mathvariant="normal">Γ</mi>
      <mi mathvariant="normal">:</mi>
      <mspace width="4em"/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>x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n>6</mn>
              </msub>
              <mi>,</mi>
              <mspace width="0.5em"/>
              <msup>
                <mi>f</mi>
                <mrow>
                  <mo stretchy="false">−</mo>
                  <mn>1</mn>
                </mrow>
              </msup>
              <mrow>
                <mo fence="true" stretchy="false">(</mo>
                <mrow>
                  <mrow>
                    <mi>i</mi>
                    <mo stretchy="false">−</mo>
                    <mn>7</mn>
                  </mrow>
                </mrow>
                <mo fence="true" stretchy="false">)</mo>
              </mrow>
              <mi>,</mi>
              <mspace width="0.5em"/>
              <mi>R</mi>
            </mrow>
          </mrow>
          <mo fence="true" stretchy="false">)</mo>
        </mrow>
      </mrow>
    </mrow>
    <annotation encoding="StarMath 5.0">forall i ` in ` \{7, ` 8\}~forall x ` in ` %GAMMA: ~~ 
%delta( q_{i}, ` x ) = ( q_{6}, ` f^{-1}(i-7) , ` R ) </annotation>
  </semantics>
</math>
</file>

<file path=Object 23/content.xml><?xml version="1.0" encoding="utf-8"?>
<math xmlns="http://www.w3.org/1998/Math/MathML" display="block">
  <semantics>
    <mrow>
      <mstyle color="gray">
        <mtext>für i = 6</mtext>
      </mstyle>
      <mspace width="2em"/>
      <mo stretchy="false">∀</mo>
      <mi>x</mi>
      <mrow>
        <mspace width="0.5em"/>
        <mo stretchy="false">∈</mo>
        <mspace width="0.5em"/>
      </mrow>
      <mi mathvariant="normal">Σ</mi>
      <mi mathvariant="normal">:</mi>
      <mspace width="4em"/>
      <mi>δ</mi>
      <mrow>
        <mrow>
          <mo fence="true" stretchy="false">(</mo>
          <mrow>
            <mrow>
              <msub>
                <mi>q</mi>
                <mn>6</mn>
              </msub>
              <mi>,</mi>
              <mspace width="0.5em"/>
              <mi>x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row>
                  <mrow>
                    <mn>7</mn>
                    <mo stretchy="false">+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ub>
              <mi>,</mi>
              <mspace width="0.5em"/>
              <mi mathvariant="normal">□</mi>
              <mi>,</mi>
              <mspace width="0.5em"/>
              <mi>L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 mathvariant="normal">□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i mathvariant="italic">JA</mi>
              </msub>
              <mi>,</mi>
              <mi mathvariant="normal">□</mi>
              <mi>,</mi>
              <mi>N</mi>
            </mrow>
          </mrow>
          <mo fence="true" stretchy="false">)</mo>
        </mrow>
      </mrow>
    </mrow>
    <annotation encoding="StarMath 5.0">color gray {"für i = 6"}~forall x ` in ` %SIGMA: ~~ 
%delta( q_{6}, ` x ) = ( q_{7+f(x)}, ` %Ux25A1  , ` L ) ~~and~~ 
%delta( q_{i}, ` %Ux25A1  ) = ( q_{JA}, %Ux25A1, N )</annotation>
  </semantics>
</math>
</file>

<file path=Object 3/content.xml><?xml version="1.0" encoding="utf-8"?>
<math xmlns="http://www.w3.org/1998/Math/MathML" display="block">
  <semantics>
    <mrow>
      <mi>δ</mi>
      <mi mathvariant="normal">:</mi>
      <mspace width="2em"/>
      <mrow>
        <mo fence="true" stretchy="false">(</mo>
        <mrow>
          <mrow>
            <mrow>
              <mi>Q</mi>
              <mo stretchy="false">∖</mo>
              <mo stretchy="false">{</mo>
            </mrow>
            <msub>
              <mi>q</mi>
              <mn>4</mn>
            </msub>
            <mo stretchy="false">}</mo>
          </mrow>
        </mrow>
        <mo fence="true" stretchy="false">)</mo>
      </mrow>
      <mrow>
        <mspace width="0.5em"/>
        <mo stretchy="false">×</mo>
        <mspace width="0.5em"/>
      </mrow>
      <msup>
        <mi mathvariant="normal">Γ</mi>
        <mn>2</mn>
      </msup>
      <mrow>
        <mspace width="2em"/>
        <mo stretchy="false">→</mo>
        <mspace width="2em"/>
      </mrow>
      <mi>Q</mi>
      <mrow>
        <mspace width="0.5em"/>
        <mo stretchy="false">×</mo>
        <mspace width="0.5em"/>
      </mrow>
      <msup>
        <mrow>
          <mo fence="true" stretchy="false">(</mo>
          <mrow>
            <mrow>
              <mi mathvariant="normal">Γ</mi>
              <mrow>
                <mspace width="0.5em"/>
                <mo stretchy="false">×</mo>
                <mspace width="0.5em"/>
              </mrow>
              <mo stretchy="false">{</mo>
              <mi>L</mi>
              <mi>,</mi>
              <mi>N</mi>
              <mi>,</mi>
              <mi>R</mi>
              <mo stretchy="false">}</mo>
            </mrow>
          </mrow>
          <mo fence="true" stretchy="false">)</mo>
        </mrow>
        <mn>2</mn>
      </msup>
    </mrow>
    <annotation encoding="StarMath 5.0">%delta: ~ (Q setminus \{q_4\} ) ` times ` %GAMMA^2 ~ toward ~ Q ` times ` (%GAMMA ` times ` \{ L, N, R\}) ^2</annotation>
  </semantics>
</math>
</file>

<file path=Object 31/content.xml><?xml version="1.0" encoding="utf-8"?>
<math xmlns="http://www.w3.org/1998/Math/MathML" display="block">
  <semantics>
    <mrow>
      <msub>
        <mi>δ</mi>
        <mn>2</mn>
      </msub>
      <mrow>
        <mo fence="true" stretchy="false">(</mo>
        <mrow>
          <mrow>
            <mstyle color="navy">
              <msub>
                <mi>q</mi>
                <mn>1</mn>
              </msub>
            </mstyle>
            <mi>,</mi>
            <mspace width="0.5em"/>
            <mi mathvariant="normal">□</mi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tyle color="maroon">
              <msub>
                <mi>q</mi>
                <mn>0</mn>
              </msub>
            </mstyle>
            <mi>,</mi>
            <mspace width="0.5em"/>
            <mstyle color="blue">
              <msub>
                <mn>1</mn>
                <mn>2</mn>
              </msub>
            </mstyle>
            <mi>,</mi>
            <mspace width="0.5em"/>
            <mi>L</mi>
          </mrow>
        </mrow>
        <mo fence="true" stretchy="false">)</mo>
      </mrow>
      <mrow>
        <mspace width="6em"/>
        <mo stretchy="false">∧</mo>
        <mspace width="6em"/>
      </mrow>
      <msub>
        <mi>δ</mi>
        <mn>2</mn>
      </msub>
      <mrow>
        <mo fence="true" stretchy="false">(</mo>
        <mrow>
          <mrow>
            <mstyle color="navy">
              <msub>
                <mi>q</mi>
                <mn>1</mn>
              </msub>
            </mstyle>
            <mi>,</mi>
            <mspace width="0.5em"/>
            <mn>1</mn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tyle color="teal">
              <msub>
                <mi>q</mi>
                <mi>F</mi>
              </msub>
            </mstyle>
            <mi>,</mi>
            <mspace width="0.5em"/>
            <mstyle color="green">
              <msub>
                <mn>1</mn>
                <mn>3</mn>
              </msub>
            </mstyle>
            <mi>,</mi>
            <mspace width="0.5em"/>
            <mi>R</mi>
          </mrow>
        </mrow>
        <mo fence="true" stretchy="false">)</mo>
      </mrow>
    </mrow>
    <annotation encoding="StarMath 5.0">%delta_2 ( color navy {q_1}, ` %Ux25A1 )   ~ = ~ ( color maroon { q_0 } , ` color blue {1_2}, ` L) ~~~ and ~~~
%delta_2 ( color navy {q_1}, ` 1 )         ~ = ~ ( color teal {q_F} , ` color green {1_3}, ` R)</annotation>
  </semantics>
</math>
</file>

<file path=Object 32/content.xml><?xml version="1.0" encoding="utf-8"?>
<math xmlns="http://www.w3.org/1998/Math/MathML" display="block">
  <semantics>
    <mrow>
      <mi mathvariant="normal">□</mi>
      <mi mathvariant="normal">□</mi>
      <mi mathvariant="normal">□</mi>
      <mstyle color="maroon">
        <msub>
          <mi>q</mi>
          <mn>0</mn>
        </msub>
      </mstyle>
      <mi mathvariant="normal">☒</mi>
      <mi mathvariant="normal">□</mi>
      <mi mathvariant="normal">□</mi>
      <mspace width="2em"/>
      <mi mathvariant="normal">˫</mi>
      <mspace width="2em"/>
      <mi mathvariant="normal">□</mi>
      <mi mathvariant="normal">□</mi>
      <mi mathvariant="normal">□</mi>
      <mstyle mathvariant="bold">
        <mstyle color="red">
          <msub>
            <mn>1</mn>
            <mn>0</mn>
          </msub>
        </mstyle>
      </mstyle>
      <mstyle color="navy">
        <msub>
          <mi>q</mi>
          <mn>1</mn>
        </msub>
      </mstyle>
      <mi mathvariant="normal">☒</mi>
      <mi mathvariant="normal">□</mi>
      <mspace width="2em"/>
      <mi mathvariant="normal">˫</mi>
      <mspace width="2em"/>
      <mi mathvariant="normal">□</mi>
      <mi mathvariant="normal">□</mi>
      <mi mathvariant="normal">□</mi>
      <mstyle color="maroon">
        <msub>
          <mi>q</mi>
          <mn>0</mn>
        </msub>
      </mstyle>
      <munder accentunder="true">
        <mstyle color="red">
          <msub>
            <mn>1</mn>
            <mn>0</mn>
          </msub>
        </mstyle>
        <mo>̲</mo>
      </munder>
      <mstyle mathvariant="bold">
        <mstyle color="blue">
          <msub>
            <mn>1</mn>
            <mn>2</mn>
          </msub>
        </mstyle>
      </mstyle>
      <mi mathvariant="normal">□</mi>
      <mspace width="2em"/>
      <mi mathvariant="normal">˫</mi>
      <mspace width="2em"/>
      <mi mathvariant="normal">□</mi>
      <mi mathvariant="normal">□</mi>
      <mstyle color="navy">
        <msub>
          <mi>q</mi>
          <mn>1</mn>
        </msub>
      </mstyle>
      <mi mathvariant="normal">☒</mi>
      <mstyle mathvariant="bold">
        <mstyle color="purple">
          <msub>
            <mn>1</mn>
            <mn>1</mn>
          </msub>
        </mstyle>
      </mstyle>
      <mstyle color="blue">
        <msub>
          <mn>1</mn>
          <mn>2</mn>
        </msub>
      </mstyle>
      <mi mathvariant="normal">□</mi>
      <mspace width="2em"/>
      <mi mathvariant="normal">˫</mi>
      <mspace/>
    </mrow>
    <annotation encoding="StarMath 5.0">%Ux25A1 %Ux25A1 %Ux25A1 color maroon {q_0}  %Ux2612  %Ux25A1%Ux25A1  ~ %Ux02EB ~ 
%Ux25A1 %Ux25A1 %Ux25A1 bold color red { 1_0 }  color navy {q_1}   %Ux2612  %Ux25A1 ~ %Ux02EB ~ 
%Ux25A1 %Ux25A1 %Ux25A1 color maroon {q_0}  underline color red { 1_0 } bold color blue {1_2} %Ux25A1 ~ %Ux02EB ~ 
%Ux25A1 %Ux25A1  color navy {q_1}  %Ux2612  bold color purple { 1_1 } color blue {1_2}   %Ux25A1 ~ %Ux02EB ~ </annotation>
  </semantics>
</math>
</file>

<file path=Object 33/content.xml><?xml version="1.0" encoding="utf-8"?>
<math xmlns="http://www.w3.org/1998/Math/MathML" display="block">
  <semantics>
    <mrow>
      <mi mathvariant="normal">□</mi>
      <mstyle color="maroon">
        <msub>
          <mi>q</mi>
          <mn>0</mn>
        </msub>
      </mstyle>
      <mi mathvariant="normal">☒</mi>
      <mstyle mathvariant="bold">
        <mstyle color="blue">
          <msub>
            <mn>1</mn>
            <mn>2</mn>
          </msub>
        </mstyle>
      </mstyle>
      <mstyle color="purple">
        <msub>
          <mn>1</mn>
          <mn>1</mn>
        </msub>
      </mstyle>
      <mstyle color="blue">
        <msub>
          <mn>1</mn>
          <mn>2</mn>
        </msub>
      </mstyle>
      <mi mathvariant="normal">□</mi>
      <mspace width="2em"/>
      <mi mathvariant="normal">˫</mi>
      <mspace width="2em"/>
      <mi mathvariant="normal">□</mi>
      <mstyle mathvariant="bold">
        <mstyle color="red">
          <msub>
            <mn>1</mn>
            <mn>0</mn>
          </msub>
        </mstyle>
      </mstyle>
      <mstyle color="navy">
        <msub>
          <mi>q</mi>
          <mn>1</mn>
        </msub>
      </mstyle>
      <munder accentunder="true">
        <mstyle color="blue">
          <msub>
            <mn>1</mn>
            <mn>2</mn>
          </msub>
        </mstyle>
        <mo>̲</mo>
      </munder>
      <mstyle color="purple">
        <msub>
          <mn>1</mn>
          <mn>1</mn>
        </msub>
      </mstyle>
      <mstyle color="blue">
        <msub>
          <mn>1</mn>
          <mn>2</mn>
        </msub>
      </mstyle>
      <mi mathvariant="normal">□</mi>
      <mspace width="2em"/>
      <mi mathvariant="normal">˫</mi>
      <mspace width="2em"/>
      <mi mathvariant="normal">□</mi>
      <mstyle color="red">
        <msub>
          <mn>1</mn>
          <mn>0</mn>
        </msub>
      </mstyle>
      <mstyle mathvariant="bold">
        <mstyle color="green">
          <msub>
            <mn>1</mn>
            <mn>3</mn>
          </msub>
        </mstyle>
      </mstyle>
      <mstyle color="teal">
        <msub>
          <mi>q</mi>
          <mi>F</mi>
        </msub>
      </mstyle>
      <munder accentunder="true">
        <mstyle color="purple">
          <msub>
            <mn>1</mn>
            <mn>1</mn>
          </msub>
        </mstyle>
        <mo>̲</mo>
      </munder>
      <mstyle color="blue">
        <msub>
          <mn>1</mn>
          <mn>2</mn>
        </msub>
      </mstyle>
      <mi mathvariant="normal">□</mi>
      <mspace width="2em"/>
      <mi mathvariant="normal">˫</mi>
      <mspace/>
    </mrow>
    <annotation encoding="StarMath 5.0">%Ux25A1 color maroon {q_0}  %Ux2612  bold color blue {1_2} color purple { 1_1 } color blue {1_2} %Ux25A1 ~ %Ux02EB ~ 

%Ux25A1 bold color red {1_0}  color navy {q_1} underline color blue {1_2} color purple { 1_1 } color blue {1_2} %Ux25A1 ~ %Ux02EB ~ 

%Ux25A1 color red {1_0} bold color green {1_3}  color teal {q_F} underline  color purple { 1_1 } color blue {1_2} %Ux25A1 ~ %Ux02EB ~ </annotation>
  </semantics>
</math>
</file>

<file path=Object 34/content.xml><?xml version="1.0" encoding="utf-8"?>
<math xmlns="http://www.w3.org/1998/Math/MathML" display="block">
  <semantics>
    <mrow>
      <msub>
        <mi>δ</mi>
        <mn>2</mn>
      </msub>
      <mrow>
        <mo fence="true" stretchy="false">(</mo>
        <mrow>
          <mrow>
            <mstyle color="navy">
              <msub>
                <mi>q</mi>
                <mn>1</mn>
              </msub>
            </mstyle>
            <mi>,</mi>
            <mspace width="0.5em"/>
            <mi mathvariant="normal">□</mi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tyle color="maroon">
              <msub>
                <mi>q</mi>
                <mn>0</mn>
              </msub>
            </mstyle>
            <mi>,</mi>
            <mspace width="0.5em"/>
            <mstyle color="blue">
              <msub>
                <mn>1</mn>
                <mn>2</mn>
              </msub>
            </mstyle>
            <mi>,</mi>
            <mspace width="0.5em"/>
            <mi>L</mi>
          </mrow>
        </mrow>
        <mo fence="true" stretchy="false">)</mo>
      </mrow>
      <mrow>
        <mspace width="6em"/>
        <mo stretchy="false">∧</mo>
        <mspace width="6em"/>
      </mrow>
      <msub>
        <mi>δ</mi>
        <mn>2</mn>
      </msub>
      <mrow>
        <mo fence="true" stretchy="false">(</mo>
        <mrow>
          <mrow>
            <mstyle color="navy">
              <msub>
                <mi>q</mi>
                <mn>1</mn>
              </msub>
            </mstyle>
            <mi>,</mi>
            <mspace width="0.5em"/>
            <mn>1</mn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tyle color="navy">
              <msub>
                <mi>q</mi>
                <mn>1</mn>
              </msub>
            </mstyle>
            <mi>,</mi>
            <mspace width="0.5em"/>
            <mstyle color="green">
              <msub>
                <mn>1</mn>
                <mn>3</mn>
              </msub>
            </mstyle>
            <mi>,</mi>
            <mspace width="0.5em"/>
            <mi>R</mi>
          </mrow>
        </mrow>
        <mo fence="true" stretchy="false">)</mo>
      </mrow>
    </mrow>
    <annotation encoding="StarMath 5.0">%delta_2 ( color navy {q_1}, ` %Ux25A1 )   ~ = ~ ( color maroon { q_0 } , ` color blue {1_2}, ` L) ~~~ and ~~~
%delta_2 ( color navy {q_1}, ` 1 )         ~ = ~ ( color navy {q_1} , ` color green {1_3}, ` R)</annotation>
  </semantics>
</math>
</file>

<file path=Object 35/content.xml><?xml version="1.0" encoding="utf-8"?>
<math xmlns="http://www.w3.org/1998/Math/MathML" display="block">
  <semantics>
    <mrow>
      <msub>
        <mi>δ</mi>
        <mn>2</mn>
      </msub>
      <mrow>
        <mo fence="true" stretchy="false">(</mo>
        <mrow>
          <mrow>
            <mstyle color="black">
              <msub>
                <mi>q</mi>
                <mn>2</mn>
              </msub>
            </mstyle>
            <mi>,</mi>
            <mspace width="0.5em"/>
            <mi mathvariant="normal">□</mi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tyle color="navy">
              <msub>
                <mi>q</mi>
                <mn>1</mn>
              </msub>
            </mstyle>
            <mi>,</mi>
            <mspace width="0.5em"/>
            <mstyle color="black">
              <msub>
                <mn>1</mn>
                <mn>4</mn>
              </msub>
            </mstyle>
            <mi>,</mi>
            <mspace width="0.5em"/>
            <mi>L</mi>
          </mrow>
        </mrow>
        <mo fence="true" stretchy="false">)</mo>
      </mrow>
      <mrow>
        <mspace width="6em"/>
        <mo stretchy="false">∧</mo>
        <mspace width="6em"/>
      </mrow>
      <msub>
        <mi>δ</mi>
        <mn>2</mn>
      </msub>
      <mrow>
        <mo fence="true" stretchy="false">(</mo>
        <mrow>
          <mrow>
            <mstyle color="black">
              <msub>
                <mi>q</mi>
                <mn>2</mn>
              </msub>
            </mstyle>
            <mi>,</mi>
            <mspace width="0.5em"/>
            <mn>1</mn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tyle color="teal">
              <msub>
                <mi>q</mi>
                <mi>F</mi>
              </msub>
            </mstyle>
            <mi>,</mi>
            <mspace width="0.5em"/>
            <mstyle color="black">
              <msub>
                <mn>1</mn>
                <mn>5</mn>
              </msub>
            </mstyle>
            <mi>,</mi>
            <mspace width="0.5em"/>
            <mi>N</mi>
          </mrow>
        </mrow>
        <mo fence="true" stretchy="false">)</mo>
      </mrow>
    </mrow>
    <annotation encoding="StarMath 5.0">%delta_2 ( color black {q_2}, ` %Ux25A1 )   ~ = ~ ( color navy { q_1 } , ` color black {1_4}, ` L) ~~~ and ~~~
%delta_2 ( color black {q_2}, ` 1 )         ~ = ~ ( color teal {q_F} , ` color black {1_5}, ` N)</annotation>
  </semantics>
</math>
</file>

<file path=Object 36/content.xml><?xml version="1.0" encoding="utf-8"?>
<math xmlns="http://www.w3.org/1998/Math/MathML" display="block">
  <semantics>
    <mrow>
      <mspace width="2em"/>
      <mi mathvariant="normal">˫</mi>
      <mspace width="2em"/>
      <mi mathvariant="normal">□</mi>
      <mstyle color="red">
        <msub>
          <mn>1</mn>
          <mn>0</mn>
        </msub>
      </mstyle>
      <mstyle color="green">
        <msub>
          <mn>1</mn>
          <mn>3</mn>
        </msub>
      </mstyle>
      <mstyle color="green">
        <msub>
          <mn>1</mn>
          <mn>3</mn>
        </msub>
      </mstyle>
      <msub>
        <mi>q</mi>
        <mn>2</mn>
      </msub>
      <mstyle color="green">
        <msub>
          <mn>1</mn>
          <mn>3</mn>
        </msub>
      </mstyle>
      <mstyle mathvariant="bold">
        <mstyle color="purple">
          <msub>
            <mn>1</mn>
            <mn>1</mn>
          </msub>
        </mstyle>
      </mstyle>
      <mstyle color="blue">
        <msub>
          <mn>1</mn>
          <mn>2</mn>
        </msub>
      </mstyle>
      <mi mathvariant="normal">□</mi>
      <mspace width="2em"/>
      <mi mathvariant="normal">˫</mi>
      <mspace width="2em"/>
      <mi mathvariant="normal">□</mi>
      <mstyle color="red">
        <msub>
          <mn>1</mn>
          <mn>0</mn>
        </msub>
      </mstyle>
      <mstyle color="green">
        <msub>
          <mn>1</mn>
          <mn>3</mn>
        </msub>
      </mstyle>
      <mstyle color="green">
        <msub>
          <mn>1</mn>
          <mn>3</mn>
        </msub>
      </mstyle>
      <mstyle color="teal">
        <msub>
          <mi>q</mi>
          <mi>F</mi>
        </msub>
      </mstyle>
      <mstyle mathvariant="bold">
        <mstyle color="black">
          <msub>
            <mn>1</mn>
            <mn>5</mn>
          </msub>
        </mstyle>
      </mstyle>
      <mstyle color="purple">
        <msub>
          <mn>1</mn>
          <mn>1</mn>
        </msub>
      </mstyle>
      <mstyle color="blue">
        <msub>
          <mn>1</mn>
          <mn>2</mn>
        </msub>
      </mstyle>
      <mi mathvariant="normal">□</mi>
      <mspace width="2em"/>
      <mi mathvariant="normal">˫</mi>
      <mspace/>
    </mrow>
    <annotation encoding="StarMath 5.0">~ %Ux02EB ~ %Ux25A1 color red { 1_0 } color green {1_3} color green {1_3} q_2 color green {1_3} bold color purple { 1_1 } color blue {1_2} %Ux25A1  ~ %Ux02EB ~
%Ux25A1 color red { 1_0 } color green {1_3} color green {1_3}  color teal {q_F}  bold color black {1_5} color purple { 1_1 } color blue {1_2} %Ux25A1  ~ %Ux02EB ~
</annotation>
  </semantics>
</math>
</file>

<file path=Object 37/content.xml><?xml version="1.0" encoding="utf-8"?>
<math xmlns="http://www.w3.org/1998/Math/MathML" display="block">
  <semantics>
    <mrow>
      <mspace width="2em"/>
      <mi mathvariant="normal">˫</mi>
      <mspace width="2em"/>
      <mn>...</mn>
      <mspace width="2em"/>
      <mi mathvariant="normal">˫</mi>
      <mspace width="2em"/>
      <mi mathvariant="normal">□</mi>
      <mstyle color="red">
        <msub>
          <mn>1</mn>
          <mn>0</mn>
        </msub>
      </mstyle>
      <mstyle mathvariant="bold">
        <mstyle color="green">
          <msub>
            <mn>1</mn>
            <mn>3</mn>
          </msub>
        </mstyle>
      </mstyle>
      <mstyle mathvariant="bold">
        <mstyle color="green">
          <msub>
            <mn>1</mn>
            <mn>3</mn>
          </msub>
        </mstyle>
      </mstyle>
      <mstyle mathvariant="bold">
        <mstyle color="green">
          <msub>
            <mn>1</mn>
            <mn>3</mn>
          </msub>
        </mstyle>
      </mstyle>
      <mstyle mathvariant="bold">
        <mstyle color="green">
          <msub>
            <mn>1</mn>
            <mn>3</mn>
          </msub>
        </mstyle>
      </mstyle>
      <mstyle color="navy">
        <msub>
          <mi>q</mi>
          <mn>1</mn>
        </msub>
      </mstyle>
      <mi mathvariant="normal">☒</mi>
      <mi mathvariant="normal">□</mi>
      <mspace width="2em"/>
      <mi mathvariant="normal">˫</mi>
      <mspace width="2em"/>
      <mi mathvariant="normal">□</mi>
      <mstyle color="red">
        <msub>
          <mn>1</mn>
          <mn>0</mn>
        </msub>
      </mstyle>
      <mstyle color="green">
        <msub>
          <mn>1</mn>
          <mn>3</mn>
        </msub>
      </mstyle>
      <mstyle color="green">
        <msub>
          <mn>1</mn>
          <mn>3</mn>
        </msub>
      </mstyle>
      <mstyle color="green">
        <msub>
          <mn>1</mn>
          <mn>3</mn>
        </msub>
      </mstyle>
      <mstyle color="maroon">
        <msub>
          <mi>q</mi>
          <mn>0</mn>
        </msub>
      </mstyle>
      <mstyle color="green">
        <msub>
          <mn>1</mn>
          <mn>3</mn>
        </msub>
      </mstyle>
      <mstyle mathvariant="bold">
        <mstyle color="blue">
          <msub>
            <mn>1</mn>
            <mn>2</mn>
          </msub>
        </mstyle>
      </mstyle>
      <mi mathvariant="normal">□</mi>
      <mspace width="2em"/>
      <mi mathvariant="normal">˫</mi>
      <mspace/>
    </mrow>
    <annotation encoding="StarMath 5.0">~ %Ux02EB ~ ... ~ %Ux02EB ~
%Ux25A1 color red { 1_0 } bold color green {1_3} bold color green {1_3} bold color green {1_3} bold color green {1_3}  color navy {q_1}  %Ux2612  %Ux25A1  ~ %Ux02EB ~
%Ux25A1 color red { 1_0 } color green {1_3} color green {1_3} color green {1_3}  color maroon {q_0}  color green {1_3} bold color blue {1_2} %Ux25A1  ~ %Ux02EB ~ </annotation>
  </semantics>
</math>
</file>

<file path=Object 38/content.xml><?xml version="1.0" encoding="utf-8"?>
<math xmlns="http://www.w3.org/1998/Math/MathML" display="block">
  <semantics>
    <mrow>
      <mo stretchy="false">∀</mo>
      <mi>i</mi>
      <mrow>
        <mspace width="0.5em"/>
        <mo stretchy="false">∈</mo>
        <mspace width="0.5em"/>
      </mrow>
      <mo stretchy="false">{</mo>
      <mn>0,</mn>
      <mspace width="0.5em"/>
      <mn>1,</mn>
      <mspace width="0.5em"/>
      <mn>2</mn>
      <mo stretchy="false">}</mo>
      <mi mathvariant="normal">:</mi>
      <mspace width="4em"/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n>0</mn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row>
                  <msup>
                    <mi>a</mi>
                    <mn>2</mn>
                  </msup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row>
              </msub>
              <mi>,</mi>
              <mspace width="0.5em"/>
              <mn>0,</mn>
              <mspace width="0.5em"/>
              <mi>R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n>1</mn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row>
                  <mi>a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row>
              </msub>
              <mi>,</mi>
              <mspace width="0.5em"/>
              <mn>1,</mn>
              <mspace width="0.5em"/>
              <mi>R</mi>
            </mrow>
          </mrow>
          <mo fence="true" stretchy="false">)</mo>
        </mrow>
      </mrow>
    </mrow>
    <annotation encoding="StarMath 5.0">forall i ` in ` \{0, ` 1, ` 2\}: ~~ 
%delta( q_{i}, ` 0 ) = ( q_{a^2(i)}, ` 0, ` R ) ~~and~~ 
%delta( q_{i}, ` 1 ) = ( q_{a(i)}, ` 1, ` R ) </annotation>
  </semantics>
</math>
</file>

<file path=Object 39/content.xml><?xml version="1.0" encoding="utf-8"?>
<math xmlns="http://www.w3.org/1998/Math/MathML" display="block">
  <semantics>
    <mrow>
      <mi mathvariant="normal">□</mi>
      <mi mathvariant="normal">□</mi>
      <mi mathvariant="normal">□</mi>
      <mi mathvariant="normal">□</mi>
      <mstyle color="maroon">
        <msub>
          <mi>q</mi>
          <mn>0</mn>
        </msub>
      </mstyle>
      <mi mathvariant="normal">☒</mi>
      <mi mathvariant="normal">□</mi>
      <mi mathvariant="normal">□</mi>
      <mi mathvariant="normal">□</mi>
      <mspace width="2em"/>
      <mi mathvariant="normal">˫</mi>
      <mspace width="2em"/>
      <mi mathvariant="normal">□</mi>
      <mi mathvariant="normal">□</mi>
      <mi mathvariant="normal">□</mi>
      <mi mathvariant="normal">□</mi>
      <mstyle mathvariant="bold">
        <mstyle color="red">
          <msub>
            <mn>1</mn>
            <mn>0</mn>
          </msub>
        </mstyle>
      </mstyle>
      <mstyle color="navy">
        <msub>
          <mi>q</mi>
          <mn>1</mn>
        </msub>
      </mstyle>
      <mi mathvariant="normal">☒</mi>
      <mi mathvariant="normal">□</mi>
      <mi mathvariant="normal">□</mi>
      <mspace width="2em"/>
      <mi mathvariant="normal">˫</mi>
      <mspace width="2em"/>
      <mi mathvariant="normal">□</mi>
      <mi mathvariant="normal">□</mi>
      <mi mathvariant="normal">□</mi>
      <mi mathvariant="normal">□</mi>
      <mstyle color="maroon">
        <msub>
          <mi>q</mi>
          <mn>0</mn>
        </msub>
      </mstyle>
      <munder accentunder="true">
        <mstyle color="red">
          <msub>
            <mn>1</mn>
            <mn>0</mn>
          </msub>
        </mstyle>
        <mo>̲</mo>
      </munder>
      <mstyle mathvariant="bold">
        <mstyle color="blue">
          <msub>
            <mn>1</mn>
            <mn>2</mn>
          </msub>
        </mstyle>
      </mstyle>
      <mi mathvariant="normal">□</mi>
      <mi mathvariant="normal">□</mi>
      <mspace width="2em"/>
      <mi mathvariant="normal">˫</mi>
      <mspace width="2em"/>
      <mi mathvariant="normal">□</mi>
      <mi mathvariant="normal">□</mi>
      <mi mathvariant="normal">□</mi>
      <mstyle color="black">
        <msub>
          <mi>q</mi>
          <mn>2</mn>
        </msub>
      </mstyle>
      <mi mathvariant="normal">☒</mi>
      <mstyle mathvariant="bold">
        <mstyle color="purple">
          <msub>
            <mn>1</mn>
            <mn>1</mn>
          </msub>
        </mstyle>
      </mstyle>
      <mstyle color="blue">
        <msub>
          <mn>1</mn>
          <mn>2</mn>
        </msub>
      </mstyle>
      <mi mathvariant="normal">□</mi>
      <mi mathvariant="normal">□</mi>
      <mspace width="2em"/>
      <mi mathvariant="normal">˫</mi>
      <mspace/>
    </mrow>
    <annotation encoding="StarMath 5.0">%Ux25A1 %Ux25A1 %Ux25A1 %Ux25A1 color maroon {q_0}  %Ux2612  %Ux25A1 %Ux25A1 %Ux25A1  ~ %Ux02EB ~ 

%Ux25A1 %Ux25A1 %Ux25A1 %Ux25A1 bold color red { 1_0 }  color navy {q_1}   %Ux2612  %Ux25A1 %Ux25A1 ~ %Ux02EB ~ 

%Ux25A1 %Ux25A1 %Ux25A1 %Ux25A1 color maroon {q_0}  underline color red { 1_0 } bold color blue {1_2} %Ux25A1 %Ux25A1 ~ %Ux02EB ~
 
%Ux25A1 %Ux25A1 %Ux25A1  color black {q_2}  %Ux2612  bold color purple { 1_1 } color blue {1_2}   %Ux25A1 %Ux25A1 ~ %Ux02EB ~ </annotation>
  </semantics>
</math>
</file>

<file path=Object 4/content.xml><?xml version="1.0" encoding="utf-8"?>
<math xmlns="http://www.w3.org/1998/Math/MathML" display="block">
  <semantics>
    <mrow>
      <mo stretchy="false">∀</mo>
      <mi>x</mi>
      <mrow>
        <mspace width="0.5em"/>
        <mo stretchy="false">∈</mo>
        <mspace width="0.5em"/>
      </mrow>
      <mi mathvariant="normal">Σ</mi>
      <mspace width="2em"/>
      <mo stretchy="false">∀</mo>
      <mi>y</mi>
      <mrow>
        <mspace width="0.5em"/>
        <mo stretchy="false">∈</mo>
        <mspace width="0.5em"/>
      </mrow>
      <mi mathvariant="normal">Γ</mi>
      <mi mathvariant="normal">:</mi>
      <mspace width="2em"/>
      <mi>δ</mi>
      <mrow>
        <mo fence="true" stretchy="false">(</mo>
        <mrow>
          <mrow>
            <msub>
              <mi>q</mi>
              <mn>0,</mn>
            </msub>
            <mspace width="0.5em"/>
            <mrow>
              <mo fence="true" stretchy="false">(</mo>
              <mrow>
                <mrow>
                  <mi>x</mi>
                  <mi>,</mi>
                  <mspace width="0.5em"/>
                  <mi>y</mi>
                </mrow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ub>
              <mi>q</mi>
              <mn>0,</mn>
            </msub>
            <mspace width="0.5em"/>
            <mrow>
              <mo fence="true" stretchy="false">(</mo>
              <mrow>
                <mrow>
                  <mi>x</mi>
                  <mi>,</mi>
                  <mspace width="0.5em"/>
                  <mi>R</mi>
                </mrow>
              </mrow>
              <mo fence="true" stretchy="false">)</mo>
            </mrow>
            <mi>,</mi>
            <mspace width="0.5em"/>
            <mrow>
              <mo fence="true" stretchy="false">(</mo>
              <mrow>
                <mrow>
                  <mi>x</mi>
                  <mi>,</mi>
                  <mspace width="0.5em"/>
                  <mi>R</mi>
                </mrow>
              </mrow>
              <mo fence="true" stretchy="false">)</mo>
            </mrow>
          </mrow>
        </mrow>
        <mo fence="true" stretchy="false">)</mo>
      </mrow>
    </mrow>
    <annotation encoding="StarMath 5.0">forall x ` in ` %SIGMA ~ forall y ` in ` %GAMMA: ~ %delta ( q_0, ` (x, ` y)) ~ = ~ ( q_0, ` (x, ` R), ` (x, ` R))</annotation>
  </semantics>
</math>
</file>

<file path=Object 40/content.xml><?xml version="1.0" encoding="utf-8"?>
<math xmlns="http://www.w3.org/1998/Math/MathML" display="block">
  <semantics>
    <mrow>
      <mspace width="2em"/>
      <mi mathvariant="normal">˫</mi>
      <mspace width="2em"/>
      <mi mathvariant="normal">□</mi>
      <mi mathvariant="normal">□</mi>
      <mstyle color="navy">
        <msub>
          <mi>q</mi>
          <mn>1</mn>
        </msub>
      </mstyle>
      <mi mathvariant="normal">☒</mi>
      <mstyle mathvariant="bold">
        <mstyle color="black">
          <msub>
            <mn>1</mn>
            <mn>4</mn>
          </msub>
        </mstyle>
      </mstyle>
      <mstyle color="purple">
        <msub>
          <mn>1</mn>
          <mn>1</mn>
        </msub>
      </mstyle>
      <mstyle color="blue">
        <msub>
          <mn>1</mn>
          <mn>2</mn>
        </msub>
      </mstyle>
      <mi mathvariant="normal">□</mi>
      <mi mathvariant="normal">□</mi>
      <mspace width="2em"/>
      <mi mathvariant="normal">˫</mi>
      <mspace width="2em"/>
      <mi mathvariant="normal">□</mi>
      <mstyle color="maroon">
        <msub>
          <mi>q</mi>
          <mn>0</mn>
        </msub>
      </mstyle>
      <mi mathvariant="normal">☒</mi>
      <mstyle mathvariant="bold">
        <mstyle color="blue">
          <msub>
            <mn>1</mn>
            <mn>2</mn>
          </msub>
        </mstyle>
      </mstyle>
      <mstyle color="black">
        <msub>
          <mn>1</mn>
          <mn>4</mn>
        </msub>
      </mstyle>
      <mstyle color="purple">
        <msub>
          <mn>1</mn>
          <mn>1</mn>
        </msub>
      </mstyle>
      <mstyle color="blue">
        <msub>
          <mn>1</mn>
          <mn>2</mn>
        </msub>
      </mstyle>
      <mi mathvariant="normal">□</mi>
      <mi mathvariant="normal">□</mi>
      <mspace width="2em"/>
      <mi mathvariant="normal">˫</mi>
      <mspace width="2em"/>
      <mi mathvariant="normal">□</mi>
      <mstyle mathvariant="bold">
        <mstyle color="red">
          <msub>
            <mn>1</mn>
            <mn>0</mn>
          </msub>
        </mstyle>
      </mstyle>
      <mstyle color="navy">
        <msub>
          <mi>q</mi>
          <mn>1</mn>
        </msub>
      </mstyle>
      <mstyle color="blue">
        <msub>
          <mn>1</mn>
          <mn>2</mn>
        </msub>
      </mstyle>
      <mstyle color="black">
        <msub>
          <mn>1</mn>
          <mn>4</mn>
        </msub>
      </mstyle>
      <mstyle color="purple">
        <msub>
          <mn>1</mn>
          <mn>1</mn>
        </msub>
      </mstyle>
      <mstyle color="blue">
        <msub>
          <mn>1</mn>
          <mn>2</mn>
        </msub>
      </mstyle>
      <mi mathvariant="normal">□</mi>
      <mi mathvariant="normal">□</mi>
      <mspace width="2em"/>
      <mi mathvariant="normal">˫</mi>
      <mspace/>
    </mrow>
    <annotation encoding="StarMath 5.0">~ %Ux02EB ~
%Ux25A1 %Ux25A1  color navy {q_1}  %Ux2612  bold color black {1_4} color purple { 1_1 } color blue {1_2} %Ux25A1 %Ux25A1  ~ %Ux02EB ~

%Ux25A1  color maroon {q_0}  %Ux2612  bold color blue {1_2} color black {1_4} color purple { 1_1 } color blue {1_2} %Ux25A1 %Ux25A1  ~ %Ux02EB ~

%Ux25A1 bold color red { 1_0 }  color navy {q_1}  color blue {1_2} color black {1_4} color purple { 1_1 } color blue {1_2} %Ux25A1 %Ux25A1  ~ %Ux02EB ~

</annotation>
  </semantics>
</math>
</file>

<file path=Object 41/content.xml><?xml version="1.0" encoding="utf-8"?>
<math xmlns="http://www.w3.org/1998/Math/MathML" display="block">
  <semantics>
    <mrow>
      <mi>δ</mi>
      <mrow>
        <mo fence="true" stretchy="false">(</mo>
        <mrow>
          <mrow>
            <msub>
              <mi>q</mi>
              <mn>0</mn>
            </msub>
            <mi>,</mi>
            <mspace width="0.5em"/>
            <mi mathvariant="normal">□</mi>
          </mrow>
        </mrow>
        <mo fence="true" stretchy="false">)</mo>
      </mrow>
      <mrow>
        <mspace width="2em"/>
        <mo stretchy="false">=</mo>
        <mspace width="2em"/>
      </mrow>
      <mi>δ</mi>
      <mrow>
        <mo fence="true" stretchy="false">(</mo>
        <mrow>
          <mrow>
            <msub>
              <mi>q</mi>
              <mn>1</mn>
            </msub>
            <mi>,</mi>
            <mspace width="0.5em"/>
            <mi mathvariant="normal">□</mi>
          </mrow>
        </mrow>
        <mo fence="true" stretchy="false">)</mo>
      </mrow>
      <mrow>
        <mspace width="2em"/>
        <mo stretchy="false">=</mo>
        <mspace width="2em"/>
      </mrow>
      <mi mathvariant="normal">⊥</mi>
      <mrow>
        <mspace width="4em"/>
        <mo stretchy="false">∧</mo>
        <mspace width="4em"/>
      </mrow>
      <mi>δ</mi>
      <mrow>
        <mo fence="true" stretchy="false">(</mo>
        <mrow>
          <mrow>
            <msub>
              <mi>q</mi>
              <mn>2</mn>
            </msub>
            <mi>,</mi>
            <mspace width="0.5em"/>
            <mi mathvariant="normal">□</mi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ub>
              <mi>q</mi>
              <mi mathvariant="italic">JA</mi>
            </msub>
            <mi>,</mi>
            <mspace width="0.5em"/>
            <mi mathvariant="normal">□</mi>
            <mi>,</mi>
            <mspace width="0.5em"/>
            <mi>N</mi>
          </mrow>
        </mrow>
        <mo fence="true" stretchy="false">)</mo>
      </mrow>
    </mrow>
    <annotation encoding="StarMath 5.0">%delta( q_{0}, `  %Ux25A1  ) ~ = ~
%delta( q_{1}, `  %Ux25A1  ) ~ = ~ %Ux22A5  ~~and~~ 
%delta( q_{2}, `  %Ux25A1  ) ~ = ~ ( q_{JA}, ` %Ux25A1 , ` N ) </annotation>
  </semantics>
</math>
</file>

<file path=Object 42/content.xml><?xml version="1.0" encoding="utf-8"?>
<math xmlns="http://www.w3.org/1998/Math/MathML" display="block">
  <semantics>
    <mrow>
      <mo stretchy="false">∀</mo>
      <mi>x</mi>
      <mrow>
        <mspace width="0.5em"/>
        <mo stretchy="false">∈</mo>
        <mspace width="0.5em"/>
      </mrow>
      <mi mathvariant="normal">Σ</mi>
      <mi mathvariant="normal">:</mi>
      <mspace width="4em"/>
      <mi>δ</mi>
      <mrow>
        <mrow>
          <mo fence="true" stretchy="false">(</mo>
          <mrow>
            <mrow>
              <msub>
                <mi>q</mi>
                <mn>0</mn>
              </msub>
              <mi>,</mi>
              <mspace width="0.5em"/>
              <mi>x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n>0</mn>
              </msub>
              <mi>,</mi>
              <mspace width="0.5em"/>
              <mi>x</mi>
              <mi>,</mi>
              <mspace width="0.5em"/>
              <mi>R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n>0</mn>
              </msub>
              <mi>,</mi>
              <mspace width="0.5em"/>
              <mi mathvariant="normal">□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n>1</mn>
              </msub>
              <mi>,</mi>
              <mspace width="0.5em"/>
              <mi mathvariant="normal">□</mi>
              <mi>,</mi>
              <mspace width="0.5em"/>
              <mi>L</mi>
            </mrow>
          </mrow>
          <mo fence="true" stretchy="false">)</mo>
        </mrow>
      </mrow>
    </mrow>
    <annotation encoding="StarMath 5.0">forall x ` in ` %SIGMA: ~~ 
%delta( q_{0}, ` x ) = ( q_{0}, ` x, ` R ) ~~and~~ 
%delta( q_{0}, ` %Ux25A1  ) = ( q_{1}, ` %Ux25A1 , ` L ) </annotation>
  </semantics>
</math>
</file>

<file path=Object 43/content.xml><?xml version="1.0" encoding="utf-8"?>
<math xmlns="http://www.w3.org/1998/Math/MathML" display="block">
  <semantics>
    <mrow>
      <mi>δ</mi>
      <mrow>
        <mrow>
          <mo fence="true" stretchy="false">(</mo>
          <mrow>
            <mrow>
              <msub>
                <mi>q</mi>
                <mn>1</mn>
              </msub>
              <mi>,</mi>
              <mspace width="0.5em"/>
              <mn>0</mn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n>2</mn>
              </msub>
              <mi>,</mi>
              <mspace width="0.5em"/>
              <mn>1,</mn>
              <mspace width="0.5em"/>
              <mi>L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n>1</mn>
              </msub>
              <mi>,</mi>
              <mspace width="0.5em"/>
              <mn>1</mn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n>1</mn>
              </msub>
              <mi>,</mi>
              <mspace width="0.5em"/>
              <mn>0,</mn>
              <mspace width="0.5em"/>
              <mi>L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n>1</mn>
              </msub>
              <mi>,</mi>
              <mspace width="0.5em"/>
              <mi mathvariant="normal">□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n>2</mn>
              </msub>
              <mi>,</mi>
              <mspace width="0.5em"/>
              <mn>1,</mn>
              <mspace width="0.5em"/>
              <mi>L</mi>
            </mrow>
          </mrow>
          <mo fence="true" stretchy="false">)</mo>
        </mrow>
      </mrow>
      <mrow>
        <mspace width="4em"/>
        <mo stretchy="false">∧</mo>
        <mspace/>
      </mrow>
    </mrow>
    <annotation encoding="StarMath 5.0">%delta( q_{1}, ` 0 ) = ( q_{2}, ` 1, ` L ) ~~and~~
%delta( q_{1}, ` 1 ) = ( q_{1}, ` 0, ` L ) ~~and~~ 
%delta( q_{1}, ` %Ux25A1  ) = ( q_{2}, ` 1, ` L ) ~~and` </annotation>
  </semantics>
</math>
</file>

<file path=Object 44/content.xml><?xml version="1.0" encoding="utf-8"?>
<math xmlns="http://www.w3.org/1998/Math/MathML" display="block">
  <semantics>
    <mrow>
      <mi>a</mi>
      <mi mathvariant="normal">:</mi>
      <mspace width="2em"/>
      <mo stretchy="false">{</mo>
      <mn>0,</mn>
      <mspace width="0.5em"/>
      <mn>1,</mn>
      <mspace width="0.5em"/>
      <mn>2</mn>
      <mo stretchy="false">}</mo>
      <mrow>
        <mspace width="2em"/>
        <mo stretchy="false">→</mo>
        <mspace width="2em"/>
      </mrow>
      <mo stretchy="false">{</mo>
      <mn>1,</mn>
      <mspace width="0.5em"/>
      <mn>2</mn>
      <mo stretchy="false">}</mo>
      <mi mathvariant="normal">:</mi>
      <mspace width="4em"/>
      <mi>a</mi>
      <mrow>
        <mrow>
          <mo fence="true" stretchy="false">(</mo>
          <mrow>
            <mi>i</mi>
          </mrow>
          <mo fence="true" stretchy="false">)</mo>
        </mrow>
        <mo stretchy="false">=</mo>
        <mrow>
          <mn>2</mn>
          <mo stretchy="false">−</mo>
          <mrow>
            <mo fence="true" stretchy="false">(</mo>
            <mrow>
              <mrow>
                <mrow>
                  <mo fence="true" stretchy="false">(</mo>
                  <mrow>
                    <mrow>
                      <mi>i</mi>
                      <mo stretchy="false">+</mo>
                      <mn>1</mn>
                    </mrow>
                  </mrow>
                  <mo fence="true" stretchy="false">)</mo>
                </mrow>
                <mi mathvariant="italic">MOD</mi>
                <mn>2</mn>
              </mrow>
            </mrow>
            <mo fence="true" stretchy="false">)</mo>
          </mrow>
        </mrow>
      </mrow>
      <mtext>, also </mtext>
      <mi>a</mi>
      <mrow>
        <mrow>
          <mo fence="true" stretchy="false">(</mo>
          <mrow>
            <mn>0</mn>
          </mrow>
          <mo fence="true" stretchy="false">)</mo>
        </mrow>
        <mo stretchy="false">=</mo>
        <mi>a</mi>
      </mrow>
      <mrow>
        <mrow>
          <mo fence="true" stretchy="false">(</mo>
          <mrow>
            <mn>2</mn>
          </mrow>
          <mo fence="true" stretchy="false">)</mo>
        </mrow>
        <mo stretchy="false">=</mo>
        <mn>1</mn>
      </mrow>
      <mrow>
        <mspace width="2em"/>
        <mo stretchy="false">∧</mo>
        <mspace width="2em"/>
      </mrow>
      <mi>a</mi>
      <mrow>
        <mrow>
          <mo fence="true" stretchy="false">(</mo>
          <mrow>
            <mn>1</mn>
          </mrow>
          <mo fence="true" stretchy="false">)</mo>
        </mrow>
        <mo stretchy="false">=</mo>
        <mn>2</mn>
      </mrow>
    </mrow>
    <annotation encoding="StarMath 5.0">a: ~\{0, ` 1, ` 2\} ~ toward ~ \{1, ` 2\} : ~~ 
a(i) = {2 - ((i + 1) MOD 2)}", also " a( 0 ) = a( 2 )= 1 ~ and ~ a( 1 ) = 2</annotation>
  </semantics>
</math>
</file>

<file path=Object 45/content.xml><?xml version="1.0" encoding="utf-8"?>
<math xmlns="http://www.w3.org/1998/Math/MathML" display="block">
  <semantics>
    <mrow>
      <mrow/>
      <msub>
        <mo stretchy="false">+</mo>
        <mn>2</mn>
      </msub>
      <mrow/>
    </mrow>
    <annotation encoding="StarMath 5.0">{}+_2 {}</annotation>
  </semantics>
</math>
</file>

<file path=Object 46/content.xml><?xml version="1.0" encoding="utf-8"?>
<math xmlns="http://www.w3.org/1998/Math/MathML" display="block">
  <semantics>
    <mrow>
      <mrow>
        <mn>1</mn>
        <msub>
          <mo stretchy="false">+</mo>
          <mn>2</mn>
        </msub>
        <mn>1</mn>
      </mrow>
      <mo stretchy="false">=</mo>
      <mn>0</mn>
    </mrow>
    <annotation encoding="StarMath 5.0">{1}+_2 {1} = 0</annotation>
  </semantics>
</math>
</file>

<file path=Object 47/content.xml><?xml version="1.0" encoding="utf-8"?>
<math xmlns="http://www.w3.org/1998/Math/MathML" display="block">
  <semantics>
    <mrow>
      <mi>δ</mi>
      <mrow>
        <mrow>
          <mo fence="true" stretchy="false">(</mo>
          <mrow>
            <mrow>
              <msub>
                <mi>q</mi>
                <mn>2</mn>
              </msub>
              <mi>,</mi>
              <mspace width="0.5em"/>
              <mn>0</mn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n>2</mn>
              </msub>
              <mi>,</mi>
              <mspace width="0.5em"/>
              <mn>0,</mn>
              <mspace width="0.5em"/>
              <mi>L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n>2</mn>
              </msub>
              <mi>,</mi>
              <mspace width="0.5em"/>
              <mn>1</mn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n>2</mn>
              </msub>
              <mi>,</mi>
              <mspace width="0.5em"/>
              <mn>1,</mn>
              <mspace width="0.5em"/>
              <mi>L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n>2</mn>
              </msub>
              <mi>,</mi>
              <mspace width="0.5em"/>
              <mi mathvariant="normal">□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i mathvariant="italic">JA</mi>
              </msub>
              <mi>,</mi>
              <mspace width="0.5em"/>
              <mi mathvariant="normal">□</mi>
              <mi>,</mi>
              <mspace width="0.5em"/>
              <mi>L</mi>
            </mrow>
          </mrow>
          <mo fence="true" stretchy="false">)</mo>
        </mrow>
      </mrow>
    </mrow>
    <annotation encoding="StarMath 5.0">%delta( q_{2}, ` 0 ) = ( q_{2}, ` 0, ` L ) ~~and~~ 
%delta( q_{2}, ` 1 ) = ( q_{2}, ` 1, ` L ) ~~and~~
%delta( q_{2}, ` %Ux25A1  ) = ( q_{JA}, ` %Ux25A1 , ` L )  </annotation>
  </semantics>
</math>
</file>

<file path=Object 48/content.xml><?xml version="1.0" encoding="utf-8"?>
<math xmlns="http://www.w3.org/1998/Math/MathML" display="block">
  <semantics>
    <mrow>
      <mo stretchy="false">∀</mo>
      <mi>x</mi>
      <mrow>
        <mspace width="0.5em"/>
        <mo stretchy="false">∈</mo>
        <mspace width="0.5em"/>
      </mrow>
      <mi mathvariant="normal">Σ</mi>
      <mi mathvariant="normal">:</mi>
      <mspace width="4em"/>
      <mi>δ</mi>
      <mrow>
        <mrow>
          <mo fence="true" stretchy="false">(</mo>
          <mrow>
            <mrow>
              <msub>
                <mi>q</mi>
                <mn>1</mn>
              </msub>
              <mi>,</mi>
              <mspace width="0.5em"/>
              <mi>x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row>
                  <msub>
                    <mi>x</mi>
                    <mrow>
                      <mi mathvariant="italic">MOD</mi>
                      <mn>2</mn>
                    </mrow>
                  </msub>
                  <mo stretchy="false">+</mo>
                  <mn>2</mn>
                </mrow>
              </msub>
              <mi>,</mi>
              <mspace width="0.5em"/>
              <mi mathvariant="normal">□</mi>
              <mi>,</mi>
              <mspace width="0.5em"/>
              <mi>R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n>1</mn>
              </msub>
              <mi>,</mi>
              <mspace width="0.5em"/>
              <mi mathvariant="normal">□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n>10</mn>
              </msub>
              <mi>,</mi>
              <mi mathvariant="normal">□</mi>
              <mi>,</mi>
              <mi>L</mi>
            </mrow>
          </mrow>
          <mo fence="true" stretchy="false">)</mo>
        </mrow>
      </mrow>
    </mrow>
    <annotation encoding="StarMath 5.0">forall x ` in ` %SIGMA: ~~ 
%delta( q_{1}, ` x ) = ( q_{x_{MOD 2} + 2}, `  %Ux25A1 , ` R ) ~~and~~ 
%delta( q_{1}, ` %Ux25A1  ) = (q_{10}, %Ux25A1 , L)</annotation>
  </semantics>
</math>
</file>

<file path=Object 49/content.xml><?xml version="1.0" encoding="utf-8"?>
<math xmlns="http://www.w3.org/1998/Math/MathML" display="block">
  <semantics>
    <mrow>
      <mo stretchy="false">∀</mo>
      <mi>i</mi>
      <mrow>
        <mspace width="0.5em"/>
        <mo stretchy="false">∈</mo>
        <mspace width="0.5em"/>
      </mrow>
      <mo stretchy="false">{</mo>
      <mn>2,</mn>
      <mspace width="0.5em"/>
      <mn>3</mn>
      <mo stretchy="false">}</mo>
      <mspace width="2em"/>
      <mo stretchy="false">∀</mo>
      <mi>x</mi>
      <mrow>
        <mspace width="0.5em"/>
        <mo stretchy="false">∈</mo>
        <mspace width="0.5em"/>
      </mrow>
      <mi mathvariant="normal">Σ</mi>
      <mi mathvariant="normal">:</mi>
      <mspace width="4em"/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>x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>x</mi>
              <mi>,</mi>
              <mspace width="0.5em"/>
              <mi>R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 mathvariant="normal">□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row>
                  <mi>i</mi>
                  <mo stretchy="false">+</mo>
                  <mn>2</mn>
                </mrow>
              </msub>
              <mi>,</mi>
              <mi mathvariant="normal">□</mi>
              <mi>,</mi>
              <mi>R</mi>
            </mrow>
          </mrow>
          <mo fence="true" stretchy="false">)</mo>
        </mrow>
      </mrow>
    </mrow>
    <annotation encoding="StarMath 5.0">forall i ` in ` \{2, ` 3\}~forall x ` in ` %SIGMA: ~~ 
%delta( q_{i}, ` x ) = ( q_{i}, ` x , ` R ) ~~and~~ 
%delta( q_{i}, ` %Ux25A1  ) = (q_{i+2}, %Ux25A1 , R)</annotation>
  </semantics>
</math>
</file>

<file path=Object 5/content.xml><?xml version="1.0" encoding="utf-8"?>
<math xmlns="http://www.w3.org/1998/Math/MathML" display="block">
  <semantics>
    <mrow>
      <mstyle color="gray">
        <mrow>
          <mtext>für</mtext>
          <mrow>
            <mi>x</mi>
            <mo stretchy="false">=</mo>
            <mi mathvariant="normal">□</mi>
          </mrow>
        </mrow>
      </mstyle>
      <mspace width="2em"/>
      <mo stretchy="false">∀</mo>
      <mi>y</mi>
      <mrow>
        <mspace width="0.5em"/>
        <mo stretchy="false">∈</mo>
        <mspace width="0.5em"/>
      </mrow>
      <mi mathvariant="normal">Γ</mi>
      <mi mathvariant="normal">:</mi>
      <mspace width="2em"/>
      <mi>δ</mi>
      <mrow>
        <mo fence="true" stretchy="false">(</mo>
        <mrow>
          <mrow>
            <msub>
              <mi>q</mi>
              <mn>0,</mn>
            </msub>
            <mspace width="0.5em"/>
            <mrow>
              <mo fence="true" stretchy="false">(</mo>
              <mrow>
                <mrow>
                  <mi mathvariant="normal">□</mi>
                  <mi>,</mi>
                  <mspace width="0.5em"/>
                  <mi>y</mi>
                </mrow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ub>
              <mi>q</mi>
              <mn>1,</mn>
            </msub>
            <mspace width="0.5em"/>
            <mrow>
              <mo fence="true" stretchy="false">(</mo>
              <mrow>
                <mrow>
                  <mi mathvariant="normal">□</mi>
                  <mi>,</mi>
                  <mspace width="0.5em"/>
                  <mi>L</mi>
                </mrow>
              </mrow>
              <mo fence="true" stretchy="false">)</mo>
            </mrow>
            <mi>,</mi>
            <mspace width="0.5em"/>
            <mrow>
              <mo fence="true" stretchy="false">(</mo>
              <mrow>
                <mrow>
                  <mi mathvariant="normal">□</mi>
                  <mi>,</mi>
                  <mspace width="0.5em"/>
                  <mi>L</mi>
                </mrow>
              </mrow>
              <mo fence="true" stretchy="false">)</mo>
            </mrow>
          </mrow>
        </mrow>
        <mo fence="true" stretchy="false">)</mo>
      </mrow>
    </mrow>
    <annotation encoding="StarMath 5.0">color gray {"für" x = %Ux25A1} ~ forall y ` in ` %GAMMA: ~ %delta ( q_0, ` (%Ux25A1, ` y)) ~ = ~ ( q_1, ` (%Ux25A1, ` L), ` (%Ux25A1, ` L))</annotation>
  </semantics>
</math>
</file>

<file path=Object 50/content.xml><?xml version="1.0" encoding="utf-8"?>
<math xmlns="http://www.w3.org/1998/Math/MathML" display="block">
  <semantics>
    <mrow>
      <mo stretchy="false">∀</mo>
      <mi>x</mi>
      <mrow>
        <mspace width="0.5em"/>
        <mo stretchy="false">∈</mo>
        <mspace width="0.5em"/>
      </mrow>
      <mi mathvariant="normal">Σ</mi>
      <mi mathvariant="normal">:</mi>
      <mspace width="4em"/>
      <mi>δ</mi>
      <mrow>
        <mrow>
          <mo fence="true" stretchy="false">(</mo>
          <mrow>
            <mrow>
              <msub>
                <mi>q</mi>
                <mn>0</mn>
              </msub>
              <mi>,</mi>
              <mspace width="0.5em"/>
              <mi>x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n>1</mn>
              </msub>
              <mi>,</mi>
              <mspace width="0.5em"/>
              <mi>x</mi>
              <mi>,</mi>
              <mspace width="0.5em"/>
              <mi>R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n>0</mn>
              </msub>
              <mi>,</mi>
              <mspace width="0.5em"/>
              <mi mathvariant="normal">□</mi>
            </mrow>
          </mrow>
          <mo fence="true" stretchy="false">)</mo>
        </mrow>
        <mo stretchy="false">=</mo>
        <mi mathvariant="normal">⊥</mi>
      </mrow>
    </mrow>
    <annotation encoding="StarMath 5.0">forall x ` in ` %SIGMA: ~~ 
%delta( q_{0}, ` x ) = ( q_{1}, ` x , ` R ) ~~and~~ 
%delta( q_{0}, ` %Ux25A1  ) = %Ux22A5  </annotation>
  </semantics>
</math>
</file>

<file path=Object 51/content.xml><?xml version="1.0" encoding="utf-8"?>
<math xmlns="http://www.w3.org/1998/Math/MathML" display="block">
  <semantics>
    <mrow>
      <mo stretchy="false">∀</mo>
      <mi>i</mi>
      <mrow>
        <mspace width="0.5em"/>
        <mo stretchy="false">∈</mo>
        <mspace width="0.5em"/>
      </mrow>
      <mo stretchy="false">{</mo>
      <mn>4,</mn>
      <mspace width="0.5em"/>
      <mn>5</mn>
      <mo stretchy="false">}</mo>
      <mspace width="2em"/>
      <mo stretchy="false">∀</mo>
      <mi>x</mi>
      <mrow>
        <mspace width="0.5em"/>
        <mo stretchy="false">∈</mo>
        <mspace width="0.5em"/>
      </mrow>
      <mi mathvariant="normal">Σ</mi>
      <mi mathvariant="normal">:</mi>
      <mspace width="4em"/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>x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>x</mi>
              <mi>,</mi>
              <mspace width="0.5em"/>
              <mi>R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 mathvariant="normal">□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row>
                  <mi>i</mi>
                  <mo stretchy="false">+</mo>
                  <mn>2</mn>
                </mrow>
              </msub>
              <mi>,</mi>
              <msub>
                <mi>i</mi>
                <mrow>
                  <mi mathvariant="italic">MOD</mi>
                  <mn>2</mn>
                </mrow>
              </msub>
              <mi>,</mi>
              <mi>L</mi>
            </mrow>
          </mrow>
          <mo fence="true" stretchy="false">)</mo>
        </mrow>
      </mrow>
    </mrow>
    <annotation encoding="StarMath 5.0">forall i ` in ` \{4, ` 5\}~forall x ` in ` %SIGMA: ~~ 
%delta( q_{i}, ` x ) = ( q_{i}, ` x , ` R ) ~~and~~ 
%delta( q_{i}, ` %Ux25A1  ) = (q_{i+2}, i_{MOD 2} , L)</annotation>
  </semantics>
</math>
</file>

<file path=Object 52/content.xml><?xml version="1.0" encoding="utf-8"?>
<math xmlns="http://www.w3.org/1998/Math/MathML" display="block">
  <semantics>
    <mrow>
      <mo stretchy="false">∀</mo>
      <mi>i</mi>
      <mrow>
        <mspace width="0.5em"/>
        <mo stretchy="false">∈</mo>
        <mspace width="0.5em"/>
      </mrow>
      <mo stretchy="false">{</mo>
      <mn>6,</mn>
      <mspace width="0.5em"/>
      <mn>7</mn>
      <mo stretchy="false">}</mo>
      <mspace width="2em"/>
      <mo stretchy="false">∀</mo>
      <mi>x</mi>
      <mrow>
        <mspace width="0.5em"/>
        <mo stretchy="false">∈</mo>
        <mspace width="0.5em"/>
      </mrow>
      <mi mathvariant="normal">Σ</mi>
      <mi mathvariant="normal">:</mi>
      <mspace width="4em"/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>x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>x</mi>
              <mi>,</mi>
              <mspace width="0.5em"/>
              <mi>L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 mathvariant="normal">□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row>
                  <mi>i</mi>
                  <mo stretchy="false">+</mo>
                  <mn>2</mn>
                </mrow>
              </msub>
              <mi>,</mi>
              <msub>
                <mi>i</mi>
                <mrow>
                  <mi mathvariant="italic">MOD</mi>
                  <mn>2</mn>
                </mrow>
              </msub>
              <mi>,</mi>
              <mi>L</mi>
            </mrow>
          </mrow>
          <mo fence="true" stretchy="false">)</mo>
        </mrow>
      </mrow>
    </mrow>
    <annotation encoding="StarMath 5.0">forall i ` in ` \{6, ` 7\}~forall x ` in ` %SIGMA: ~~ 
%delta( q_{i}, ` x ) = ( q_{i}, ` x , ` L ) ~~and~~ 
%delta( q_{i}, ` %Ux25A1  ) = (q_{i+2}, i_{MOD 2} , L)</annotation>
  </semantics>
</math>
</file>

<file path=Object 53/content.xml><?xml version="1.0" encoding="utf-8"?>
<math xmlns="http://www.w3.org/1998/Math/MathML" display="block">
  <semantics>
    <mrow>
      <mo stretchy="false">∀</mo>
      <mi>i</mi>
      <mrow>
        <mspace width="0.5em"/>
        <mo stretchy="false">∈</mo>
        <mspace width="0.5em"/>
      </mrow>
      <mo stretchy="false">{</mo>
      <mn>8,</mn>
      <mspace width="0.5em"/>
      <mn>9</mn>
      <mo stretchy="false">}</mo>
      <mspace width="2em"/>
      <mo stretchy="false">∀</mo>
      <mi>x</mi>
      <mrow>
        <mspace width="0.5em"/>
        <mo stretchy="false">∈</mo>
        <mspace width="0.5em"/>
      </mrow>
      <mi mathvariant="normal">Σ</mi>
      <mi mathvariant="normal">:</mi>
      <mspace width="4em"/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>x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>x</mi>
              <mi>,</mi>
              <mspace width="0.5em"/>
              <mi>L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 mathvariant="normal">□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n>1</mn>
              </msub>
              <mi>,</mi>
              <msub>
                <mi>i</mi>
                <mrow>
                  <mi mathvariant="italic">MOD</mi>
                  <mn>2</mn>
                </mrow>
              </msub>
              <mi>,</mi>
              <mi>R</mi>
            </mrow>
          </mrow>
          <mo fence="true" stretchy="false">)</mo>
        </mrow>
      </mrow>
    </mrow>
    <annotation encoding="StarMath 5.0">forall i ` in ` \{8, ` 9\}~forall x ` in ` %SIGMA: ~~ 
%delta( q_{i}, ` x ) = ( q_{i}, ` x , ` L ) ~~and~~ 
%delta( q_{i}, ` %Ux25A1  ) = (q_{1}, i_{MOD 2} , R)</annotation>
  </semantics>
</math>
</file>

<file path=Object 54/content.xml><?xml version="1.0" encoding="utf-8"?>
<math xmlns="http://www.w3.org/1998/Math/MathML" display="block">
  <semantics>
    <mrow>
      <mo stretchy="false">∀</mo>
      <mi>x</mi>
      <mrow>
        <mspace width="0.5em"/>
        <mo stretchy="false">∈</mo>
        <mspace width="0.5em"/>
      </mrow>
      <mi mathvariant="normal">Σ</mi>
      <mi mathvariant="normal">:</mi>
      <mspace width="4em"/>
      <mi>δ</mi>
      <mrow>
        <mrow>
          <mo fence="true" stretchy="false">(</mo>
          <mrow>
            <mrow>
              <msub>
                <mi>q</mi>
                <mn>10</mn>
              </msub>
              <mi>,</mi>
              <mspace width="0.5em"/>
              <mi>x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n>10</mn>
              </msub>
              <mi>,</mi>
              <mspace width="0.5em"/>
              <mi>x</mi>
              <mi>,</mi>
              <mspace width="0.5em"/>
              <mi>L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n>10</mn>
              </msub>
              <mi>,</mi>
              <mspace width="0.5em"/>
              <mi mathvariant="normal">□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n>11</mn>
              </msub>
              <mi>,</mi>
              <mi mathvariant="normal">□</mi>
              <mi>,</mi>
              <mi>R</mi>
            </mrow>
          </mrow>
          <mo fence="true" stretchy="false">)</mo>
        </mrow>
      </mrow>
    </mrow>
    <annotation encoding="StarMath 5.0">forall x ` in ` %SIGMA: ~~ 
%delta( q_{10}, ` x ) = ( q_{10}, ` x , ` L ) ~~and~~ 
%delta( q_{10}, ` %Ux25A1  ) = (q_{11}, %Ux25A1  , R)</annotation>
  </semantics>
</math>
</file>

<file path=Object 55/content.xml><?xml version="1.0" encoding="utf-8"?>
<math xmlns="http://www.w3.org/1998/Math/MathML" display="block">
  <semantics>
    <mrow>
      <mo stretchy="false">∀</mo>
      <mi>i</mi>
      <mrow>
        <mspace width="0.5em"/>
        <mo stretchy="false">∈</mo>
        <mspace width="0.5em"/>
      </mrow>
      <mo stretchy="false">{</mo>
      <mn>12,</mn>
      <mspace width="0.5em"/>
      <mn>13</mn>
      <mo stretchy="false">}</mo>
      <mspace width="2em"/>
      <mo stretchy="false">∀</mo>
      <mi>x</mi>
      <mrow>
        <mspace width="0.5em"/>
        <mo stretchy="false">∈</mo>
        <mspace width="0.5em"/>
      </mrow>
      <mi mathvariant="normal">Σ</mi>
      <mi mathvariant="normal">:</mi>
      <mspace width="4em"/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>x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>x</mi>
              <mi>,</mi>
              <mspace width="0.5em"/>
              <mi>L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i>i</mi>
              </msub>
              <mi>,</mi>
              <mspace width="0.5em"/>
              <mi mathvariant="normal">□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i mathvariant="italic">JA</mi>
              </msub>
              <mi>,</mi>
              <msub>
                <mi>i</mi>
                <mrow>
                  <mi mathvariant="italic">MOD</mi>
                  <mn>2</mn>
                </mrow>
              </msub>
              <mi>,</mi>
              <mi>R</mi>
            </mrow>
          </mrow>
          <mo fence="true" stretchy="false">)</mo>
        </mrow>
      </mrow>
    </mrow>
    <annotation encoding="StarMath 5.0">forall i ` in ` \{12, ` 13\}~forall x ` in ` %SIGMA: ~~ 
%delta( q_{i}, ` x ) = ( q_{i}, ` x , ` L ) ~~and~~ 
%delta( q_{i}, ` %Ux25A1  ) = (q_{JA}, i_{MOD 2} , R)</annotation>
  </semantics>
</math>
</file>

<file path=Object 56/content.xml><?xml version="1.0" encoding="utf-8"?>
<math xmlns="http://www.w3.org/1998/Math/MathML" display="block">
  <semantics>
    <mrow>
      <mo stretchy="false">∀</mo>
      <mi>x</mi>
      <mrow>
        <mspace width="0.5em"/>
        <mo stretchy="false">∈</mo>
        <mspace width="0.5em"/>
      </mrow>
      <mi mathvariant="normal">Σ</mi>
      <mi mathvariant="normal">:</mi>
      <mspace width="4em"/>
      <mi>δ</mi>
      <mrow>
        <mrow>
          <mo fence="true" stretchy="false">(</mo>
          <mrow>
            <mrow>
              <msub>
                <mi>q</mi>
                <mn>11</mn>
              </msub>
              <mi>,</mi>
              <mspace width="0.5em"/>
              <mi>x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row>
                  <mn>12</mn>
                  <mo stretchy="false">+</mo>
                  <msub>
                    <mi>x</mi>
                    <mrow>
                      <mi mathvariant="italic">MOD</mi>
                      <mn>2</mn>
                    </mrow>
                  </msub>
                </mrow>
              </msub>
              <mi>,</mi>
              <mspace width="0.5em"/>
              <mi>x</mi>
              <mi>,</mi>
              <mspace width="0.5em"/>
              <mi>R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n>11</mn>
              </msub>
              <mi>,</mi>
              <mspace width="0.5em"/>
              <mi mathvariant="normal">□</mi>
            </mrow>
          </mrow>
          <mo fence="true" stretchy="false">)</mo>
        </mrow>
        <mo stretchy="false">=</mo>
        <mi mathvariant="normal">⊥</mi>
      </mrow>
    </mrow>
    <annotation encoding="StarMath 5.0">forall x ` in ` %SIGMA: ~~ 
%delta( q_{11}, ` x ) = ( q_{12 + x_{MOD 2}}, ` x , ` R ) ~~and~~ 
%delta( q_{11}, ` %Ux25A1  ) = %Ux22A5 </annotation>
  </semantics>
</math>
</file>

<file path=Object 6/content.xml><?xml version="1.0" encoding="utf-8"?>
<math xmlns="http://www.w3.org/1998/Math/MathML" display="block">
  <semantics>
    <mrow>
      <mstyle color="gray">
        <mrow>
          <mtext>für</mtext>
          <mrow>
            <mi>x</mi>
            <mo stretchy="false">=</mo>
            <mi mathvariant="normal">□</mi>
          </mrow>
        </mrow>
      </mstyle>
      <mspace width="2em"/>
      <mo stretchy="false">∀</mo>
      <mi>y</mi>
      <mrow>
        <mspace width="0.5em"/>
        <mo stretchy="false">∈</mo>
        <mspace width="0.5em"/>
      </mrow>
      <mi mathvariant="normal">Γ</mi>
      <mi mathvariant="normal">:</mi>
      <mspace width="2em"/>
      <mi>δ</mi>
      <mrow>
        <mo fence="true" stretchy="false">(</mo>
        <mrow>
          <mrow>
            <msub>
              <mi>q</mi>
              <mn>1,</mn>
            </msub>
            <mspace width="0.5em"/>
            <mrow>
              <mo fence="true" stretchy="false">(</mo>
              <mrow>
                <mrow>
                  <mi mathvariant="normal">□</mi>
                  <mi>,</mi>
                  <mspace width="0.5em"/>
                  <mi>y</mi>
                </mrow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ub>
              <mi>q</mi>
              <mn>2,</mn>
            </msub>
            <mspace width="0.5em"/>
            <mrow>
              <mo fence="true" stretchy="false">(</mo>
              <mrow>
                <mrow>
                  <mi mathvariant="normal">□</mi>
                  <mi>,</mi>
                  <mspace width="0.5em"/>
                  <mi>R</mi>
                </mrow>
              </mrow>
              <mo fence="true" stretchy="false">)</mo>
            </mrow>
            <mi>,</mi>
            <mspace width="0.5em"/>
            <mrow>
              <mo fence="true" stretchy="false">(</mo>
              <mrow>
                <mrow>
                  <mi mathvariant="normal">□</mi>
                  <mi>,</mi>
                  <mspace width="0.5em"/>
                  <mi>R</mi>
                </mrow>
              </mrow>
              <mo fence="true" stretchy="false">)</mo>
            </mrow>
          </mrow>
        </mrow>
        <mo fence="true" stretchy="false">)</mo>
      </mrow>
    </mrow>
    <annotation encoding="StarMath 5.0">color gray {"für" x = %Ux25A1} ~ forall y ` in ` %GAMMA: ~ %delta ( q_1, ` (%Ux25A1, ` y)) ~ = ~ ( q_2, ` (%Ux25A1, ` R), ` (%Ux25A1, ` R))</annotation>
  </semantics>
</math>
</file>

<file path=Object 7/content.xml><?xml version="1.0" encoding="utf-8"?>
<math xmlns="http://www.w3.org/1998/Math/MathML" display="block">
  <semantics>
    <mrow>
      <mo stretchy="false">∀</mo>
      <mi>x</mi>
      <mrow>
        <mspace width="0.5em"/>
        <mo stretchy="false">∈</mo>
        <mspace width="0.5em"/>
      </mrow>
      <mi mathvariant="normal">Σ</mi>
      <mi mathvariant="normal">:</mi>
      <mspace width="4em"/>
      <mi>δ</mi>
      <mrow>
        <mrow>
          <mo fence="true" stretchy="false">(</mo>
          <mrow>
            <mrow>
              <msub>
                <mi>q</mi>
                <mn>0</mn>
              </msub>
              <mi>,</mi>
              <mspace width="0.5em"/>
              <mi>x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row>
                  <mrow>
                    <mn>1</mn>
                    <mo stretchy="false">+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ub>
              <mi>,</mi>
              <mspace width="0.5em"/>
              <mi mathvariant="normal">□</mi>
              <mi>,</mi>
              <mspace width="0.5em"/>
              <mi>R</mi>
            </mrow>
          </mrow>
          <mo fence="true" stretchy="false">)</mo>
        </mrow>
      </mrow>
      <mrow>
        <mspace width="4em"/>
        <mo stretchy="false">∧</mo>
        <mspace width="4em"/>
      </mrow>
      <mi>δ</mi>
      <mrow>
        <mrow>
          <mo fence="true" stretchy="false">(</mo>
          <mrow>
            <mrow>
              <msub>
                <mi>q</mi>
                <mn>0</mn>
              </msub>
              <mi>,</mi>
              <mspace width="0.5em"/>
              <mi mathvariant="normal">□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q</mi>
                <mn>6</mn>
              </msub>
              <mi>,</mi>
              <mi mathvariant="normal">□</mi>
              <mi>,</mi>
              <mi>R</mi>
            </mrow>
          </mrow>
          <mo fence="true" stretchy="false">)</mo>
        </mrow>
      </mrow>
    </mrow>
    <annotation encoding="StarMath 5.0">forall x ` in ` %SIGMA: ~~ 
%delta( q_{0}, ` x ) = ( q_{1 + f(x)}, ` %Ux25A1  , ` R ) ~~and~~ 
%delta( q_{0}, ` %Ux25A1  ) = ( q_{6}, %Ux25A1 ,R )</annotation>
  </semantics>
</math>
</file>

<file path=Object 8/content.xml><?xml version="1.0" encoding="utf-8"?>
<math xmlns="http://www.w3.org/1998/Math/MathML" display="block">
  <semantics>
    <mrow>
      <mo stretchy="false">∀</mo>
      <mi>x</mi>
      <mrow>
        <mspace width="0.5em"/>
        <mo stretchy="false">∈</mo>
        <mspace width="0.5em"/>
      </mrow>
      <mi mathvariant="normal">Σ</mi>
      <mspace width="2em"/>
      <mo stretchy="false">∀</mo>
      <mi>y</mi>
      <mrow>
        <mspace width="0.5em"/>
        <mo stretchy="false">∈</mo>
        <mspace width="0.5em"/>
      </mrow>
      <mi mathvariant="normal">Γ</mi>
      <mi mathvariant="normal">:</mi>
      <mspace width="2em"/>
      <mi>δ</mi>
      <mrow>
        <mo fence="true" stretchy="false">(</mo>
        <mrow>
          <mrow>
            <msub>
              <mi>q</mi>
              <mn>1,</mn>
            </msub>
            <mspace width="0.5em"/>
            <mrow>
              <mo fence="true" stretchy="false">(</mo>
              <mrow>
                <mrow>
                  <mi>x</mi>
                  <mi>,</mi>
                  <mspace width="0.5em"/>
                  <mi>y</mi>
                </mrow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ub>
              <mi>q</mi>
              <mn>1,</mn>
            </msub>
            <mspace width="0.5em"/>
            <mrow>
              <mo fence="true" stretchy="false">(</mo>
              <mrow>
                <mrow>
                  <mi>x</mi>
                  <mi>,</mi>
                  <mspace width="0.5em"/>
                  <mi>L</mi>
                </mrow>
              </mrow>
              <mo fence="true" stretchy="false">)</mo>
            </mrow>
            <mi>,</mi>
            <mspace width="0.5em"/>
            <mrow>
              <mo fence="true" stretchy="false">(</mo>
              <mrow>
                <mrow>
                  <mi>x</mi>
                  <mi>,</mi>
                  <mspace width="0.5em"/>
                  <mi>L</mi>
                </mrow>
              </mrow>
              <mo fence="true" stretchy="false">)</mo>
            </mrow>
          </mrow>
        </mrow>
        <mo fence="true" stretchy="false">)</mo>
      </mrow>
    </mrow>
    <annotation encoding="StarMath 5.0">forall x ` in ` %SIGMA ~ forall y ` in ` %GAMMA: ~ %delta ( q_1, ` (x, ` y)) ~ = ~ ( q_1, ` (x, ` L), ` (x, ` L))</annotation>
  </semantics>
</math>
</file>

<file path=Object 9/content.xml><?xml version="1.0" encoding="utf-8"?>
<math xmlns="http://www.w3.org/1998/Math/MathML" display="block">
  <semantics>
    <mrow>
      <mo stretchy="false">∀</mo>
      <mi>x</mi>
      <mrow>
        <mspace width="0.5em"/>
        <mo stretchy="false">∈</mo>
        <mspace width="0.5em"/>
      </mrow>
      <mi mathvariant="normal">Γ</mi>
      <mspace width="2em"/>
      <mo stretchy="false">∀</mo>
      <mi>y</mi>
      <mrow>
        <mspace width="0.5em"/>
        <mo stretchy="false">∈</mo>
        <mspace width="0.5em"/>
      </mrow>
      <mi mathvariant="normal">Σ</mi>
      <mspace width="2em"/>
      <mi>δ</mi>
      <mrow>
        <mo fence="true" stretchy="false">(</mo>
        <mrow>
          <mrow>
            <msub>
              <mi>q</mi>
              <mn>2,</mn>
            </msub>
            <mspace width="0.5em"/>
            <mrow>
              <mo fence="true" stretchy="false">(</mo>
              <mrow>
                <mrow>
                  <mi>x</mi>
                  <mi>,</mi>
                  <mspace width="0.5em"/>
                  <mi>y</mi>
                </mrow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sub>
              <mi>q</mi>
              <mn>3,</mn>
            </msub>
            <mspace width="0.5em"/>
            <mrow>
              <mo fence="true" stretchy="false">(</mo>
              <mrow>
                <mrow>
                  <mi>y</mi>
                  <mi>,</mi>
                  <mspace width="0.5em"/>
                  <mi>R</mi>
                </mrow>
              </mrow>
              <mo fence="true" stretchy="false">)</mo>
            </mrow>
            <mi>,</mi>
            <mspace width="0.5em"/>
            <mrow>
              <mo fence="true" stretchy="false">(</mo>
              <mrow>
                <mrow>
                  <mi>y</mi>
                  <mi>,</mi>
                  <mspace width="0.5em"/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forall x ` in ` %GAMMA ~ forall y ` in ` %SIGMA ~ %delta ( q_2, ` (x, ` y)) ~ = ~ ( q_3, ` (y, ` R), ` (y, ` N))</annotation>
  </semantics>
</math>
</file>